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86937" table:style-name="ce5">
            <text:p>186,937</text:p>
          </table:table-cell>
          <table:table-cell office:value-type="percentage" office:value="0.70079999999999998" table:style-name="ce6">
            <text:p>70.08%</text:p>
          </table:table-cell>
          <table:table-cell office:value-type="float" office:value="4499" table:style-name="ce5">
            <text:p>4,499</text:p>
          </table:table-cell>
          <table:table-cell office:value-type="float" office:value="840981133" table:style-name="ce5">
            <text:p>840,981,133</text:p>
          </table:table-cell>
          <table:table-cell office:value-type="float" office:value="970365542" table:style-name="ce5">
            <text:p>970,365,542</text:p>
          </table:table-cell>
          <table:table-cell office:value-type="float" office:value="2074400992" table:style-name="ce5">
            <text:p>2,074,400,992</text:p>
          </table:table-cell>
          <table:table-cell office:value-type="float" office:value="2935" table:style-name="ce5">
            <text:p>2,935</text:p>
          </table:table-cell>
          <table:table-cell office:value-type="float" office:value="5251" table:style-name="ce5">
            <text:p>5,251</text:p>
          </table:table-cell>
          <table:table-cell office:value-type="float" office:value="1815" table:style-name="ce5">
            <text:p>1,815</text:p>
          </table:table-cell>
          <table:table-cell office:value-type="float" office:value="892" table:style-name="ce2">
            <text:p>892</text:p>
          </table:table-cell>
          <table:table-cell office:value-type="float" office:value="10893" table:style-name="ce5">
            <text:p>10,8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3059" table:style-name="ce5">
            <text:p>53,059</text:p>
          </table:table-cell>
          <table:table-cell office:value-type="percentage" office:value="0.71319999999999995" table:style-name="ce6">
            <text:p>71.32%</text:p>
          </table:table-cell>
          <table:table-cell office:value-type="float" office:value="3352" table:style-name="ce5">
            <text:p>3,352</text:p>
          </table:table-cell>
          <table:table-cell office:value-type="float" office:value="177873393" table:style-name="ce5">
            <text:p>177,873,393</text:p>
          </table:table-cell>
          <table:table-cell office:value-type="float" office:value="170884848" table:style-name="ce5">
            <text:p>170,884,848</text:p>
          </table:table-cell>
          <table:table-cell office:value-type="float" office:value="399109657" table:style-name="ce5">
            <text:p>399,109,657</text:p>
          </table:table-cell>
          <table:table-cell office:value-type="float" office:value="728" table:style-name="ce2">
            <text:p>728</text:p>
          </table:table-cell>
          <table:table-cell office:value-type="float" office:value="1016" table:style-name="ce5">
            <text:p>1,016</text:p>
          </table:table-cell>
          <table:table-cell office:value-type="float" office:value="398" table:style-name="ce2">
            <text:p>398</text:p>
          </table:table-cell>
          <table:table-cell office:value-type="float" office:value="253" table:style-name="ce2">
            <text:p>253</text:p>
          </table:table-cell>
          <table:table-cell office:value-type="float" office:value="2395" table:style-name="ce5">
            <text:p>2,3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39996" table:style-name="ce5">
            <text:p>239,996</text:p>
          </table:table-cell>
          <table:table-cell office:value-type="percentage" office:value="0.70350000000000001" table:style-name="ce6">
            <text:p>70.35%</text:p>
          </table:table-cell>
          <table:table-cell office:value-type="float" office:value="4245" table:style-name="ce5">
            <text:p>4,245</text:p>
          </table:table-cell>
          <table:table-cell office:value-type="float" office:value="1018854526" table:style-name="ce5">
            <text:p>1,018,854,526</text:p>
          </table:table-cell>
          <table:table-cell office:value-type="float" office:value="1141250390" table:style-name="ce5">
            <text:p>1,141,250,390</text:p>
          </table:table-cell>
          <table:table-cell office:value-type="float" office:value="2473510649" table:style-name="ce5">
            <text:p>2,473,510,649</text:p>
          </table:table-cell>
          <table:table-cell office:value-type="float" office:value="3663" table:style-name="ce5">
            <text:p>3,663</text:p>
          </table:table-cell>
          <table:table-cell office:value-type="float" office:value="6267" table:style-name="ce5">
            <text:p>6,267</text:p>
          </table:table-cell>
          <table:table-cell office:value-type="float" office:value="2213" table:style-name="ce5">
            <text:p>2,213</text:p>
          </table:table-cell>
          <table:table-cell office:value-type="float" office:value="1145" table:style-name="ce5">
            <text:p>1,145</text:p>
          </table:table-cell>
          <table:table-cell office:value-type="float" office:value="13288" table:style-name="ce5">
            <text:p>13,2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4673" table:style-name="ce5">
            <text:p>54,673</text:p>
          </table:table-cell>
          <table:table-cell office:value-type="percentage" office:value="0.63080000000000003" table:style-name="ce6">
            <text:p>63.08%</text:p>
          </table:table-cell>
          <table:table-cell office:value-type="float" office:value="2320" table:style-name="ce5">
            <text:p>2,320</text:p>
          </table:table-cell>
          <table:table-cell office:value-type="float" office:value="126814520" table:style-name="ce5">
            <text:p>126,814,520</text:p>
          </table:table-cell>
          <table:table-cell office:value-type="float" office:value="174086146" table:style-name="ce5">
            <text:p>174,086,146</text:p>
          </table:table-cell>
          <table:table-cell office:value-type="float" office:value="336877917" table:style-name="ce5">
            <text:p>336,877,917</text:p>
          </table:table-cell>
          <table:table-cell office:value-type="float" office:value="809" table:style-name="ce2">
            <text:p>809</text:p>
          </table:table-cell>
          <table:table-cell office:value-type="float" office:value="1217" table:style-name="ce5">
            <text:p>1,217</text:p>
          </table:table-cell>
          <table:table-cell office:value-type="float" office:value="312" table:style-name="ce2">
            <text:p>312</text:p>
          </table:table-cell>
          <table:table-cell office:value-type="float" office:value="355" table:style-name="ce2">
            <text:p>355</text:p>
          </table:table-cell>
          <table:table-cell office:value-type="float" office:value="2693" table:style-name="ce5">
            <text:p>2,6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990" table:style-name="ce5">
            <text:p>3,990</text:p>
          </table:table-cell>
          <table:table-cell office:value-type="percentage" office:value="0.53200000000000003" table:style-name="ce6">
            <text:p>53.20%</text:p>
          </table:table-cell>
          <table:table-cell office:value-type="float" office:value="1708" table:style-name="ce5">
            <text:p>1,708</text:p>
          </table:table-cell>
          <table:table-cell office:value-type="float" office:value="6813397" table:style-name="ce5">
            <text:p>6,813,397</text:p>
          </table:table-cell>
          <table:table-cell office:value-type="float" office:value="3304723" table:style-name="ce5">
            <text:p>3,304,723</text:p>
          </table:table-cell>
          <table:table-cell office:value-type="float" office:value="10150601" table:style-name="ce5">
            <text:p>10,150,601</text:p>
          </table:table-cell>
          <table:table-cell office:value-type="float" office:value="41" table:style-name="ce2">
            <text:p>41</text:p>
          </table:table-cell>
          <table:table-cell office:value-type="float" office:value="34" table:style-name="ce2">
            <text:p>3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8663" table:style-name="ce5">
            <text:p>58,663</text:p>
          </table:table-cell>
          <table:table-cell office:value-type="percentage" office:value="0.62290000000000001" table:style-name="ce6">
            <text:p>62.29%</text:p>
          </table:table-cell>
          <table:table-cell office:value-type="float" office:value="2278" table:style-name="ce5">
            <text:p>2,278</text:p>
          </table:table-cell>
          <table:table-cell office:value-type="float" office:value="133627917" table:style-name="ce5">
            <text:p>133,627,917</text:p>
          </table:table-cell>
          <table:table-cell office:value-type="float" office:value="177390869" table:style-name="ce5">
            <text:p>177,390,869</text:p>
          </table:table-cell>
          <table:table-cell office:value-type="float" office:value="347028518" table:style-name="ce5">
            <text:p>347,028,518</text:p>
          </table:table-cell>
          <table:table-cell office:value-type="float" office:value="850" table:style-name="ce2">
            <text:p>850</text:p>
          </table:table-cell>
          <table:table-cell office:value-type="float" office:value="1251" table:style-name="ce5">
            <text:p>1,251</text:p>
          </table:table-cell>
          <table:table-cell office:value-type="float" office:value="320" table:style-name="ce2">
            <text:p>320</text:p>
          </table:table-cell>
          <table:table-cell office:value-type="float" office:value="363" table:style-name="ce2">
            <text:p>363</text:p>
          </table:table-cell>
          <table:table-cell office:value-type="float" office:value="2784" table:style-name="ce5">
            <text:p>2,7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2348" table:style-name="ce5">
            <text:p>22,348</text:p>
          </table:table-cell>
          <table:table-cell office:value-type="percentage" office:value="0.6552" table:style-name="ce6">
            <text:p>65.52%</text:p>
          </table:table-cell>
          <table:table-cell office:value-type="float" office:value="2366" table:style-name="ce5">
            <text:p>2,366</text:p>
          </table:table-cell>
          <table:table-cell office:value-type="float" office:value="52865557" table:style-name="ce5">
            <text:p>52,865,557</text:p>
          </table:table-cell>
          <table:table-cell office:value-type="float" office:value="65969021" table:style-name="ce5">
            <text:p>65,969,021</text:p>
          </table:table-cell>
          <table:table-cell office:value-type="float" office:value="141641718" table:style-name="ce5">
            <text:p>141,641,718</text:p>
          </table:table-cell>
          <table:table-cell office:value-type="float" office:value="395" table:style-name="ce2">
            <text:p>395</text:p>
          </table:table-cell>
          <table:table-cell office:value-type="float" office:value="533" table:style-name="ce2">
            <text:p>533</text:p>
          </table:table-cell>
          <table:table-cell office:value-type="float" office:value="182" table:style-name="ce2">
            <text:p>182</text:p>
          </table:table-cell>
          <table:table-cell office:value-type="float" office:value="143" table:style-name="ce2">
            <text:p>143</text:p>
          </table:table-cell>
          <table:table-cell office:value-type="float" office:value="1253" table:style-name="ce5">
            <text:p>1,2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315" table:style-name="ce5">
            <text:p>7,315</text:p>
          </table:table-cell>
          <table:table-cell office:value-type="percentage" office:value="0.69869999999999999" table:style-name="ce6">
            <text:p>69.87%</text:p>
          </table:table-cell>
          <table:table-cell office:value-type="float" office:value="2330" table:style-name="ce5">
            <text:p>2,330</text:p>
          </table:table-cell>
          <table:table-cell office:value-type="float" office:value="17041687" table:style-name="ce5">
            <text:p>17,041,687</text:p>
          </table:table-cell>
          <table:table-cell office:value-type="float" office:value="29568660" table:style-name="ce5">
            <text:p>29,568,660</text:p>
          </table:table-cell>
          <table:table-cell office:value-type="float" office:value="51333747" table:style-name="ce5">
            <text:p>51,333,747</text:p>
          </table:table-cell>
          <table:table-cell office:value-type="float" office:value="113" table:style-name="ce2">
            <text:p>113</text:p>
          </table:table-cell>
          <table:table-cell office:value-type="float" office:value="183" table:style-name="ce2">
            <text:p>183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375" table:style-name="ce2">
            <text:p>3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9663" table:style-name="ce5">
            <text:p>29,663</text:p>
          </table:table-cell>
          <table:table-cell office:value-type="percentage" office:value="0.66539999999999999" table:style-name="ce6">
            <text:p>66.54%</text:p>
          </table:table-cell>
          <table:table-cell office:value-type="float" office:value="2357" table:style-name="ce5">
            <text:p>2,357</text:p>
          </table:table-cell>
          <table:table-cell office:value-type="float" office:value="69907244" table:style-name="ce5">
            <text:p>69,907,244</text:p>
          </table:table-cell>
          <table:table-cell office:value-type="float" office:value="95537681" table:style-name="ce5">
            <text:p>95,537,681</text:p>
          </table:table-cell>
          <table:table-cell office:value-type="float" office:value="192975465" table:style-name="ce5">
            <text:p>192,975,465</text:p>
          </table:table-cell>
          <table:table-cell office:value-type="float" office:value="508" table:style-name="ce2">
            <text:p>508</text:p>
          </table:table-cell>
          <table:table-cell office:value-type="float" office:value="716" table:style-name="ce2">
            <text:p>716</text:p>
          </table:table-cell>
          <table:table-cell office:value-type="float" office:value="219" table:style-name="ce2">
            <text:p>219</text:p>
          </table:table-cell>
          <table:table-cell office:value-type="float" office:value="185" table:style-name="ce2">
            <text:p>185</text:p>
          </table:table-cell>
          <table:table-cell office:value-type="float" office:value="1628" table:style-name="ce5">
            <text:p>1,6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8973" table:style-name="ce5">
            <text:p>18,973</text:p>
          </table:table-cell>
          <table:table-cell office:value-type="percentage" office:value="0.4657" table:style-name="ce6">
            <text:p>46.57%</text:p>
          </table:table-cell>
          <table:table-cell office:value-type="float" office:value="2240" table:style-name="ce5">
            <text:p>2,240</text:p>
          </table:table-cell>
          <table:table-cell office:value-type="float" office:value="42494940" table:style-name="ce5">
            <text:p>42,494,940</text:p>
          </table:table-cell>
          <table:table-cell office:value-type="float" office:value="37218176" table:style-name="ce5">
            <text:p>37,218,176</text:p>
          </table:table-cell>
          <table:table-cell office:value-type="float" office:value="85904188" table:style-name="ce5">
            <text:p>85,904,188</text:p>
          </table:table-cell>
          <table:table-cell office:value-type="float" office:value="218" table:style-name="ce2">
            <text:p>218</text:p>
          </table:table-cell>
          <table:table-cell office:value-type="float" office:value="314" table:style-name="ce2">
            <text:p>314</text:p>
          </table:table-cell>
          <table:table-cell office:value-type="float" office:value="116" table:style-name="ce2">
            <text:p>116</text:p>
          </table:table-cell>
          <table:table-cell office:value-type="float" office:value="206" table:style-name="ce2">
            <text:p>206</text:p>
          </table:table-cell>
          <table:table-cell office:value-type="float" office:value="854" table:style-name="ce2">
            <text:p>8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8973" table:style-name="ce5">
            <text:p>18,973</text:p>
          </table:table-cell>
          <table:table-cell office:value-type="percentage" office:value="0.4657" table:style-name="ce6">
            <text:p>46.57%</text:p>
          </table:table-cell>
          <table:table-cell office:value-type="float" office:value="2240" table:style-name="ce5">
            <text:p>2,240</text:p>
          </table:table-cell>
          <table:table-cell office:value-type="float" office:value="42494940" table:style-name="ce5">
            <text:p>42,494,940</text:p>
          </table:table-cell>
          <table:table-cell office:value-type="float" office:value="37218176" table:style-name="ce5">
            <text:p>37,218,176</text:p>
          </table:table-cell>
          <table:table-cell office:value-type="float" office:value="85904188" table:style-name="ce5">
            <text:p>85,904,188</text:p>
          </table:table-cell>
          <table:table-cell office:value-type="float" office:value="218" table:style-name="ce2">
            <text:p>218</text:p>
          </table:table-cell>
          <table:table-cell office:value-type="float" office:value="314" table:style-name="ce2">
            <text:p>314</text:p>
          </table:table-cell>
          <table:table-cell office:value-type="float" office:value="116" table:style-name="ce2">
            <text:p>116</text:p>
          </table:table-cell>
          <table:table-cell office:value-type="float" office:value="206" table:style-name="ce2">
            <text:p>206</text:p>
          </table:table-cell>
          <table:table-cell office:value-type="float" office:value="854" table:style-name="ce2">
            <text:p>8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0238" table:style-name="ce5">
            <text:p>40,238</text:p>
          </table:table-cell>
          <table:table-cell office:value-type="percentage" office:value="0.62760000000000005" table:style-name="ce6">
            <text:p>62.76%</text:p>
          </table:table-cell>
          <table:table-cell office:value-type="float" office:value="5107" table:style-name="ce5">
            <text:p>5,107</text:p>
          </table:table-cell>
          <table:table-cell office:value-type="float" office:value="205486669" table:style-name="ce5">
            <text:p>205,486,669</text:p>
          </table:table-cell>
          <table:table-cell office:value-type="float" office:value="100620739" table:style-name="ce5">
            <text:p>100,620,739</text:p>
          </table:table-cell>
          <table:table-cell office:value-type="float" office:value="335612210" table:style-name="ce5">
            <text:p>335,612,210</text:p>
          </table:table-cell>
          <table:table-cell office:value-type="float" office:value="689" table:style-name="ce2">
            <text:p>689</text:p>
          </table:table-cell>
          <table:table-cell office:value-type="float" office:value="784" table:style-name="ce2">
            <text:p>784</text:p>
          </table:table-cell>
          <table:table-cell office:value-type="float" office:value="279" table:style-name="ce2">
            <text:p>279</text:p>
          </table:table-cell>
          <table:table-cell office:value-type="float" office:value="580" table:style-name="ce2">
            <text:p>580</text:p>
          </table:table-cell>
          <table:table-cell office:value-type="float" office:value="2332" table:style-name="ce5">
            <text:p>2,3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6184" table:style-name="ce5">
            <text:p>6,184</text:p>
          </table:table-cell>
          <table:table-cell office:value-type="percentage" office:value="0.2457" table:style-name="ce6">
            <text:p>24.57%</text:p>
          </table:table-cell>
          <table:table-cell office:value-type="float" office:value="3824" table:style-name="ce5">
            <text:p>3,824</text:p>
          </table:table-cell>
          <table:table-cell office:value-type="float" office:value="23649285" table:style-name="ce5">
            <text:p>23,649,285</text:p>
          </table:table-cell>
          <table:table-cell office:value-type="float" office:value="16831086" table:style-name="ce5">
            <text:p>16,831,086</text:p>
          </table:table-cell>
          <table:table-cell office:value-type="float" office:value="49987019" table:style-name="ce5">
            <text:p>49,987,019</text:p>
          </table:table-cell>
          <table:table-cell office:value-type="float" office:value="133" table:style-name="ce2">
            <text:p>133</text:p>
          </table:table-cell>
          <table:table-cell office:value-type="float" office:value="128" table:style-name="ce2">
            <text:p>128</text:p>
          </table:table-cell>
          <table:table-cell office:value-type="float" office:value="68" table:style-name="ce2">
            <text:p>68</text:p>
          </table:table-cell>
          <table:table-cell office:value-type="float" office:value="45" table:style-name="ce2">
            <text:p>45</text:p>
          </table:table-cell>
          <table:table-cell office:value-type="float" office:value="374" table:style-name="ce2">
            <text:p>3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6422" table:style-name="ce5">
            <text:p>46,422</text:p>
          </table:table-cell>
          <table:table-cell office:value-type="percentage" office:value="0.52" table:style-name="ce6">
            <text:p>52.00%</text:p>
          </table:table-cell>
          <table:table-cell office:value-type="float" office:value="4936" table:style-name="ce5">
            <text:p>4,936</text:p>
          </table:table-cell>
          <table:table-cell office:value-type="float" office:value="229135954" table:style-name="ce5">
            <text:p>229,135,954</text:p>
          </table:table-cell>
          <table:table-cell office:value-type="float" office:value="117451825" table:style-name="ce5">
            <text:p>117,451,825</text:p>
          </table:table-cell>
          <table:table-cell office:value-type="float" office:value="385599229" table:style-name="ce5">
            <text:p>385,599,229</text:p>
          </table:table-cell>
          <table:table-cell office:value-type="float" office:value="822" table:style-name="ce2">
            <text:p>822</text:p>
          </table:table-cell>
          <table:table-cell office:value-type="float" office:value="912" table:style-name="ce2">
            <text:p>912</text:p>
          </table:table-cell>
          <table:table-cell office:value-type="float" office:value="347" table:style-name="ce2">
            <text:p>347</text:p>
          </table:table-cell>
          <table:table-cell office:value-type="float" office:value="625" table:style-name="ce2">
            <text:p>625</text:p>
          </table:table-cell>
          <table:table-cell office:value-type="float" office:value="2706" table:style-name="ce5">
            <text:p>2,7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1938" table:style-name="ce5">
            <text:p>41,938</text:p>
          </table:table-cell>
          <table:table-cell office:value-type="percentage" office:value="0.71579999999999999" table:style-name="ce6">
            <text:p>71.58%</text:p>
          </table:table-cell>
          <table:table-cell office:value-type="float" office:value="2924" table:style-name="ce5">
            <text:p>2,924</text:p>
          </table:table-cell>
          <table:table-cell office:value-type="float" office:value="122635393" table:style-name="ce5">
            <text:p>122,635,393</text:p>
          </table:table-cell>
          <table:table-cell office:value-type="float" office:value="115637270" table:style-name="ce5">
            <text:p>115,637,270</text:p>
          </table:table-cell>
          <table:table-cell office:value-type="float" office:value="271073873" table:style-name="ce5">
            <text:p>271,073,873</text:p>
          </table:table-cell>
          <table:table-cell office:value-type="float" office:value="467" table:style-name="ce2">
            <text:p>467</text:p>
          </table:table-cell>
          <table:table-cell office:value-type="float" office:value="855" table:style-name="ce2">
            <text:p>855</text:p>
          </table:table-cell>
          <table:table-cell office:value-type="float" office:value="257" table:style-name="ce2">
            <text:p>257</text:p>
          </table:table-cell>
          <table:table-cell office:value-type="float" office:value="201" table:style-name="ce2">
            <text:p>201</text:p>
          </table:table-cell>
          <table:table-cell office:value-type="float" office:value="1780" table:style-name="ce5">
            <text:p>1,7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2980" table:style-name="ce5">
            <text:p>22,980</text:p>
          </table:table-cell>
          <table:table-cell office:value-type="percentage" office:value="0.55030000000000001" table:style-name="ce6">
            <text:p>55.03%</text:p>
          </table:table-cell>
          <table:table-cell office:value-type="float" office:value="2614" table:style-name="ce5">
            <text:p>2,614</text:p>
          </table:table-cell>
          <table:table-cell office:value-type="float" office:value="60070851" table:style-name="ce5">
            <text:p>60,070,851</text:p>
          </table:table-cell>
          <table:table-cell office:value-type="float" office:value="38282665" table:style-name="ce5">
            <text:p>38,282,665</text:p>
          </table:table-cell>
          <table:table-cell office:value-type="float" office:value="105311523" table:style-name="ce5">
            <text:p>105,311,523</text:p>
          </table:table-cell>
          <table:table-cell office:value-type="float" office:value="252" table:style-name="ce2">
            <text:p>252</text:p>
          </table:table-cell>
          <table:table-cell office:value-type="float" office:value="355" table:style-name="ce2">
            <text:p>355</text:p>
          </table:table-cell>
          <table:table-cell office:value-type="float" office:value="77" table:style-name="ce2">
            <text:p>77</text:p>
          </table:table-cell>
          <table:table-cell office:value-type="float" office:value="79" table:style-name="ce2">
            <text:p>79</text:p>
          </table:table-cell>
          <table:table-cell office:value-type="float" office:value="763" table:style-name="ce2">
            <text:p>7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4918" table:style-name="ce5">
            <text:p>64,918</text:p>
          </table:table-cell>
          <table:table-cell office:value-type="percentage" office:value="0.64690000000000003" table:style-name="ce6">
            <text:p>64.69%</text:p>
          </table:table-cell>
          <table:table-cell office:value-type="float" office:value="2814" table:style-name="ce5">
            <text:p>2,814</text:p>
          </table:table-cell>
          <table:table-cell office:value-type="float" office:value="182706244" table:style-name="ce5">
            <text:p>182,706,244</text:p>
          </table:table-cell>
          <table:table-cell office:value-type="float" office:value="153919935" table:style-name="ce5">
            <text:p>153,919,935</text:p>
          </table:table-cell>
          <table:table-cell office:value-type="float" office:value="376385396" table:style-name="ce5">
            <text:p>376,385,396</text:p>
          </table:table-cell>
          <table:table-cell office:value-type="float" office:value="719" table:style-name="ce2">
            <text:p>719</text:p>
          </table:table-cell>
          <table:table-cell office:value-type="float" office:value="1210" table:style-name="ce5">
            <text:p>1,210</text:p>
          </table:table-cell>
          <table:table-cell office:value-type="float" office:value="334" table:style-name="ce2">
            <text:p>334</text:p>
          </table:table-cell>
          <table:table-cell office:value-type="float" office:value="280" table:style-name="ce2">
            <text:p>280</text:p>
          </table:table-cell>
          <table:table-cell office:value-type="float" office:value="2543" table:style-name="ce5">
            <text:p>2,5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6498" table:style-name="ce5">
            <text:p>56,498</text:p>
          </table:table-cell>
          <table:table-cell office:value-type="percentage" office:value="0.56620000000000004" table:style-name="ce6">
            <text:p>56.62%</text:p>
          </table:table-cell>
          <table:table-cell office:value-type="float" office:value="3681" table:style-name="ce5">
            <text:p>3,681</text:p>
          </table:table-cell>
          <table:table-cell office:value-type="float" office:value="207954584" table:style-name="ce5">
            <text:p>207,954,584</text:p>
          </table:table-cell>
          <table:table-cell office:value-type="float" office:value="195817721" table:style-name="ce5">
            <text:p>195,817,721</text:p>
          </table:table-cell>
          <table:table-cell office:value-type="float" office:value="451862870" table:style-name="ce5">
            <text:p>451,862,870</text:p>
          </table:table-cell>
          <table:table-cell office:value-type="float" office:value="884" table:style-name="ce2">
            <text:p>884</text:p>
          </table:table-cell>
          <table:table-cell office:value-type="float" office:value="1460" table:style-name="ce5">
            <text:p>1,460</text:p>
          </table:table-cell>
          <table:table-cell office:value-type="float" office:value="624" table:style-name="ce2">
            <text:p>624</text:p>
          </table:table-cell>
          <table:table-cell office:value-type="float" office:value="416" table:style-name="ce2">
            <text:p>416</text:p>
          </table:table-cell>
          <table:table-cell office:value-type="float" office:value="3384" table:style-name="ce5">
            <text:p>3,3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588" table:style-name="ce5">
            <text:p>18,588</text:p>
          </table:table-cell>
          <table:table-cell office:value-type="percentage" office:value="0.47189999999999999" table:style-name="ce6">
            <text:p>47.19%</text:p>
          </table:table-cell>
          <table:table-cell office:value-type="float" office:value="2365" table:style-name="ce5">
            <text:p>2,365</text:p>
          </table:table-cell>
          <table:table-cell office:value-type="float" office:value="43953276" table:style-name="ce5">
            <text:p>43,953,276</text:p>
          </table:table-cell>
          <table:table-cell office:value-type="float" office:value="27742497" table:style-name="ce5">
            <text:p>27,742,497</text:p>
          </table:table-cell>
          <table:table-cell office:value-type="float" office:value="78552146" table:style-name="ce5">
            <text:p>78,552,146</text:p>
          </table:table-cell>
          <table:table-cell office:value-type="float" office:value="278" table:style-name="ce2">
            <text:p>278</text:p>
          </table:table-cell>
          <table:table-cell office:value-type="float" office:value="271" table:style-name="ce2">
            <text:p>271</text:p>
          </table:table-cell>
          <table:table-cell office:value-type="float" office:value="138" table:style-name="ce2">
            <text:p>138</text:p>
          </table:table-cell>
          <table:table-cell office:value-type="float" office:value="43" table:style-name="ce2">
            <text:p>43</text:p>
          </table:table-cell>
          <table:table-cell office:value-type="float" office:value="730" table:style-name="ce2">
            <text:p>7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75086" table:style-name="ce5">
            <text:p>75,086</text:p>
          </table:table-cell>
          <table:table-cell office:value-type="percentage" office:value="0.53949999999999998" table:style-name="ce6">
            <text:p>53.95%</text:p>
          </table:table-cell>
          <table:table-cell office:value-type="float" office:value="3355" table:style-name="ce5">
            <text:p>3,355</text:p>
          </table:table-cell>
          <table:table-cell office:value-type="float" office:value="251907860" table:style-name="ce5">
            <text:p>251,907,860</text:p>
          </table:table-cell>
          <table:table-cell office:value-type="float" office:value="223560218" table:style-name="ce5">
            <text:p>223,560,218</text:p>
          </table:table-cell>
          <table:table-cell office:value-type="float" office:value="530415016" table:style-name="ce5">
            <text:p>530,415,016</text:p>
          </table:table-cell>
          <table:table-cell office:value-type="float" office:value="1162" table:style-name="ce5">
            <text:p>1,162</text:p>
          </table:table-cell>
          <table:table-cell office:value-type="float" office:value="1731" table:style-name="ce5">
            <text:p>1,731</text:p>
          </table:table-cell>
          <table:table-cell office:value-type="float" office:value="762" table:style-name="ce2">
            <text:p>762</text:p>
          </table:table-cell>
          <table:table-cell office:value-type="float" office:value="459" table:style-name="ce2">
            <text:p>459</text:p>
          </table:table-cell>
          <table:table-cell office:value-type="float" office:value="4114" table:style-name="ce5">
            <text:p>4,114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33721" table:style-name="ce5">
            <text:p>533,721</text:p>
          </table:table-cell>
          <table:table-cell office:value-type="percentage" office:value="0.62829999999999997" table:style-name="ce6">
            <text:p>62.83%</text:p>
          </table:table-cell>
          <table:table-cell office:value-type="float" office:value="3614" table:style-name="ce2">
            <text:p>3614</text:p>
          </table:table-cell>
          <table:table-cell office:value-type="float" office:value="1928634685" table:style-name="ce5">
            <text:p>1,928,634,685</text:p>
          </table:table-cell>
          <table:table-cell office:value-type="float" office:value="1946329094" table:style-name="ce5">
            <text:p>1,946,329,094</text:p>
          </table:table-cell>
          <table:table-cell office:value-type="float" office:value="4391818461" table:style-name="ce5">
            <text:p>4,391,818,461</text:p>
          </table:table-cell>
          <table:table-cell office:value-type="float" office:value="7942" table:style-name="ce5">
            <text:p>7,942</text:p>
          </table:table-cell>
          <table:table-cell office:value-type="float" office:value="12401" table:style-name="ce5">
            <text:p>12,401</text:p>
          </table:table-cell>
          <table:table-cell office:value-type="float" office:value="4311" table:style-name="ce5">
            <text:p>4,311</text:p>
          </table:table-cell>
          <table:table-cell office:value-type="float" office:value="3263" table:style-name="ce5">
            <text:p>3,263</text:p>
          </table:table-cell>
          <table:table-cell office:value-type="float" office:value="27917" table:style-name="ce5">
            <text:p>27,917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1691" table:style-name="ce5">
            <text:p>21,691</text:p>
          </table:table-cell>
          <table:table-cell office:value-type="float" office:value="421605" table:style-name="ce5">
            <text:p>421,605</text:p>
          </table:table-cell>
          <table:table-cell office:value-type="percentage" office:value="0.64790000000000003" table:style-name="ce6">
            <text:p>64.79%</text:p>
          </table:table-cell>
          <table:table-cell office:value-type="float" office:value="3793" table:style-name="ce2">
            <text:p>3793</text:p>
          </table:table-cell>
          <table:table-cell office:value-type="float" office:value="1599232796" table:style-name="ce5">
            <text:p>1,599,232,796</text:p>
          </table:table-cell>
          <table:table-cell office:value-type="float" office:value="1659714615" table:style-name="ce5">
            <text:p>1,659,714,615</text:p>
          </table:table-cell>
          <table:table-cell office:value-type="float" office:value="3697373768" table:style-name="ce5">
            <text:p>3,697,373,768</text:p>
          </table:table-cell>
          <table:table-cell office:value-type="float" office:value="6397" table:style-name="ce5">
            <text:p>6,397</text:p>
          </table:table-cell>
          <table:table-cell office:value-type="float" office:value="10414" table:style-name="ce5">
            <text:p>10,414</text:p>
          </table:table-cell>
          <table:table-cell office:value-type="float" office:value="3585" table:style-name="ce5">
            <text:p>3,585</text:p>
          </table:table-cell>
          <table:table-cell office:value-type="float" office:value="2793" table:style-name="ce5">
            <text:p>2,793</text:p>
          </table:table-cell>
          <table:table-cell office:value-type="float" office:value="23189" table:style-name="ce5">
            <text:p>23,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623" table:style-name="ce5">
            <text:p>6,623</text:p>
          </table:table-cell>
          <table:table-cell office:value-type="float" office:value="112116" table:style-name="ce5">
            <text:p>112,116</text:p>
          </table:table-cell>
          <table:table-cell office:value-type="percentage" office:value="0.56430000000000002" table:style-name="ce6">
            <text:p>56.43%</text:p>
          </table:table-cell>
          <table:table-cell office:value-type="float" office:value="2938" table:style-name="ce2">
            <text:p>2938</text:p>
          </table:table-cell>
          <table:table-cell office:value-type="float" office:value="329401889" table:style-name="ce5">
            <text:p>329,401,889</text:p>
          </table:table-cell>
          <table:table-cell office:value-type="float" office:value="286614479" table:style-name="ce5">
            <text:p>286,614,479</text:p>
          </table:table-cell>
          <table:table-cell office:value-type="float" office:value="694444693" table:style-name="ce5">
            <text:p>694,444,693</text:p>
          </table:table-cell>
          <table:table-cell office:value-type="float" office:value="1545" table:style-name="ce5">
            <text:p>1,545</text:p>
          </table:table-cell>
          <table:table-cell office:value-type="float" office:value="1987" table:style-name="ce5">
            <text:p>1,987</text:p>
          </table:table-cell>
          <table:table-cell office:value-type="float" office:value="726" table:style-name="ce2">
            <text:p>726</text:p>
          </table:table-cell>
          <table:table-cell office:value-type="float" office:value="470" table:style-name="ce2">
            <text:p>470</text:p>
          </table:table-cell>
          <table:table-cell office:value-type="float" office:value="4728" table:style-name="ce5">
            <text:p>4,7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8314" table:style-name="ce5">
            <text:p>28,314</text:p>
          </table:table-cell>
          <table:table-cell office:value-type="float" office:value="533721" table:style-name="ce5">
            <text:p>533,721</text:p>
          </table:table-cell>
          <table:table-cell office:value-type="percentage" office:value="0.62829999999999997" table:style-name="ce6">
            <text:p>62.83%</text:p>
          </table:table-cell>
          <table:table-cell office:value-type="float" office:value="3614" table:style-name="ce2">
            <text:p>3614</text:p>
          </table:table-cell>
          <table:table-cell office:value-type="float" office:value="1928634685" table:style-name="ce5">
            <text:p>1,928,634,685</text:p>
          </table:table-cell>
          <table:table-cell office:value-type="float" office:value="1946329094" table:style-name="ce5">
            <text:p>1,946,329,094</text:p>
          </table:table-cell>
          <table:table-cell office:value-type="float" office:value="4391818461" table:style-name="ce5">
            <text:p>4,391,818,461</text:p>
          </table:table-cell>
          <table:table-cell office:value-type="float" office:value="7942" table:style-name="ce5">
            <text:p>7,942</text:p>
          </table:table-cell>
          <table:table-cell office:value-type="float" office:value="12401" table:style-name="ce5">
            <text:p>12,401</text:p>
          </table:table-cell>
          <table:table-cell office:value-type="float" office:value="4311" table:style-name="ce5">
            <text:p>4,311</text:p>
          </table:table-cell>
          <table:table-cell office:value-type="float" office:value="3263" table:style-name="ce5">
            <text:p>3,263</text:p>
          </table:table-cell>
          <table:table-cell office:value-type="float" office:value="27917" table:style-name="ce5">
            <text:p>27,917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9152" table:number-columns-spanned="1" table:number-rows-spanned="2" table:style-name="ce9">
            <text:p>9,152</text:p>
          </table:table-cell>
          <table:table-cell office:value-type="percentage" office:value="0.61009999999999998" table:number-columns-spanned="1" table:number-rows-spanned="2" table:style-name="ce10">
            <text:p>61.01%</text:p>
          </table:table-cell>
          <table:table-cell office:value-type="float" office:value="3923" table:number-columns-spanned="1" table:number-rows-spanned="2" table:style-name="ce9">
            <text:p>3,923</text:p>
          </table:table-cell>
          <table:table-cell office:value-type="float" office:value="35906064" table:number-columns-spanned="1" table:number-rows-spanned="2" table:style-name="ce9">
            <text:p>35,906,064</text:p>
          </table:table-cell>
          <table:table-cell office:value-type="float" office:value="49001155" table:number-columns-spanned="1" table:number-rows-spanned="2" table:style-name="ce9">
            <text:p>49,001,155</text:p>
          </table:table-cell>
          <table:table-cell office:value-type="float" office:value="97851489" table:number-columns-spanned="1" table:number-rows-spanned="2" table:style-name="ce9">
            <text:p>97,851,489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10132" table:number-columns-spanned="1" table:number-rows-spanned="2" table:style-name="ce9">
            <text:p>10,132</text:p>
          </table:table-cell>
          <table:table-cell office:value-type="percentage" office:value="0.80030000000000001" table:number-columns-spanned="1" table:number-rows-spanned="2" table:style-name="ce10">
            <text:p>80.03%</text:p>
          </table:table-cell>
          <table:table-cell office:value-type="float" office:value="3878" table:number-columns-spanned="1" table:number-rows-spanned="2" table:style-name="ce9">
            <text:p>3,878</text:p>
          </table:table-cell>
          <table:table-cell office:value-type="float" office:value="39291474" table:number-columns-spanned="1" table:number-rows-spanned="2" table:style-name="ce9">
            <text:p>39,291,474</text:p>
          </table:table-cell>
          <table:table-cell office:value-type="float" office:value="75220410" table:number-columns-spanned="1" table:number-rows-spanned="2" table:style-name="ce9">
            <text:p>75,220,410</text:p>
          </table:table-cell>
          <table:table-cell office:value-type="float" office:value="122447690" table:number-columns-spanned="1" table:number-rows-spanned="2" table:style-name="ce9">
            <text:p>122,447,690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613" table:number-columns-spanned="1" table:number-rows-spanned="2" table:style-name="ce8">
            <text:p>6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7871" table:number-columns-spanned="1" table:number-rows-spanned="2" table:style-name="ce9">
            <text:p>7,871</text:p>
          </table:table-cell>
          <table:table-cell office:value-type="percentage" office:value="0.80479999999999996" table:number-columns-spanned="1" table:number-rows-spanned="2" table:style-name="ce10">
            <text:p>80.48%</text:p>
          </table:table-cell>
          <table:table-cell office:value-type="float" office:value="3093" table:number-columns-spanned="1" table:number-rows-spanned="2" table:style-name="ce9">
            <text:p>3,093</text:p>
          </table:table-cell>
          <table:table-cell office:value-type="float" office:value="24342312" table:number-columns-spanned="1" table:number-rows-spanned="2" table:style-name="ce9">
            <text:p>24,342,312</text:p>
          </table:table-cell>
          <table:table-cell office:value-type="float" office:value="7956644" table:number-columns-spanned="1" table:number-rows-spanned="2" table:style-name="ce9">
            <text:p>7,956,644</text:p>
          </table:table-cell>
          <table:table-cell office:value-type="float" office:value="34650528" table:number-columns-spanned="1" table:number-rows-spanned="2" table:style-name="ce9">
            <text:p>34,650,52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5452" table:number-columns-spanned="1" table:number-rows-spanned="2" table:style-name="ce9">
            <text:p>5,452</text:p>
          </table:table-cell>
          <table:table-cell office:value-type="percentage" office:value="0.84140000000000004" table:number-columns-spanned="1" table:number-rows-spanned="2" table:style-name="ce10">
            <text:p>84.14%</text:p>
          </table:table-cell>
          <table:table-cell office:value-type="float" office:value="2854" table:number-columns-spanned="1" table:number-rows-spanned="2" table:style-name="ce9">
            <text:p>2,854</text:p>
          </table:table-cell>
          <table:table-cell office:value-type="float" office:value="15559472" table:number-columns-spanned="1" table:number-rows-spanned="2" table:style-name="ce9">
            <text:p>15,559,472</text:p>
          </table:table-cell>
          <table:table-cell office:value-type="float" office:value="10019189" table:number-columns-spanned="1" table:number-rows-spanned="2" table:style-name="ce9">
            <text:p>10,019,189</text:p>
          </table:table-cell>
          <table:table-cell office:value-type="float" office:value="27731428" table:number-columns-spanned="1" table:number-rows-spanned="2" table:style-name="ce9">
            <text:p>27,731,42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899" table:number-columns-spanned="1" table:number-rows-spanned="2" table:style-name="ce9">
            <text:p>1,899</text:p>
          </table:table-cell>
          <table:table-cell office:value-type="percentage" office:value="0.64590000000000003" table:number-columns-spanned="1" table:number-rows-spanned="2" table:style-name="ce10">
            <text:p>64.59%</text:p>
          </table:table-cell>
          <table:table-cell office:value-type="float" office:value="1571" table:number-columns-spanned="1" table:number-rows-spanned="2" table:style-name="ce9">
            <text:p>1,571</text:p>
          </table:table-cell>
          <table:table-cell office:value-type="float" office:value="2983714" table:number-columns-spanned="1" table:number-rows-spanned="2" table:style-name="ce9">
            <text:p>2,983,714</text:p>
          </table:table-cell>
          <table:table-cell office:value-type="float" office:value="787866" table:number-columns-spanned="1" table:number-rows-spanned="2" table:style-name="ce9">
            <text:p>787,866</text:p>
          </table:table-cell>
          <table:table-cell office:value-type="float" office:value="3866719" table:number-columns-spanned="1" table:number-rows-spanned="2" table:style-name="ce9">
            <text:p>3,866,71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3989" table:number-columns-spanned="1" table:number-rows-spanned="2" table:style-name="ce9">
            <text:p>3,989</text:p>
          </table:table-cell>
          <table:table-cell office:value-type="percentage" office:value="0.63319999999999999" table:number-columns-spanned="1" table:number-rows-spanned="2" table:style-name="ce10">
            <text:p>63.32%</text:p>
          </table:table-cell>
          <table:table-cell office:value-type="float" office:value="2174" table:number-columns-spanned="1" table:number-rows-spanned="2" table:style-name="ce9">
            <text:p>2,174</text:p>
          </table:table-cell>
          <table:table-cell office:value-type="float" office:value="8673498" table:number-columns-spanned="1" table:number-rows-spanned="2" table:style-name="ce9">
            <text:p>8,673,498</text:p>
          </table:table-cell>
          <table:table-cell office:value-type="float" office:value="877874" table:number-columns-spanned="1" table:number-rows-spanned="2" table:style-name="ce9">
            <text:p>877,874</text:p>
          </table:table-cell>
          <table:table-cell office:value-type="float" office:value="9823420" table:number-columns-spanned="1" table:number-rows-spanned="2" table:style-name="ce9">
            <text:p>9,823,42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2108" table:number-columns-spanned="1" table:number-rows-spanned="2" table:style-name="ce9">
            <text:p>12,108</text:p>
          </table:table-cell>
          <table:table-cell office:value-type="percentage" office:value="0.84440000000000004" table:number-columns-spanned="1" table:number-rows-spanned="2" table:style-name="ce10">
            <text:p>84.44%</text:p>
          </table:table-cell>
          <table:table-cell office:value-type="float" office:value="3425" table:number-columns-spanned="1" table:number-rows-spanned="2" table:style-name="ce9">
            <text:p>3,425</text:p>
          </table:table-cell>
          <table:table-cell office:value-type="float" office:value="41467250" table:number-columns-spanned="1" table:number-rows-spanned="2" table:style-name="ce9">
            <text:p>41,467,250</text:p>
          </table:table-cell>
          <table:table-cell office:value-type="float" office:value="22323449" table:number-columns-spanned="1" table:number-rows-spanned="2" table:style-name="ce9">
            <text:p>22,323,449</text:p>
          </table:table-cell>
          <table:table-cell office:value-type="float" office:value="68788841" table:number-columns-spanned="1" table:number-rows-spanned="2" table:style-name="ce9">
            <text:p>68,788,841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4093" table:number-columns-spanned="1" table:number-rows-spanned="2" table:style-name="ce9">
            <text:p>4,093</text:p>
          </table:table-cell>
          <table:table-cell office:value-type="percentage" office:value="0.63460000000000005" table:number-columns-spanned="1" table:number-rows-spanned="2" table:style-name="ce10">
            <text:p>63.46%</text:p>
          </table:table-cell>
          <table:table-cell office:value-type="float" office:value="2631" table:number-columns-spanned="1" table:number-rows-spanned="2" table:style-name="ce9">
            <text:p>2,631</text:p>
          </table:table-cell>
          <table:table-cell office:value-type="float" office:value="10768665" table:number-columns-spanned="1" table:number-rows-spanned="2" table:style-name="ce9">
            <text:p>10,768,665</text:p>
          </table:table-cell>
          <table:table-cell office:value-type="float" office:value="10593243" table:number-columns-spanned="1" table:number-rows-spanned="2" table:style-name="ce9">
            <text:p>10,593,243</text:p>
          </table:table-cell>
          <table:table-cell office:value-type="float" office:value="22293573" table:number-columns-spanned="1" table:number-rows-spanned="2" table:style-name="ce9">
            <text:p>22,293,573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706" table:number-columns-spanned="1" table:number-rows-spanned="2" table:style-name="ce9">
            <text:p>7,706</text:p>
          </table:table-cell>
          <table:table-cell office:value-type="percentage" office:value="0.95850000000000002" table:number-columns-spanned="1" table:number-rows-spanned="2" table:style-name="ce10">
            <text:p>95.85%</text:p>
          </table:table-cell>
          <table:table-cell office:value-type="float" office:value="2519" table:number-columns-spanned="1" table:number-rows-spanned="2" table:style-name="ce9">
            <text:p>2,519</text:p>
          </table:table-cell>
          <table:table-cell office:value-type="float" office:value="19407922" table:number-columns-spanned="1" table:number-rows-spanned="2" table:style-name="ce9">
            <text:p>19,407,922</text:p>
          </table:table-cell>
          <table:table-cell office:value-type="float" office:value="25761564" table:number-columns-spanned="1" table:number-rows-spanned="2" table:style-name="ce9">
            <text:p>25,761,564</text:p>
          </table:table-cell>
          <table:table-cell office:value-type="float" office:value="49036316" table:number-columns-spanned="1" table:number-rows-spanned="2" table:style-name="ce9">
            <text:p>49,036,316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181" table:number-columns-spanned="1" table:number-rows-spanned="2" table:style-name="ce9">
            <text:p>4,181</text:p>
          </table:table-cell>
          <table:table-cell office:value-type="percentage" office:value="0.5575" table:number-columns-spanned="1" table:number-rows-spanned="2" table:style-name="ce10">
            <text:p>55.75%</text:p>
          </table:table-cell>
          <table:table-cell office:value-type="float" office:value="3422" table:number-columns-spanned="1" table:number-rows-spanned="2" table:style-name="ce9">
            <text:p>3,422</text:p>
          </table:table-cell>
          <table:table-cell office:value-type="float" office:value="14307902" table:number-columns-spanned="1" table:number-rows-spanned="2" table:style-name="ce9">
            <text:p>14,307,902</text:p>
          </table:table-cell>
          <table:table-cell office:value-type="float" office:value="38183381" table:number-columns-spanned="1" table:number-rows-spanned="2" table:style-name="ce9">
            <text:p>38,183,381</text:p>
          </table:table-cell>
          <table:table-cell office:value-type="float" office:value="56467078" table:number-columns-spanned="1" table:number-rows-spanned="2" table:style-name="ce9">
            <text:p>56,467,078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224" table:number-columns-spanned="1" table:number-rows-spanned="2" table:style-name="ce9">
            <text:p>7,224</text:p>
          </table:table-cell>
          <table:table-cell office:value-type="percentage" office:value="0.84199999999999997" table:number-columns-spanned="1" table:number-rows-spanned="2" table:style-name="ce10">
            <text:p>84.20%</text:p>
          </table:table-cell>
          <table:table-cell office:value-type="float" office:value="1994" table:number-columns-spanned="1" table:number-rows-spanned="2" table:style-name="ce9">
            <text:p>1,994</text:p>
          </table:table-cell>
          <table:table-cell office:value-type="float" office:value="14406187" table:number-columns-spanned="1" table:number-rows-spanned="2" table:style-name="ce9">
            <text:p>14,406,187</text:p>
          </table:table-cell>
          <table:table-cell office:value-type="float" office:value="8599237" table:number-columns-spanned="1" table:number-rows-spanned="2" table:style-name="ce9">
            <text:p>8,599,237</text:p>
          </table:table-cell>
          <table:table-cell office:value-type="float" office:value="27643624" table:number-columns-spanned="1" table:number-rows-spanned="2" table:style-name="ce9">
            <text:p>27,643,62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046" table:number-columns-spanned="1" table:number-rows-spanned="2" table:style-name="ce9">
            <text:p>3,046</text:p>
          </table:table-cell>
          <table:table-cell office:value-type="percentage" office:value="0.48580000000000001" table:number-columns-spanned="1" table:number-rows-spanned="2" table:style-name="ce10">
            <text:p>48.58%</text:p>
          </table:table-cell>
          <table:table-cell office:value-type="float" office:value="4241" table:number-columns-spanned="1" table:number-rows-spanned="2" table:style-name="ce9">
            <text:p>4,241</text:p>
          </table:table-cell>
          <table:table-cell office:value-type="float" office:value="12917502" table:number-columns-spanned="1" table:number-rows-spanned="2" table:style-name="ce9">
            <text:p>12,917,502</text:p>
          </table:table-cell>
          <table:table-cell office:value-type="float" office:value="9698194" table:number-columns-spanned="1" table:number-rows-spanned="2" table:style-name="ce9">
            <text:p>9,698,194</text:p>
          </table:table-cell>
          <table:table-cell office:value-type="float" office:value="27524375" table:number-columns-spanned="1" table:number-rows-spanned="2" table:style-name="ce9">
            <text:p>27,524,37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4918" table:number-columns-spanned="1" table:number-rows-spanned="2" table:style-name="ce9">
            <text:p>4,918</text:p>
          </table:table-cell>
          <table:table-cell office:value-type="percentage" office:value="0.67459999999999998" table:number-columns-spanned="1" table:number-rows-spanned="2" table:style-name="ce10">
            <text:p>67.46%</text:p>
          </table:table-cell>
          <table:table-cell office:value-type="float" office:value="2157" table:number-columns-spanned="1" table:number-rows-spanned="2" table:style-name="ce9">
            <text:p>2,157</text:p>
          </table:table-cell>
          <table:table-cell office:value-type="float" office:value="10610010" table:number-columns-spanned="1" table:number-rows-spanned="2" table:style-name="ce9">
            <text:p>10,610,010</text:p>
          </table:table-cell>
          <table:table-cell office:value-type="float" office:value="1705974" table:number-columns-spanned="1" table:number-rows-spanned="2" table:style-name="ce9">
            <text:p>1,705,974</text:p>
          </table:table-cell>
          <table:table-cell office:value-type="float" office:value="13647780" table:number-columns-spanned="1" table:number-rows-spanned="2" table:style-name="ce9">
            <text:p>13,647,78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3628" table:number-columns-spanned="1" table:number-rows-spanned="2" table:style-name="ce9">
            <text:p>13,628</text:p>
          </table:table-cell>
          <table:table-cell office:value-type="percentage" office:value="0.6603" table:number-columns-spanned="1" table:number-rows-spanned="2" table:style-name="ce10">
            <text:p>66.03%</text:p>
          </table:table-cell>
          <table:table-cell office:value-type="float" office:value="5325" table:number-columns-spanned="1" table:number-rows-spanned="2" table:style-name="ce9">
            <text:p>5,325</text:p>
          </table:table-cell>
          <table:table-cell office:value-type="float" office:value="72563264" table:number-columns-spanned="1" table:number-rows-spanned="2" table:style-name="ce9">
            <text:p>72,563,264</text:p>
          </table:table-cell>
          <table:table-cell office:value-type="float" office:value="82362724" table:number-columns-spanned="1" table:number-rows-spanned="2" table:style-name="ce9">
            <text:p>82,362,724</text:p>
          </table:table-cell>
          <table:table-cell office:value-type="float" office:value="171951874" table:number-columns-spanned="1" table:number-rows-spanned="2" table:style-name="ce9">
            <text:p>171,951,874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07" table:number-columns-spanned="1" table:number-rows-spanned="2" table:style-name="ce8">
            <text:p>9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512" table:number-columns-spanned="1" table:number-rows-spanned="2" table:style-name="ce9">
            <text:p>5,512</text:p>
          </table:table-cell>
          <table:table-cell office:value-type="percentage" office:value="0.90959999999999996" table:number-columns-spanned="1" table:number-rows-spanned="2" table:style-name="ce10">
            <text:p>90.96%</text:p>
          </table:table-cell>
          <table:table-cell office:value-type="float" office:value="4609" table:number-columns-spanned="1" table:number-rows-spanned="2" table:style-name="ce9">
            <text:p>4,609</text:p>
          </table:table-cell>
          <table:table-cell office:value-type="float" office:value="25404682" table:number-columns-spanned="1" table:number-rows-spanned="2" table:style-name="ce9">
            <text:p>25,404,682</text:p>
          </table:table-cell>
          <table:table-cell office:value-type="float" office:value="20837680" table:number-columns-spanned="1" table:number-rows-spanned="2" table:style-name="ce9">
            <text:p>20,837,680</text:p>
          </table:table-cell>
          <table:table-cell office:value-type="float" office:value="53179659" table:number-columns-spanned="1" table:number-rows-spanned="2" table:style-name="ce9">
            <text:p>53,179,659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0924" table:number-columns-spanned="1" table:number-rows-spanned="2" table:style-name="ce9">
            <text:p>10,924</text:p>
          </table:table-cell>
          <table:table-cell office:value-type="percentage" office:value="0.60089999999999999" table:number-columns-spanned="1" table:number-rows-spanned="2" table:style-name="ce10">
            <text:p>60.09%</text:p>
          </table:table-cell>
          <table:table-cell office:value-type="float" office:value="3999" table:number-columns-spanned="1" table:number-rows-spanned="2" table:style-name="ce9">
            <text:p>3,999</text:p>
          </table:table-cell>
          <table:table-cell office:value-type="float" office:value="43682000" table:number-columns-spanned="1" table:number-rows-spanned="2" table:style-name="ce9">
            <text:p>43,682,000</text:p>
          </table:table-cell>
          <table:table-cell office:value-type="float" office:value="40348000" table:number-columns-spanned="1" table:number-rows-spanned="2" table:style-name="ce9">
            <text:p>40,348,000</text:p>
          </table:table-cell>
          <table:table-cell office:value-type="float" office:value="101800000" table:number-columns-spanned="1" table:number-rows-spanned="2" table:style-name="ce9">
            <text:p>101,800,000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55" table:number-columns-spanned="1" table:number-rows-spanned="2" table:style-name="ce8">
            <text:p>6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17766" table:number-columns-spanned="1" table:number-rows-spanned="2" table:style-name="ce9">
            <text:p>17,766</text:p>
          </table:table-cell>
          <table:table-cell office:value-type="percentage" office:value="0.69430000000000003" table:number-columns-spanned="1" table:number-rows-spanned="2" table:style-name="ce10">
            <text:p>69.43%</text:p>
          </table:table-cell>
          <table:table-cell office:value-type="float" office:value="6202" table:number-columns-spanned="1" table:number-rows-spanned="2" table:style-name="ce9">
            <text:p>6,202</text:p>
          </table:table-cell>
          <table:table-cell office:value-type="float" office:value="110189199" table:number-columns-spanned="1" table:number-rows-spanned="2" table:style-name="ce9">
            <text:p>110,189,199</text:p>
          </table:table-cell>
          <table:table-cell office:value-type="float" office:value="91778725" table:number-columns-spanned="1" table:number-rows-spanned="2" table:style-name="ce9">
            <text:p>91,778,725</text:p>
          </table:table-cell>
          <table:table-cell office:value-type="float" office:value="227580008" table:number-columns-spanned="1" table:number-rows-spanned="2" table:style-name="ce9">
            <text:p>227,580,008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726" table:number-columns-spanned="1" table:number-rows-spanned="2" table:style-name="ce8">
            <text:p>7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1913" table:number-columns-spanned="1" table:number-rows-spanned="2" table:style-name="ce9">
            <text:p>11,913</text:p>
          </table:table-cell>
          <table:table-cell office:value-type="percentage" office:value="0.73809999999999998" table:number-columns-spanned="1" table:number-rows-spanned="2" table:style-name="ce10">
            <text:p>73.81%</text:p>
          </table:table-cell>
          <table:table-cell office:value-type="float" office:value="5554" table:number-columns-spanned="1" table:number-rows-spanned="2" table:style-name="ce9">
            <text:p>5,554</text:p>
          </table:table-cell>
          <table:table-cell office:value-type="float" office:value="66168428" table:number-columns-spanned="1" table:number-rows-spanned="2" table:style-name="ce9">
            <text:p>66,168,428</text:p>
          </table:table-cell>
          <table:table-cell office:value-type="float" office:value="122060937" table:number-columns-spanned="1" table:number-rows-spanned="2" table:style-name="ce9">
            <text:p>122,060,937</text:p>
          </table:table-cell>
          <table:table-cell office:value-type="float" office:value="243055637" table:number-columns-spanned="1" table:number-rows-spanned="2" table:style-name="ce9">
            <text:p>243,055,637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93" table:number-columns-spanned="1" table:number-rows-spanned="2" table:style-name="ce8">
            <text:p>593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83" table:number-columns-spanned="1" table:number-rows-spanned="2" table:style-name="ce9">
            <text:p>1,0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169" table:number-columns-spanned="1" table:number-rows-spanned="2" table:style-name="ce9">
            <text:p>6,169</text:p>
          </table:table-cell>
          <table:table-cell office:value-type="percentage" office:value="0.59950000000000003" table:number-columns-spanned="1" table:number-rows-spanned="2" table:style-name="ce10">
            <text:p>59.95%</text:p>
          </table:table-cell>
          <table:table-cell office:value-type="float" office:value="4579" table:number-columns-spanned="1" table:number-rows-spanned="2" table:style-name="ce9">
            <text:p>4,579</text:p>
          </table:table-cell>
          <table:table-cell office:value-type="float" office:value="28246837" table:number-columns-spanned="1" table:number-rows-spanned="2" table:style-name="ce9">
            <text:p>28,246,837</text:p>
          </table:table-cell>
          <table:table-cell office:value-type="float" office:value="19255847" table:number-columns-spanned="1" table:number-rows-spanned="2" table:style-name="ce9">
            <text:p>19,255,847</text:p>
          </table:table-cell>
          <table:table-cell office:value-type="float" office:value="54134182" table:number-columns-spanned="1" table:number-rows-spanned="2" table:style-name="ce9">
            <text:p>54,134,182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5466" table:number-columns-spanned="1" table:number-rows-spanned="2" table:style-name="ce9">
            <text:p>5,466</text:p>
          </table:table-cell>
          <table:table-cell office:value-type="percentage" office:value="0.57299999999999995" table:number-columns-spanned="1" table:number-rows-spanned="2" table:style-name="ce10">
            <text:p>57.30%</text:p>
          </table:table-cell>
          <table:table-cell office:value-type="float" office:value="5855" table:number-columns-spanned="1" table:number-rows-spanned="2" table:style-name="ce9">
            <text:p>5,855</text:p>
          </table:table-cell>
          <table:table-cell office:value-type="float" office:value="32001706" table:number-columns-spanned="1" table:number-rows-spanned="2" table:style-name="ce9">
            <text:p>32,001,706</text:p>
          </table:table-cell>
          <table:table-cell office:value-type="float" office:value="51847596" table:number-columns-spanned="1" table:number-rows-spanned="2" table:style-name="ce9">
            <text:p>51,847,596</text:p>
          </table:table-cell>
          <table:table-cell office:value-type="float" office:value="105053034" table:number-columns-spanned="1" table:number-rows-spanned="2" table:style-name="ce9">
            <text:p>105,053,034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984" table:number-columns-spanned="1" table:number-rows-spanned="2" table:style-name="ce9">
            <text:p>1,984</text:p>
          </table:table-cell>
          <table:table-cell office:value-type="percentage" office:value="0.45300000000000001" table:number-columns-spanned="1" table:number-rows-spanned="2" table:style-name="ce10">
            <text:p>45.30%</text:p>
          </table:table-cell>
          <table:table-cell office:value-type="float" office:value="6200" table:number-columns-spanned="1" table:number-rows-spanned="2" table:style-name="ce9">
            <text:p>6,200</text:p>
          </table:table-cell>
          <table:table-cell office:value-type="float" office:value="12300282" table:number-columns-spanned="1" table:number-rows-spanned="2" table:style-name="ce9">
            <text:p>12,300,282</text:p>
          </table:table-cell>
          <table:table-cell office:value-type="float" office:value="30485193" table:number-columns-spanned="1" table:number-rows-spanned="2" table:style-name="ce9">
            <text:p>30,485,193</text:p>
          </table:table-cell>
          <table:table-cell office:value-type="float" office:value="46743550" table:number-columns-spanned="1" table:number-rows-spanned="2" table:style-name="ce9">
            <text:p>46,743,55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8303" table:number-columns-spanned="1" table:number-rows-spanned="2" table:style-name="ce9">
            <text:p>8,303</text:p>
          </table:table-cell>
          <table:table-cell office:value-type="percentage" office:value="0.65900000000000003" table:number-columns-spanned="1" table:number-rows-spanned="2" table:style-name="ce10">
            <text:p>65.90%</text:p>
          </table:table-cell>
          <table:table-cell office:value-type="float" office:value="5782" table:number-columns-spanned="1" table:number-rows-spanned="2" table:style-name="ce9">
            <text:p>5,782</text:p>
          </table:table-cell>
          <table:table-cell office:value-type="float" office:value="48010901" table:number-columns-spanned="1" table:number-rows-spanned="2" table:style-name="ce9">
            <text:p>48,010,901</text:p>
          </table:table-cell>
          <table:table-cell office:value-type="float" office:value="64921318" table:number-columns-spanned="1" table:number-rows-spanned="2" table:style-name="ce9">
            <text:p>64,921,318</text:p>
          </table:table-cell>
          <table:table-cell office:value-type="float" office:value="129568297" table:number-columns-spanned="1" table:number-rows-spanned="2" table:style-name="ce9">
            <text:p>129,568,297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003" table:number-columns-spanned="1" table:number-rows-spanned="2" table:style-name="ce9">
            <text:p>5,003</text:p>
          </table:table-cell>
          <table:table-cell office:value-type="percentage" office:value="0.57909999999999995" table:number-columns-spanned="1" table:number-rows-spanned="2" table:style-name="ce10">
            <text:p>57.91%</text:p>
          </table:table-cell>
          <table:table-cell office:value-type="float" office:value="6147" table:number-columns-spanned="1" table:number-rows-spanned="2" table:style-name="ce9">
            <text:p>6,147</text:p>
          </table:table-cell>
          <table:table-cell office:value-type="float" office:value="30752077" table:number-columns-spanned="1" table:number-rows-spanned="2" table:style-name="ce9">
            <text:p>30,752,077</text:p>
          </table:table-cell>
          <table:table-cell office:value-type="float" office:value="63965585" table:number-columns-spanned="1" table:number-rows-spanned="2" table:style-name="ce9">
            <text:p>63,965,585</text:p>
          </table:table-cell>
          <table:table-cell office:value-type="float" office:value="103928908" table:number-columns-spanned="1" table:number-rows-spanned="2" table:style-name="ce9">
            <text:p>103,928,908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5" table:number-columns-spanned="1" table:number-rows-spanned="2" table:style-name="ce8">
            <text:p>5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438" table:number-columns-spanned="1" table:number-rows-spanned="2" table:style-name="ce9">
            <text:p>5,438</text:p>
          </table:table-cell>
          <table:table-cell office:value-type="percentage" office:value="0.89290000000000003" table:number-columns-spanned="1" table:number-rows-spanned="2" table:style-name="ce10">
            <text:p>89.29%</text:p>
          </table:table-cell>
          <table:table-cell office:value-type="float" office:value="2376" table:number-columns-spanned="1" table:number-rows-spanned="2" table:style-name="ce9">
            <text:p>2,376</text:p>
          </table:table-cell>
          <table:table-cell office:value-type="float" office:value="12919187" table:number-columns-spanned="1" table:number-rows-spanned="2" table:style-name="ce9">
            <text:p>12,919,187</text:p>
          </table:table-cell>
          <table:table-cell office:value-type="float" office:value="6239073" table:number-columns-spanned="1" table:number-rows-spanned="2" table:style-name="ce9">
            <text:p>6,239,073</text:p>
          </table:table-cell>
          <table:table-cell office:value-type="float" office:value="25602248" table:number-columns-spanned="1" table:number-rows-spanned="2" table:style-name="ce9">
            <text:p>25,602,24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984" table:number-columns-spanned="1" table:number-rows-spanned="2" table:style-name="ce9">
            <text:p>3,984</text:p>
          </table:table-cell>
          <table:table-cell office:value-type="percentage" office:value="0.83" table:number-columns-spanned="1" table:number-rows-spanned="2" table:style-name="ce10">
            <text:p>83.00%</text:p>
          </table:table-cell>
          <table:table-cell office:value-type="float" office:value="8137" table:number-columns-spanned="1" table:number-rows-spanned="2" table:style-name="ce9">
            <text:p>8,137</text:p>
          </table:table-cell>
          <table:table-cell office:value-type="float" office:value="32419006" table:number-columns-spanned="1" table:number-rows-spanned="2" table:style-name="ce9">
            <text:p>32,419,006</text:p>
          </table:table-cell>
          <table:table-cell office:value-type="float" office:value="61506775" table:number-columns-spanned="1" table:number-rows-spanned="2" table:style-name="ce9">
            <text:p>61,506,775</text:p>
          </table:table-cell>
          <table:table-cell office:value-type="float" office:value="103992246" table:number-columns-spanned="1" table:number-rows-spanned="2" table:style-name="ce9">
            <text:p>103,992,246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9076" table:number-columns-spanned="1" table:number-rows-spanned="2" table:style-name="ce9">
            <text:p>9,076</text:p>
          </table:table-cell>
          <table:table-cell office:value-type="percentage" office:value="0.747" table:number-columns-spanned="1" table:number-rows-spanned="2" table:style-name="ce10">
            <text:p>74.70%</text:p>
          </table:table-cell>
          <table:table-cell office:value-type="float" office:value="8339" table:number-columns-spanned="1" table:number-rows-spanned="2" table:style-name="ce9">
            <text:p>8,339</text:p>
          </table:table-cell>
          <table:table-cell office:value-type="float" office:value="75681592" table:number-columns-spanned="1" table:number-rows-spanned="2" table:style-name="ce9">
            <text:p>75,681,592</text:p>
          </table:table-cell>
          <table:table-cell office:value-type="float" office:value="54027909" table:number-columns-spanned="1" table:number-rows-spanned="2" table:style-name="ce9">
            <text:p>54,027,909</text:p>
          </table:table-cell>
          <table:table-cell office:value-type="float" office:value="146038488" table:number-columns-spanned="1" table:number-rows-spanned="2" table:style-name="ce9">
            <text:p>146,038,488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56" table:number-columns-spanned="1" table:number-rows-spanned="2" table:style-name="ce8">
            <text:p>456</text:p>
          </table:table-cell>
          <table:table-cell office:value-type="percentage" office:value="0.38" table:number-columns-spanned="1" table:number-rows-spanned="2" table:style-name="ce10">
            <text:p>38.00%</text:p>
          </table:table-cell>
          <table:table-cell office:value-type="float" office:value="2790" table:number-columns-spanned="1" table:number-rows-spanned="2" table:style-name="ce9">
            <text:p>2,790</text:p>
          </table:table-cell>
          <table:table-cell office:value-type="float" office:value="1272313" table:number-columns-spanned="1" table:number-rows-spanned="2" table:style-name="ce9">
            <text:p>1,272,3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2313" table:number-columns-spanned="1" table:number-rows-spanned="2" table:style-name="ce9">
            <text:p>1,272,31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326" table:number-columns-spanned="1" table:number-rows-spanned="2" table:style-name="ce9">
            <text:p>3,326</text:p>
          </table:table-cell>
          <table:table-cell office:value-type="percentage" office:value="0.62990000000000002" table:number-columns-spanned="1" table:number-rows-spanned="2" table:style-name="ce10">
            <text:p>62.99%</text:p>
          </table:table-cell>
          <table:table-cell office:value-type="float" office:value="1731" table:number-columns-spanned="1" table:number-rows-spanned="2" table:style-name="ce9">
            <text:p>1,731</text:p>
          </table:table-cell>
          <table:table-cell office:value-type="float" office:value="5756595" table:number-columns-spanned="1" table:number-rows-spanned="2" table:style-name="ce9">
            <text:p>5,756,595</text:p>
          </table:table-cell>
          <table:table-cell office:value-type="float" office:value="3585316" table:number-columns-spanned="1" table:number-rows-spanned="2" table:style-name="ce9">
            <text:p>3,585,316</text:p>
          </table:table-cell>
          <table:table-cell office:value-type="float" office:value="27099712" table:number-columns-spanned="1" table:number-rows-spanned="2" table:style-name="ce9">
            <text:p>27,099,71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254" table:number-columns-spanned="1" table:number-rows-spanned="2" table:style-name="ce9">
            <text:p>5,254</text:p>
          </table:table-cell>
          <table:table-cell office:value-type="percentage" office:value="0.77490000000000003" table:number-columns-spanned="1" table:number-rows-spanned="2" table:style-name="ce10">
            <text:p>77.49%</text:p>
          </table:table-cell>
          <table:table-cell office:value-type="float" office:value="1601" table:number-columns-spanned="1" table:number-rows-spanned="2" table:style-name="ce9">
            <text:p>1,601</text:p>
          </table:table-cell>
          <table:table-cell office:value-type="float" office:value="8411215" table:number-columns-spanned="1" table:number-rows-spanned="2" table:style-name="ce9">
            <text:p>8,411,215</text:p>
          </table:table-cell>
          <table:table-cell office:value-type="float" office:value="7659289" table:number-columns-spanned="1" table:number-rows-spanned="2" table:style-name="ce9">
            <text:p>7,659,289</text:p>
          </table:table-cell>
          <table:table-cell office:value-type="float" office:value="16740865" table:number-columns-spanned="1" table:number-rows-spanned="2" table:style-name="ce9">
            <text:p>16,740,86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percentage" office:value="0.27400000000000002" table:number-columns-spanned="1" table:number-rows-spanned="2" table:style-name="ce10">
            <text:p>27.40%</text:p>
          </table:table-cell>
          <table:table-cell office:value-type="float" office:value="1641" table:number-columns-spanned="1" table:number-rows-spanned="2" table:style-name="ce9">
            <text:p>1,641</text:p>
          </table:table-cell>
          <table:table-cell office:value-type="float" office:value="917278" table:number-columns-spanned="1" table:number-rows-spanned="2" table:style-name="ce9">
            <text:p>917,278</text:p>
          </table:table-cell>
          <table:table-cell office:value-type="float" office:value="43614" table:number-columns-spanned="1" table:number-rows-spanned="2" table:style-name="ce9">
            <text:p>43,614</text:p>
          </table:table-cell>
          <table:table-cell office:value-type="float" office:value="960892" table:number-columns-spanned="1" table:number-rows-spanned="2" table:style-name="ce9">
            <text:p>960,89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421" table:number-columns-spanned="1" table:number-rows-spanned="2" table:style-name="ce9">
            <text:p>2,421</text:p>
          </table:table-cell>
          <table:table-cell office:value-type="percentage" office:value="0.72050000000000003" table:number-columns-spanned="1" table:number-rows-spanned="2" table:style-name="ce10">
            <text:p>72.05%</text:p>
          </table:table-cell>
          <table:table-cell office:value-type="float" office:value="1518" table:number-columns-spanned="1" table:number-rows-spanned="2" table:style-name="ce9">
            <text:p>1,518</text:p>
          </table:table-cell>
          <table:table-cell office:value-type="float" office:value="3674021" table:number-columns-spanned="1" table:number-rows-spanned="2" table:style-name="ce9">
            <text:p>3,674,021</text:p>
          </table:table-cell>
          <table:table-cell office:value-type="float" office:value="613090" table:number-columns-spanned="1" table:number-rows-spanned="2" table:style-name="ce9">
            <text:p>613,090</text:p>
          </table:table-cell>
          <table:table-cell office:value-type="float" office:value="4287111" table:number-columns-spanned="1" table:number-rows-spanned="2" table:style-name="ce9">
            <text:p>4,287,11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627" table:number-columns-spanned="1" table:number-rows-spanned="2" table:style-name="ce8">
            <text:p>627</text:p>
          </table:table-cell>
          <table:table-cell office:value-type="percentage" office:value="0.41799999999999998" table:number-columns-spanned="1" table:number-rows-spanned="2" table:style-name="ce10">
            <text:p>41.80%</text:p>
          </table:table-cell>
          <table:table-cell office:value-type="float" office:value="4929" table:number-columns-spanned="1" table:number-rows-spanned="2" table:style-name="ce9">
            <text:p>4,929</text:p>
          </table:table-cell>
          <table:table-cell office:value-type="float" office:value="3090368" table:number-columns-spanned="1" table:number-rows-spanned="2" table:style-name="ce9">
            <text:p>3,090,368</text:p>
          </table:table-cell>
          <table:table-cell office:value-type="float" office:value="1716870" table:number-columns-spanned="1" table:number-rows-spanned="2" table:style-name="ce9">
            <text:p>1,716,870</text:p>
          </table:table-cell>
          <table:table-cell office:value-type="float" office:value="5456661" table:number-columns-spanned="1" table:number-rows-spanned="2" table:style-name="ce9">
            <text:p>5,456,66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176" table:number-columns-spanned="1" table:number-rows-spanned="2" table:style-name="ce9">
            <text:p>1,176</text:p>
          </table:table-cell>
          <table:table-cell office:value-type="percentage" office:value="0.7" table:number-columns-spanned="1" table:number-rows-spanned="2" table:style-name="ce10">
            <text:p>70.00%</text:p>
          </table:table-cell>
          <table:table-cell office:value-type="float" office:value="2418" table:number-columns-spanned="1" table:number-rows-spanned="2" table:style-name="ce9">
            <text:p>2,418</text:p>
          </table:table-cell>
          <table:table-cell office:value-type="float" office:value="2843957" table:number-columns-spanned="1" table:number-rows-spanned="2" table:style-name="ce9">
            <text:p>2,843,957</text:p>
          </table:table-cell>
          <table:table-cell office:value-type="float" office:value="376507" table:number-columns-spanned="1" table:number-rows-spanned="2" table:style-name="ce9">
            <text:p>376,507</text:p>
          </table:table-cell>
          <table:table-cell office:value-type="float" office:value="3362103" table:number-columns-spanned="1" table:number-rows-spanned="2" table:style-name="ce9">
            <text:p>3,362,10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747" table:number-columns-spanned="1" table:number-rows-spanned="2" table:style-name="ce9">
            <text:p>1,747</text:p>
          </table:table-cell>
          <table:table-cell office:value-type="percentage" office:value="0.5766" table:number-columns-spanned="1" table:number-rows-spanned="2" table:style-name="ce10">
            <text:p>57.66%</text:p>
          </table:table-cell>
          <table:table-cell office:value-type="float" office:value="2993" table:number-columns-spanned="1" table:number-rows-spanned="2" table:style-name="ce9">
            <text:p>2,993</text:p>
          </table:table-cell>
          <table:table-cell office:value-type="float" office:value="5229561" table:number-columns-spanned="1" table:number-rows-spanned="2" table:style-name="ce9">
            <text:p>5,229,561</text:p>
          </table:table-cell>
          <table:table-cell office:value-type="float" office:value="4100373" table:number-columns-spanned="1" table:number-rows-spanned="2" table:style-name="ce9">
            <text:p>4,100,373</text:p>
          </table:table-cell>
          <table:table-cell office:value-type="float" office:value="10293763" table:number-columns-spanned="1" table:number-rows-spanned="2" table:style-name="ce9">
            <text:p>10,293,76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681" table:number-columns-spanned="1" table:number-rows-spanned="2" table:style-name="ce9">
            <text:p>1,681</text:p>
          </table:table-cell>
          <table:table-cell office:value-type="percentage" office:value="0.50029999999999997" table:number-columns-spanned="1" table:number-rows-spanned="2" table:style-name="ce10">
            <text:p>50.03%</text:p>
          </table:table-cell>
          <table:table-cell office:value-type="float" office:value="3265" table:number-columns-spanned="1" table:number-rows-spanned="2" table:style-name="ce9">
            <text:p>3,265</text:p>
          </table:table-cell>
          <table:table-cell office:value-type="float" office:value="5489075" table:number-columns-spanned="1" table:number-rows-spanned="2" table:style-name="ce9">
            <text:p>5,489,075</text:p>
          </table:table-cell>
          <table:table-cell office:value-type="float" office:value="7060549" table:number-columns-spanned="1" table:number-rows-spanned="2" table:style-name="ce9">
            <text:p>7,060,549</text:p>
          </table:table-cell>
          <table:table-cell office:value-type="float" office:value="14002165" table:number-columns-spanned="1" table:number-rows-spanned="2" table:style-name="ce9">
            <text:p>14,002,16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407" table:number-columns-spanned="1" table:number-rows-spanned="2" table:style-name="ce9">
            <text:p>3,407</text:p>
          </table:table-cell>
          <table:table-cell office:value-type="percentage" office:value="0.7571" table:number-columns-spanned="1" table:number-rows-spanned="2" table:style-name="ce10">
            <text:p>75.71%</text:p>
          </table:table-cell>
          <table:table-cell office:value-type="float" office:value="2896" table:number-columns-spanned="1" table:number-rows-spanned="2" table:style-name="ce9">
            <text:p>2,896</text:p>
          </table:table-cell>
          <table:table-cell office:value-type="float" office:value="9866806" table:number-columns-spanned="1" table:number-rows-spanned="2" table:style-name="ce9">
            <text:p>9,866,806</text:p>
          </table:table-cell>
          <table:table-cell office:value-type="float" office:value="6106722" table:number-columns-spanned="1" table:number-rows-spanned="2" table:style-name="ce9">
            <text:p>6,106,722</text:p>
          </table:table-cell>
          <table:table-cell office:value-type="float" office:value="16547969" table:number-columns-spanned="1" table:number-rows-spanned="2" table:style-name="ce9">
            <text:p>16,547,96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415" table:number-columns-spanned="1" table:number-rows-spanned="2" table:style-name="ce9">
            <text:p>6,415</text:p>
          </table:table-cell>
          <table:table-cell office:value-type="percentage" office:value="0.95040000000000002" table:number-columns-spanned="1" table:number-rows-spanned="2" table:style-name="ce10">
            <text:p>95.04%</text:p>
          </table:table-cell>
          <table:table-cell office:value-type="float" office:value="3063" table:number-columns-spanned="1" table:number-rows-spanned="2" table:style-name="ce9">
            <text:p>3,063</text:p>
          </table:table-cell>
          <table:table-cell office:value-type="float" office:value="19650289" table:number-columns-spanned="1" table:number-rows-spanned="2" table:style-name="ce9">
            <text:p>19,650,289</text:p>
          </table:table-cell>
          <table:table-cell office:value-type="float" office:value="21951364" table:number-columns-spanned="1" table:number-rows-spanned="2" table:style-name="ce9">
            <text:p>21,951,364</text:p>
          </table:table-cell>
          <table:table-cell office:value-type="float" office:value="47541457" table:number-columns-spanned="1" table:number-rows-spanned="2" table:style-name="ce9">
            <text:p>47,541,45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310" table:number-columns-spanned="1" table:number-rows-spanned="2" table:style-name="ce9">
            <text:p>2,310</text:p>
          </table:table-cell>
          <table:table-cell office:value-type="percentage" office:value="0.64170000000000005" table:number-columns-spanned="1" table:number-rows-spanned="2" table:style-name="ce10">
            <text:p>64.17%</text:p>
          </table:table-cell>
          <table:table-cell office:value-type="float" office:value="3295" table:number-columns-spanned="1" table:number-rows-spanned="2" table:style-name="ce9">
            <text:p>3,295</text:p>
          </table:table-cell>
          <table:table-cell office:value-type="float" office:value="7612250" table:number-columns-spanned="1" table:number-rows-spanned="2" table:style-name="ce9">
            <text:p>7,612,250</text:p>
          </table:table-cell>
          <table:table-cell office:value-type="float" office:value="11883252" table:number-columns-spanned="1" table:number-rows-spanned="2" table:style-name="ce9">
            <text:p>11,883,252</text:p>
          </table:table-cell>
          <table:table-cell office:value-type="float" office:value="20899294" table:number-columns-spanned="1" table:number-rows-spanned="2" table:style-name="ce9">
            <text:p>20,899,29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790" table:number-columns-spanned="1" table:number-rows-spanned="2" table:style-name="ce9">
            <text:p>2,790</text:p>
          </table:table-cell>
          <table:table-cell office:value-type="percentage" office:value="0.72089999999999999" table:number-columns-spanned="1" table:number-rows-spanned="2" table:style-name="ce10">
            <text:p>72.09%</text:p>
          </table:table-cell>
          <table:table-cell office:value-type="float" office:value="3346" table:number-columns-spanned="1" table:number-rows-spanned="2" table:style-name="ce9">
            <text:p>3,346</text:p>
          </table:table-cell>
          <table:table-cell office:value-type="float" office:value="9334581" table:number-columns-spanned="1" table:number-rows-spanned="2" table:style-name="ce9">
            <text:p>9,334,581</text:p>
          </table:table-cell>
          <table:table-cell office:value-type="float" office:value="3210322" table:number-columns-spanned="1" table:number-rows-spanned="2" table:style-name="ce9">
            <text:p>3,210,322</text:p>
          </table:table-cell>
          <table:table-cell office:value-type="float" office:value="13655202" table:number-columns-spanned="1" table:number-rows-spanned="2" table:style-name="ce9">
            <text:p>13,655,20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009" table:number-columns-spanned="1" table:number-rows-spanned="2" table:style-name="ce9">
            <text:p>7,009</text:p>
          </table:table-cell>
          <table:table-cell office:value-type="percentage" office:value="0.81689999999999996" table:number-columns-spanned="1" table:number-rows-spanned="2" table:style-name="ce10">
            <text:p>81.69%</text:p>
          </table:table-cell>
          <table:table-cell office:value-type="float" office:value="4676" table:number-columns-spanned="1" table:number-rows-spanned="2" table:style-name="ce9">
            <text:p>4,676</text:p>
          </table:table-cell>
          <table:table-cell office:value-type="float" office:value="32774036" table:number-columns-spanned="1" table:number-rows-spanned="2" table:style-name="ce9">
            <text:p>32,774,036</text:p>
          </table:table-cell>
          <table:table-cell office:value-type="float" office:value="41073593" table:number-columns-spanned="1" table:number-rows-spanned="2" table:style-name="ce9">
            <text:p>41,073,593</text:p>
          </table:table-cell>
          <table:table-cell office:value-type="float" office:value="77274634" table:number-columns-spanned="1" table:number-rows-spanned="2" table:style-name="ce9">
            <text:p>77,274,634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333" table:number-columns-spanned="1" table:number-rows-spanned="2" table:style-name="ce9">
            <text:p>6,333</text:p>
          </table:table-cell>
          <table:table-cell office:value-type="percentage" office:value="0.87590000000000001" table:number-columns-spanned="1" table:number-rows-spanned="2" table:style-name="ce10">
            <text:p>87.59%</text:p>
          </table:table-cell>
          <table:table-cell office:value-type="float" office:value="1951" table:number-columns-spanned="1" table:number-rows-spanned="2" table:style-name="ce9">
            <text:p>1,951</text:p>
          </table:table-cell>
          <table:table-cell office:value-type="float" office:value="12355528" table:number-columns-spanned="1" table:number-rows-spanned="2" table:style-name="ce9">
            <text:p>12,355,528</text:p>
          </table:table-cell>
          <table:table-cell office:value-type="float" office:value="20687366" table:number-columns-spanned="1" table:number-rows-spanned="2" table:style-name="ce9">
            <text:p>20,687,366</text:p>
          </table:table-cell>
          <table:table-cell office:value-type="float" office:value="38429991" table:number-columns-spanned="1" table:number-rows-spanned="2" table:style-name="ce9">
            <text:p>38,429,99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25" table:number-columns-spanned="1" table:number-rows-spanned="2" table:style-name="ce8">
            <text:p>825</text:p>
          </table:table-cell>
          <table:table-cell office:value-type="percentage" office:value="0.30559999999999998" table:number-columns-spanned="1" table:number-rows-spanned="2" table:style-name="ce10">
            <text:p>30.56%</text:p>
          </table:table-cell>
          <table:table-cell office:value-type="float" office:value="6772" table:number-columns-spanned="1" table:number-rows-spanned="2" table:style-name="ce9">
            <text:p>6,772</text:p>
          </table:table-cell>
          <table:table-cell office:value-type="float" office:value="5587137" table:number-columns-spanned="1" table:number-rows-spanned="2" table:style-name="ce9">
            <text:p>5,587,137</text:p>
          </table:table-cell>
          <table:table-cell office:value-type="float" office:value="5993493" table:number-columns-spanned="1" table:number-rows-spanned="2" table:style-name="ce9">
            <text:p>5,993,493</text:p>
          </table:table-cell>
          <table:table-cell office:value-type="float" office:value="13880834" table:number-columns-spanned="1" table:number-rows-spanned="2" table:style-name="ce9">
            <text:p>13,880,83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percentage" office:value="0.42470000000000002" table:number-columns-spanned="1" table:number-rows-spanned="2" table:style-name="ce10">
            <text:p>42.47%</text:p>
          </table:table-cell>
          <table:table-cell office:value-type="float" office:value="12409" table:number-columns-spanned="1" table:number-rows-spanned="2" table:style-name="ce9">
            <text:p>12,409</text:p>
          </table:table-cell>
          <table:table-cell office:value-type="float" office:value="10436363" table:number-columns-spanned="1" table:number-rows-spanned="2" table:style-name="ce9">
            <text:p>10,436,363</text:p>
          </table:table-cell>
          <table:table-cell office:value-type="float" office:value="9172794" table:number-columns-spanned="1" table:number-rows-spanned="2" table:style-name="ce9">
            <text:p>9,172,794</text:p>
          </table:table-cell>
          <table:table-cell office:value-type="float" office:value="22211863" table:number-columns-spanned="1" table:number-rows-spanned="2" table:style-name="ce9">
            <text:p>22,211,86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882" table:number-columns-spanned="1" table:number-rows-spanned="2" table:style-name="ce9">
            <text:p>5,882</text:p>
          </table:table-cell>
          <table:table-cell office:value-type="percentage" office:value="0.84509999999999996" table:number-columns-spanned="1" table:number-rows-spanned="2" table:style-name="ce10">
            <text:p>84.51%</text:p>
          </table:table-cell>
          <table:table-cell office:value-type="float" office:value="5708" table:number-columns-spanned="1" table:number-rows-spanned="2" table:style-name="ce9">
            <text:p>5,708</text:p>
          </table:table-cell>
          <table:table-cell office:value-type="float" office:value="33572020" table:number-columns-spanned="1" table:number-rows-spanned="2" table:style-name="ce9">
            <text:p>33,572,020</text:p>
          </table:table-cell>
          <table:table-cell office:value-type="float" office:value="25650334" table:number-columns-spanned="1" table:number-rows-spanned="2" table:style-name="ce9">
            <text:p>25,650,334</text:p>
          </table:table-cell>
          <table:table-cell office:value-type="float" office:value="65192828" table:number-columns-spanned="1" table:number-rows-spanned="2" table:style-name="ce9">
            <text:p>65,192,82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71" table:number-columns-spanned="1" table:number-rows-spanned="2" table:style-name="ce9">
            <text:p>11,371</text:p>
          </table:table-cell>
          <table:table-cell office:value-type="float" office:value="239996" table:number-columns-spanned="1" table:number-rows-spanned="2" table:style-name="ce9">
            <text:p>239,996</text:p>
          </table:table-cell>
          <table:table-cell office:value-type="percentage" office:value="0.70350000000000001" table:number-columns-spanned="1" table:number-rows-spanned="2" table:style-name="ce10">
            <text:p>70.35%</text:p>
          </table:table-cell>
          <table:table-cell office:value-type="float" office:value="4245" table:number-columns-spanned="1" table:number-rows-spanned="2" table:style-name="ce9">
            <text:p>4,245</text:p>
          </table:table-cell>
          <table:table-cell office:value-type="float" office:value="1018854526" table:number-columns-spanned="1" table:number-rows-spanned="2" table:style-name="ce9">
            <text:p>1,018,854,526</text:p>
          </table:table-cell>
          <table:table-cell office:value-type="float" office:value="1141250390" table:number-columns-spanned="1" table:number-rows-spanned="2" table:style-name="ce9">
            <text:p>1,141,250,390</text:p>
          </table:table-cell>
          <table:table-cell office:value-type="float" office:value="2473510649" table:number-columns-spanned="1" table:number-rows-spanned="2" table:style-name="ce9">
            <text:p>2,473,510,649</text:p>
          </table:table-cell>
          <table:table-cell office:value-type="float" office:value="3663" table:number-columns-spanned="1" table:number-rows-spanned="2" table:style-name="ce9">
            <text:p>3,663</text:p>
          </table:table-cell>
          <table:table-cell office:value-type="float" office:value="6267" table:number-columns-spanned="1" table:number-rows-spanned="2" table:style-name="ce9">
            <text:p>6,267</text:p>
          </table:table-cell>
          <table:table-cell office:value-type="float" office:value="2213" table:number-columns-spanned="1" table:number-rows-spanned="2" table:style-name="ce9">
            <text:p>2,213</text:p>
          </table:table-cell>
          <table:table-cell office:value-type="float" office:value="1145" table:number-columns-spanned="1" table:number-rows-spanned="2" table:style-name="ce9">
            <text:p>1,145</text:p>
          </table:table-cell>
          <table:table-cell office:value-type="float" office:value="13288" table:number-columns-spanned="1" table:number-rows-spanned="2" table:style-name="ce9">
            <text:p>13,28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883" table:number-columns-spanned="1" table:number-rows-spanned="2" table:style-name="ce9">
            <text:p>2,883</text:p>
          </table:table-cell>
          <table:table-cell office:value-type="percentage" office:value="0.3236" table:number-columns-spanned="1" table:number-rows-spanned="2" table:style-name="ce10">
            <text:p>32.36%</text:p>
          </table:table-cell>
          <table:table-cell office:value-type="float" office:value="1463" table:number-columns-spanned="1" table:number-rows-spanned="2" table:style-name="ce9">
            <text:p>1,463</text:p>
          </table:table-cell>
          <table:table-cell office:value-type="float" office:value="4216494" table:number-columns-spanned="1" table:number-rows-spanned="2" table:style-name="ce9">
            <text:p>4,216,494</text:p>
          </table:table-cell>
          <table:table-cell office:value-type="float" office:value="2527813" table:number-columns-spanned="1" table:number-rows-spanned="2" table:style-name="ce9">
            <text:p>2,527,813</text:p>
          </table:table-cell>
          <table:table-cell office:value-type="float" office:value="6834004" table:number-columns-spanned="1" table:number-rows-spanned="2" table:style-name="ce9">
            <text:p>6,834,00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467" table:number-columns-spanned="1" table:number-rows-spanned="2" table:style-name="ce9">
            <text:p>3,467</text:p>
          </table:table-cell>
          <table:table-cell office:value-type="percentage" office:value="0.42959999999999998" table:number-columns-spanned="1" table:number-rows-spanned="2" table:style-name="ce10">
            <text:p>42.96%</text:p>
          </table:table-cell>
          <table:table-cell office:value-type="float" office:value="1678" table:number-columns-spanned="1" table:number-rows-spanned="2" table:style-name="ce9">
            <text:p>1,678</text:p>
          </table:table-cell>
          <table:table-cell office:value-type="float" office:value="5816888" table:number-columns-spanned="1" table:number-rows-spanned="2" table:style-name="ce9">
            <text:p>5,816,888</text:p>
          </table:table-cell>
          <table:table-cell office:value-type="float" office:value="1763483" table:number-columns-spanned="1" table:number-rows-spanned="2" table:style-name="ce9">
            <text:p>1,763,483</text:p>
          </table:table-cell>
          <table:table-cell office:value-type="float" office:value="8333948" table:number-columns-spanned="1" table:number-rows-spanned="2" table:style-name="ce9">
            <text:p>8,333,94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0281" table:number-columns-spanned="1" table:number-rows-spanned="2" table:style-name="ce9">
            <text:p>10,281</text:p>
          </table:table-cell>
          <table:table-cell office:value-type="percentage" office:value="0.75649999999999995" table:number-columns-spanned="1" table:number-rows-spanned="2" table:style-name="ce10">
            <text:p>75.65%</text:p>
          </table:table-cell>
          <table:table-cell office:value-type="float" office:value="1989" table:number-columns-spanned="1" table:number-rows-spanned="2" table:style-name="ce9">
            <text:p>1,989</text:p>
          </table:table-cell>
          <table:table-cell office:value-type="float" office:value="20453711" table:number-columns-spanned="1" table:number-rows-spanned="2" table:style-name="ce9">
            <text:p>20,453,711</text:p>
          </table:table-cell>
          <table:table-cell office:value-type="float" office:value="34693839" table:number-columns-spanned="1" table:number-rows-spanned="2" table:style-name="ce9">
            <text:p>34,693,839</text:p>
          </table:table-cell>
          <table:table-cell office:value-type="float" office:value="57126127" table:number-columns-spanned="1" table:number-rows-spanned="2" table:style-name="ce9">
            <text:p>57,126,127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10005" table:number-columns-spanned="1" table:number-rows-spanned="2" table:style-name="ce9">
            <text:p>10,005</text:p>
          </table:table-cell>
          <table:table-cell office:value-type="percentage" office:value="0.76490000000000002" table:number-columns-spanned="1" table:number-rows-spanned="2" table:style-name="ce10">
            <text:p>76.49%</text:p>
          </table:table-cell>
          <table:table-cell office:value-type="float" office:value="3454" table:number-columns-spanned="1" table:number-rows-spanned="2" table:style-name="ce9">
            <text:p>3,454</text:p>
          </table:table-cell>
          <table:table-cell office:value-type="float" office:value="34555333" table:number-columns-spanned="1" table:number-rows-spanned="2" table:style-name="ce9">
            <text:p>34,555,333</text:p>
          </table:table-cell>
          <table:table-cell office:value-type="float" office:value="57021322" table:number-columns-spanned="1" table:number-rows-spanned="2" table:style-name="ce9">
            <text:p>57,021,322</text:p>
          </table:table-cell>
          <table:table-cell office:value-type="float" office:value="105722465" table:number-columns-spanned="1" table:number-rows-spanned="2" table:style-name="ce9">
            <text:p>105,722,46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454" table:number-columns-spanned="1" table:number-rows-spanned="2" table:style-name="ce8">
            <text:p>45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845" table:number-columns-spanned="1" table:number-rows-spanned="2" table:style-name="ce8">
            <text:p>8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504" table:number-columns-spanned="1" table:number-rows-spanned="2" table:style-name="ce9">
            <text:p>6,504</text:p>
          </table:table-cell>
          <table:table-cell office:value-type="percentage" office:value="0.8" table:number-columns-spanned="1" table:number-rows-spanned="2" table:style-name="ce10">
            <text:p>80.00%</text:p>
          </table:table-cell>
          <table:table-cell office:value-type="float" office:value="2180" table:number-columns-spanned="1" table:number-rows-spanned="2" table:style-name="ce9">
            <text:p>2,180</text:p>
          </table:table-cell>
          <table:table-cell office:value-type="float" office:value="14181000" table:number-columns-spanned="1" table:number-rows-spanned="2" table:style-name="ce9">
            <text:p>14,181,000</text:p>
          </table:table-cell>
          <table:table-cell office:value-type="float" office:value="15099000" table:number-columns-spanned="1" table:number-rows-spanned="2" table:style-name="ce9">
            <text:p>15,099,000</text:p>
          </table:table-cell>
          <table:table-cell office:value-type="float" office:value="32610000" table:number-columns-spanned="1" table:number-rows-spanned="2" table:style-name="ce9">
            <text:p>32,610,00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0151" table:number-columns-spanned="1" table:number-rows-spanned="2" table:style-name="ce9">
            <text:p>10,151</text:p>
          </table:table-cell>
          <table:table-cell office:value-type="percentage" office:value="0.57840000000000003" table:number-columns-spanned="1" table:number-rows-spanned="2" table:style-name="ce10">
            <text:p>57.84%</text:p>
          </table:table-cell>
          <table:table-cell office:value-type="float" office:value="2442" table:number-columns-spanned="1" table:number-rows-spanned="2" table:style-name="ce9">
            <text:p>2,442</text:p>
          </table:table-cell>
          <table:table-cell office:value-type="float" office:value="24790011" table:number-columns-spanned="1" table:number-rows-spanned="2" table:style-name="ce9">
            <text:p>24,790,011</text:p>
          </table:table-cell>
          <table:table-cell office:value-type="float" office:value="26966201" table:number-columns-spanned="1" table:number-rows-spanned="2" table:style-name="ce9">
            <text:p>26,966,201</text:p>
          </table:table-cell>
          <table:table-cell office:value-type="float" office:value="64103777" table:number-columns-spanned="1" table:number-rows-spanned="2" table:style-name="ce9">
            <text:p>64,103,777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7607" table:number-columns-spanned="1" table:number-rows-spanned="2" table:style-name="ce9">
            <text:p>7,607</text:p>
          </table:table-cell>
          <table:table-cell office:value-type="percentage" office:value="0.6673" table:number-columns-spanned="1" table:number-rows-spanned="2" table:style-name="ce10">
            <text:p>66.73%</text:p>
          </table:table-cell>
          <table:table-cell office:value-type="float" office:value="1940" table:number-columns-spanned="1" table:number-rows-spanned="2" table:style-name="ce9">
            <text:p>1,940</text:p>
          </table:table-cell>
          <table:table-cell office:value-type="float" office:value="14759345" table:number-columns-spanned="1" table:number-rows-spanned="2" table:style-name="ce9">
            <text:p>14,759,345</text:p>
          </table:table-cell>
          <table:table-cell office:value-type="float" office:value="16683828" table:number-columns-spanned="1" table:number-rows-spanned="2" table:style-name="ce9">
            <text:p>16,683,828</text:p>
          </table:table-cell>
          <table:table-cell office:value-type="float" office:value="32992000" table:number-columns-spanned="1" table:number-rows-spanned="2" table:style-name="ce9">
            <text:p>32,992,00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775" table:number-columns-spanned="1" table:number-rows-spanned="2" table:style-name="ce9">
            <text:p>3,775</text:p>
          </table:table-cell>
          <table:table-cell office:value-type="percentage" office:value="0.63549999999999995" table:number-columns-spanned="1" table:number-rows-spanned="2" table:style-name="ce10">
            <text:p>63.55%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float" office:value="8041738" table:number-columns-spanned="1" table:number-rows-spanned="2" table:style-name="ce9">
            <text:p>8,041,738</text:p>
          </table:table-cell>
          <table:table-cell office:value-type="float" office:value="19330660" table:number-columns-spanned="1" table:number-rows-spanned="2" table:style-name="ce9">
            <text:p>19,330,660</text:p>
          </table:table-cell>
          <table:table-cell office:value-type="float" office:value="29155596" table:number-columns-spanned="1" table:number-rows-spanned="2" table:style-name="ce9">
            <text:p>29,155,59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990" table:number-columns-spanned="1" table:number-rows-spanned="2" table:style-name="ce9">
            <text:p>3,990</text:p>
          </table:table-cell>
          <table:table-cell office:value-type="percentage" office:value="0.53200000000000003" table:number-columns-spanned="1" table:number-rows-spanned="2" table:style-name="ce10">
            <text:p>53.20%</text:p>
          </table:table-cell>
          <table:table-cell office:value-type="float" office:value="1708" table:number-columns-spanned="1" table:number-rows-spanned="2" table:style-name="ce9">
            <text:p>1,708</text:p>
          </table:table-cell>
          <table:table-cell office:value-type="float" office:value="6813397" table:number-columns-spanned="1" table:number-rows-spanned="2" table:style-name="ce9">
            <text:p>6,813,397</text:p>
          </table:table-cell>
          <table:table-cell office:value-type="float" office:value="3304723" table:number-columns-spanned="1" table:number-rows-spanned="2" table:style-name="ce9">
            <text:p>3,304,723</text:p>
          </table:table-cell>
          <table:table-cell office:value-type="float" office:value="10150601" table:number-columns-spanned="1" table:number-rows-spanned="2" table:style-name="ce9">
            <text:p>10,150,60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139" table:number-columns-spanned="1" table:number-rows-spanned="2" table:style-name="ce9">
            <text:p>3,139</text:p>
          </table:table-cell>
          <table:table-cell office:value-type="float" office:value="58663" table:number-columns-spanned="1" table:number-rows-spanned="2" table:style-name="ce9">
            <text:p>58,663</text:p>
          </table:table-cell>
          <table:table-cell office:value-type="percentage" office:value="0.62290000000000001" table:number-columns-spanned="1" table:number-rows-spanned="2" table:style-name="ce10">
            <text:p>62.29%</text:p>
          </table:table-cell>
          <table:table-cell office:value-type="float" office:value="2278" table:number-columns-spanned="1" table:number-rows-spanned="2" table:style-name="ce9">
            <text:p>2,278</text:p>
          </table:table-cell>
          <table:table-cell office:value-type="float" office:value="133627917" table:number-columns-spanned="1" table:number-rows-spanned="2" table:style-name="ce9">
            <text:p>133,627,917</text:p>
          </table:table-cell>
          <table:table-cell office:value-type="float" office:value="177390869" table:number-columns-spanned="1" table:number-rows-spanned="2" table:style-name="ce9">
            <text:p>177,390,869</text:p>
          </table:table-cell>
          <table:table-cell office:value-type="float" office:value="347028518" table:number-columns-spanned="1" table:number-rows-spanned="2" table:style-name="ce9">
            <text:p>347,028,518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2784" table:number-columns-spanned="1" table:number-rows-spanned="2" table:style-name="ce9">
            <text:p>2,78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379" table:number-columns-spanned="1" table:number-rows-spanned="2" table:style-name="ce9">
            <text:p>3,379</text:p>
          </table:table-cell>
          <table:table-cell office:value-type="percentage" office:value="0.63280000000000003" table:number-columns-spanned="1" table:number-rows-spanned="2" table:style-name="ce10">
            <text:p>63.28%</text:p>
          </table:table-cell>
          <table:table-cell office:value-type="float" office:value="2097" table:number-columns-spanned="1" table:number-rows-spanned="2" table:style-name="ce9">
            <text:p>2,097</text:p>
          </table:table-cell>
          <table:table-cell office:value-type="float" office:value="7086192" table:number-columns-spanned="1" table:number-rows-spanned="2" table:style-name="ce9">
            <text:p>7,086,192</text:p>
          </table:table-cell>
          <table:table-cell office:value-type="float" office:value="14418121" table:number-columns-spanned="1" table:number-rows-spanned="2" table:style-name="ce9">
            <text:p>14,418,121</text:p>
          </table:table-cell>
          <table:table-cell office:value-type="float" office:value="23910549" table:number-columns-spanned="1" table:number-rows-spanned="2" table:style-name="ce9">
            <text:p>23,910,54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2227" table:number-columns-spanned="1" table:number-rows-spanned="2" table:style-name="ce9">
            <text:p>2,227</text:p>
          </table:table-cell>
          <table:table-cell office:value-type="percentage" office:value="0.3256" table:number-columns-spanned="1" table:number-rows-spanned="2" table:style-name="ce10">
            <text:p>32.56%</text:p>
          </table:table-cell>
          <table:table-cell office:value-type="float" office:value="1820" table:number-columns-spanned="1" table:number-rows-spanned="2" table:style-name="ce9">
            <text:p>1,820</text:p>
          </table:table-cell>
          <table:table-cell office:value-type="float" office:value="4053385" table:number-columns-spanned="1" table:number-rows-spanned="2" table:style-name="ce9">
            <text:p>4,053,385</text:p>
          </table:table-cell>
          <table:table-cell office:value-type="float" office:value="4904633" table:number-columns-spanned="1" table:number-rows-spanned="2" table:style-name="ce9">
            <text:p>4,904,633</text:p>
          </table:table-cell>
          <table:table-cell office:value-type="float" office:value="9459404" table:number-columns-spanned="1" table:number-rows-spanned="2" table:style-name="ce9">
            <text:p>9,459,40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8076" table:number-columns-spanned="1" table:number-rows-spanned="2" table:style-name="ce9">
            <text:p>8,076</text:p>
          </table:table-cell>
          <table:table-cell office:value-type="percentage" office:value="0.76049999999999995" table:number-columns-spanned="1" table:number-rows-spanned="2" table:style-name="ce10">
            <text:p>76.05%</text:p>
          </table:table-cell>
          <table:table-cell office:value-type="float" office:value="2274" table:number-columns-spanned="1" table:number-rows-spanned="2" table:style-name="ce9">
            <text:p>2,274</text:p>
          </table:table-cell>
          <table:table-cell office:value-type="float" office:value="18361578" table:number-columns-spanned="1" table:number-rows-spanned="2" table:style-name="ce9">
            <text:p>18,361,578</text:p>
          </table:table-cell>
          <table:table-cell office:value-type="float" office:value="16317151" table:number-columns-spanned="1" table:number-rows-spanned="2" table:style-name="ce9">
            <text:p>16,317,151</text:p>
          </table:table-cell>
          <table:table-cell office:value-type="float" office:value="38604979" table:number-columns-spanned="1" table:number-rows-spanned="2" table:style-name="ce9">
            <text:p>38,604,979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101" table:number-columns-spanned="1" table:number-rows-spanned="2" table:style-name="ce9">
            <text:p>3,101</text:p>
          </table:table-cell>
          <table:table-cell office:value-type="percentage" office:value="0.66690000000000005" table:number-columns-spanned="1" table:number-rows-spanned="2" table:style-name="ce10">
            <text:p>66.69%</text:p>
          </table:table-cell>
          <table:table-cell office:value-type="float" office:value="2552" table:number-columns-spanned="1" table:number-rows-spanned="2" table:style-name="ce9">
            <text:p>2,552</text:p>
          </table:table-cell>
          <table:table-cell office:value-type="float" office:value="7914501" table:number-columns-spanned="1" table:number-rows-spanned="2" table:style-name="ce9">
            <text:p>7,914,501</text:p>
          </table:table-cell>
          <table:table-cell office:value-type="float" office:value="9423246" table:number-columns-spanned="1" table:number-rows-spanned="2" table:style-name="ce9">
            <text:p>9,423,246</text:p>
          </table:table-cell>
          <table:table-cell office:value-type="float" office:value="20366335" table:number-columns-spanned="1" table:number-rows-spanned="2" table:style-name="ce9">
            <text:p>20,366,335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565" table:number-columns-spanned="1" table:number-rows-spanned="2" table:style-name="ce9">
            <text:p>5,565</text:p>
          </table:table-cell>
          <table:table-cell office:value-type="percentage" office:value="0.83560000000000001" table:number-columns-spanned="1" table:number-rows-spanned="2" table:style-name="ce10">
            <text:p>83.56%</text:p>
          </table:table-cell>
          <table:table-cell office:value-type="float" office:value="2776" table:number-columns-spanned="1" table:number-rows-spanned="2" table:style-name="ce9">
            <text:p>2,776</text:p>
          </table:table-cell>
          <table:table-cell office:value-type="float" office:value="15449901" table:number-columns-spanned="1" table:number-rows-spanned="2" table:style-name="ce9">
            <text:p>15,449,901</text:p>
          </table:table-cell>
          <table:table-cell office:value-type="float" office:value="20905870" table:number-columns-spanned="1" table:number-rows-spanned="2" table:style-name="ce9">
            <text:p>20,905,870</text:p>
          </table:table-cell>
          <table:table-cell office:value-type="float" office:value="49300451" table:number-columns-spanned="1" table:number-rows-spanned="2" table:style-name="ce9">
            <text:p>49,300,451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280" table:number-columns-spanned="1" table:number-rows-spanned="2" table:style-name="ce9">
            <text:p>3,280</text:p>
          </table:table-cell>
          <table:table-cell office:value-type="percentage" office:value="0.73380000000000001" table:number-columns-spanned="1" table:number-rows-spanned="2" table:style-name="ce10">
            <text:p>73.38%</text:p>
          </table:table-cell>
          <table:table-cell office:value-type="float" office:value="3198" table:number-columns-spanned="1" table:number-rows-spanned="2" table:style-name="ce9">
            <text:p>3,198</text:p>
          </table:table-cell>
          <table:table-cell office:value-type="float" office:value="10488856" table:number-columns-spanned="1" table:number-rows-spanned="2" table:style-name="ce9">
            <text:p>10,488,856</text:p>
          </table:table-cell>
          <table:table-cell office:value-type="float" office:value="25604828" table:number-columns-spanned="1" table:number-rows-spanned="2" table:style-name="ce9">
            <text:p>25,604,828</text:p>
          </table:table-cell>
          <table:table-cell office:value-type="float" office:value="40263205" table:number-columns-spanned="1" table:number-rows-spanned="2" table:style-name="ce9">
            <text:p>40,263,205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4035" table:number-columns-spanned="1" table:number-rows-spanned="2" table:style-name="ce9">
            <text:p>4,035</text:p>
          </table:table-cell>
          <table:table-cell office:value-type="percentage" office:value="0.67249999999999999" table:number-columns-spanned="1" table:number-rows-spanned="2" table:style-name="ce10">
            <text:p>67.25%</text:p>
          </table:table-cell>
          <table:table-cell office:value-type="float" office:value="1624" table:number-columns-spanned="1" table:number-rows-spanned="2" table:style-name="ce9">
            <text:p>1,624</text:p>
          </table:table-cell>
          <table:table-cell office:value-type="float" office:value="6552831" table:number-columns-spanned="1" table:number-rows-spanned="2" table:style-name="ce9">
            <text:p>6,552,831</text:p>
          </table:table-cell>
          <table:table-cell office:value-type="float" office:value="3963832" table:number-columns-spanned="1" table:number-rows-spanned="2" table:style-name="ce9">
            <text:p>3,963,832</text:p>
          </table:table-cell>
          <table:table-cell office:value-type="float" office:value="11070542" table:number-columns-spanned="1" table:number-rows-spanned="2" table:style-name="ce9">
            <text:p>11,070,54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9663" table:number-columns-spanned="1" table:number-rows-spanned="2" table:style-name="ce9">
            <text:p>29,663</text:p>
          </table:table-cell>
          <table:table-cell office:value-type="percentage" office:value="0.66539999999999999" table:number-columns-spanned="1" table:number-rows-spanned="2" table:style-name="ce10">
            <text:p>66.54%</text:p>
          </table:table-cell>
          <table:table-cell office:value-type="float" office:value="2357" table:number-columns-spanned="1" table:number-rows-spanned="2" table:style-name="ce9">
            <text:p>2,357</text:p>
          </table:table-cell>
          <table:table-cell office:value-type="float" office:value="69907244" table:number-columns-spanned="1" table:number-rows-spanned="2" table:style-name="ce9">
            <text:p>69,907,244</text:p>
          </table:table-cell>
          <table:table-cell office:value-type="float" office:value="95537681" table:number-columns-spanned="1" table:number-rows-spanned="2" table:style-name="ce9">
            <text:p>95,537,681</text:p>
          </table:table-cell>
          <table:table-cell office:value-type="float" office:value="192975465" table:number-columns-spanned="1" table:number-rows-spanned="2" table:style-name="ce9">
            <text:p>192,975,465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716" table:number-columns-spanned="1" table:number-rows-spanned="2" table:style-name="ce8">
            <text:p>716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628" table:number-columns-spanned="1" table:number-rows-spanned="2" table:style-name="ce9">
            <text:p>1,62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617" table:number-columns-spanned="1" table:number-rows-spanned="2" table:style-name="ce9">
            <text:p>1,617</text:p>
          </table:table-cell>
          <table:table-cell office:value-type="percentage" office:value="0.32279999999999998" table:number-columns-spanned="1" table:number-rows-spanned="2" table:style-name="ce10">
            <text:p>32.28%</text:p>
          </table:table-cell>
          <table:table-cell office:value-type="float" office:value="1237" table:number-columns-spanned="1" table:number-rows-spanned="2" table:style-name="ce9">
            <text:p>1,237</text:p>
          </table:table-cell>
          <table:table-cell office:value-type="float" office:value="2000000" table:number-columns-spanned="1" table:number-rows-spanned="2" table:style-name="ce9">
            <text:p>2,000,000</text:p>
          </table:table-cell>
          <table:table-cell office:value-type="float" office:value="420000" table:number-columns-spanned="1" table:number-rows-spanned="2" table:style-name="ce9">
            <text:p>420,000</text:p>
          </table:table-cell>
          <table:table-cell office:value-type="float" office:value="2424638" table:number-columns-spanned="1" table:number-rows-spanned="2" table:style-name="ce9">
            <text:p>2,424,63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245" table:number-columns-spanned="1" table:number-rows-spanned="2" table:style-name="ce9">
            <text:p>2,245</text:p>
          </table:table-cell>
          <table:table-cell office:value-type="percentage" office:value="0.2772" table:number-columns-spanned="1" table:number-rows-spanned="2" table:style-name="ce10">
            <text:p>27.72%</text:p>
          </table:table-cell>
          <table:table-cell office:value-type="float" office:value="1312" table:number-columns-spanned="1" table:number-rows-spanned="2" table:style-name="ce9">
            <text:p>1,312</text:p>
          </table:table-cell>
          <table:table-cell office:value-type="float" office:value="2945811" table:number-columns-spanned="1" table:number-rows-spanned="2" table:style-name="ce9">
            <text:p>2,945,811</text:p>
          </table:table-cell>
          <table:table-cell office:value-type="float" office:value="4364294" table:number-columns-spanned="1" table:number-rows-spanned="2" table:style-name="ce9">
            <text:p>4,364,294</text:p>
          </table:table-cell>
          <table:table-cell office:value-type="float" office:value="7689050" table:number-columns-spanned="1" table:number-rows-spanned="2" table:style-name="ce9">
            <text:p>7,689,05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881" table:number-columns-spanned="1" table:number-rows-spanned="2" table:style-name="ce9">
            <text:p>3,881</text:p>
          </table:table-cell>
          <table:table-cell office:value-type="percentage" office:value="0.65669999999999995" table:number-columns-spanned="1" table:number-rows-spanned="2" table:style-name="ce10">
            <text:p>65.67%</text:p>
          </table:table-cell>
          <table:table-cell office:value-type="float" office:value="1833" table:number-columns-spanned="1" table:number-rows-spanned="2" table:style-name="ce9">
            <text:p>1,833</text:p>
          </table:table-cell>
          <table:table-cell office:value-type="float" office:value="7113650" table:number-columns-spanned="1" table:number-rows-spanned="2" table:style-name="ce9">
            <text:p>7,113,650</text:p>
          </table:table-cell>
          <table:table-cell office:value-type="float" office:value="9913475" table:number-columns-spanned="1" table:number-rows-spanned="2" table:style-name="ce9">
            <text:p>9,913,475</text:p>
          </table:table-cell>
          <table:table-cell office:value-type="float" office:value="17853056" table:number-columns-spanned="1" table:number-rows-spanned="2" table:style-name="ce9">
            <text:p>17,853,056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5837" table:number-columns-spanned="1" table:number-rows-spanned="2" table:style-name="ce9">
            <text:p>5,837</text:p>
          </table:table-cell>
          <table:table-cell office:value-type="percentage" office:value="0.56720000000000004" table:number-columns-spanned="1" table:number-rows-spanned="2" table:style-name="ce10">
            <text:p>56.72%</text:p>
          </table:table-cell>
          <table:table-cell office:value-type="float" office:value="2029" table:number-columns-spanned="1" table:number-rows-spanned="2" table:style-name="ce9">
            <text:p>2,029</text:p>
          </table:table-cell>
          <table:table-cell office:value-type="float" office:value="11843021" table:number-columns-spanned="1" table:number-rows-spanned="2" table:style-name="ce9">
            <text:p>11,843,021</text:p>
          </table:table-cell>
          <table:table-cell office:value-type="float" office:value="11173622" table:number-columns-spanned="1" table:number-rows-spanned="2" table:style-name="ce9">
            <text:p>11,173,622</text:p>
          </table:table-cell>
          <table:table-cell office:value-type="float" office:value="23965112" table:number-columns-spanned="1" table:number-rows-spanned="2" table:style-name="ce9">
            <text:p>23,965,11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5393" table:number-columns-spanned="1" table:number-rows-spanned="2" table:style-name="ce9">
            <text:p>5,393</text:p>
          </table:table-cell>
          <table:table-cell office:value-type="percentage" office:value="0.4718" table:number-columns-spanned="1" table:number-rows-spanned="2" table:style-name="ce10">
            <text:p>47.18%</text:p>
          </table:table-cell>
          <table:table-cell office:value-type="float" office:value="3448" table:number-columns-spanned="1" table:number-rows-spanned="2" table:style-name="ce9">
            <text:p>3,448</text:p>
          </table:table-cell>
          <table:table-cell office:value-type="float" office:value="18592458" table:number-columns-spanned="1" table:number-rows-spanned="2" table:style-name="ce9">
            <text:p>18,592,458</text:p>
          </table:table-cell>
          <table:table-cell office:value-type="float" office:value="11346785" table:number-columns-spanned="1" table:number-rows-spanned="2" table:style-name="ce9">
            <text:p>11,346,785</text:p>
          </table:table-cell>
          <table:table-cell office:value-type="float" office:value="33972332" table:number-columns-spanned="1" table:number-rows-spanned="2" table:style-name="ce9">
            <text:p>33,972,33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18973" table:number-columns-spanned="1" table:number-rows-spanned="2" table:style-name="ce9">
            <text:p>18,973</text:p>
          </table:table-cell>
          <table:table-cell office:value-type="percentage" office:value="0.4657" table:number-columns-spanned="1" table:number-rows-spanned="2" table:style-name="ce10">
            <text:p>46.57%</text:p>
          </table:table-cell>
          <table:table-cell office:value-type="float" office:value="2240" table:number-columns-spanned="1" table:number-rows-spanned="2" table:style-name="ce9">
            <text:p>2,240</text:p>
          </table:table-cell>
          <table:table-cell office:value-type="float" office:value="42494940" table:number-columns-spanned="1" table:number-rows-spanned="2" table:style-name="ce9">
            <text:p>42,494,940</text:p>
          </table:table-cell>
          <table:table-cell office:value-type="float" office:value="37218176" table:number-columns-spanned="1" table:number-rows-spanned="2" table:style-name="ce9">
            <text:p>37,218,176</text:p>
          </table:table-cell>
          <table:table-cell office:value-type="float" office:value="85904188" table:number-columns-spanned="1" table:number-rows-spanned="2" table:style-name="ce9">
            <text:p>85,904,188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854" table:number-columns-spanned="1" table:number-rows-spanned="2" table:style-name="ce8">
            <text:p>85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percentage" office:value="0.30430000000000001" table:number-columns-spanned="1" table:number-rows-spanned="2" table:style-name="ce10">
            <text:p>30.43%</text:p>
          </table:table-cell>
          <table:table-cell office:value-type="float" office:value="4128" table:number-columns-spanned="1" table:number-rows-spanned="2" table:style-name="ce9">
            <text:p>4,128</text:p>
          </table:table-cell>
          <table:table-cell office:value-type="float" office:value="1771070" table:number-columns-spanned="1" table:number-rows-spanned="2" table:style-name="ce9">
            <text:p>1,771,070</text:p>
          </table:table-cell>
          <table:table-cell office:value-type="float" office:value="1524803" table:number-columns-spanned="1" table:number-rows-spanned="2" table:style-name="ce9">
            <text:p>1,524,803</text:p>
          </table:table-cell>
          <table:table-cell office:value-type="float" office:value="4874466" table:number-columns-spanned="1" table:number-rows-spanned="2" table:style-name="ce9">
            <text:p>4,874,46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923" table:number-columns-spanned="1" table:number-rows-spanned="2" table:style-name="ce9">
            <text:p>2,923</text:p>
          </table:table-cell>
          <table:table-cell office:value-type="percentage" office:value="0.49209999999999998" table:number-columns-spanned="1" table:number-rows-spanned="2" table:style-name="ce10">
            <text:p>49.21%</text:p>
          </table:table-cell>
          <table:table-cell office:value-type="float" office:value="2850" table:number-columns-spanned="1" table:number-rows-spanned="2" table:style-name="ce9">
            <text:p>2,850</text:p>
          </table:table-cell>
          <table:table-cell office:value-type="float" office:value="8330188" table:number-columns-spanned="1" table:number-rows-spanned="2" table:style-name="ce9">
            <text:p>8,330,188</text:p>
          </table:table-cell>
          <table:table-cell office:value-type="float" office:value="3710612" table:number-columns-spanned="1" table:number-rows-spanned="2" table:style-name="ce9">
            <text:p>3,710,612</text:p>
          </table:table-cell>
          <table:table-cell office:value-type="float" office:value="14683987" table:number-columns-spanned="1" table:number-rows-spanned="2" table:style-name="ce9">
            <text:p>14,683,98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622" table:number-columns-spanned="1" table:number-rows-spanned="2" table:style-name="ce9">
            <text:p>1,622</text:p>
          </table:table-cell>
          <table:table-cell office:value-type="percentage" office:value="0.50529999999999997" table:number-columns-spanned="1" table:number-rows-spanned="2" table:style-name="ce10">
            <text:p>50.53%</text:p>
          </table:table-cell>
          <table:table-cell office:value-type="float" office:value="2008" table:number-columns-spanned="1" table:number-rows-spanned="2" table:style-name="ce9">
            <text:p>2,008</text:p>
          </table:table-cell>
          <table:table-cell office:value-type="float" office:value="3257468" table:number-columns-spanned="1" table:number-rows-spanned="2" table:style-name="ce9">
            <text:p>3,257,468</text:p>
          </table:table-cell>
          <table:table-cell office:value-type="float" office:value="6149922" table:number-columns-spanned="1" table:number-rows-spanned="2" table:style-name="ce9">
            <text:p>6,149,922</text:p>
          </table:table-cell>
          <table:table-cell office:value-type="float" office:value="10663545" table:number-columns-spanned="1" table:number-rows-spanned="2" table:style-name="ce9">
            <text:p>10,663,54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307" table:number-columns-spanned="1" table:number-rows-spanned="2" table:style-name="ce9">
            <text:p>3,307</text:p>
          </table:table-cell>
          <table:table-cell office:value-type="percentage" office:value="0.57120000000000004" table:number-columns-spanned="1" table:number-rows-spanned="2" table:style-name="ce10">
            <text:p>57.12%</text:p>
          </table:table-cell>
          <table:table-cell office:value-type="float" office:value="6207" table:number-columns-spanned="1" table:number-rows-spanned="2" table:style-name="ce9">
            <text:p>6,207</text:p>
          </table:table-cell>
          <table:table-cell office:value-type="float" office:value="20525990" table:number-columns-spanned="1" table:number-rows-spanned="2" table:style-name="ce9">
            <text:p>20,525,990</text:p>
          </table:table-cell>
          <table:table-cell office:value-type="float" office:value="19566045" table:number-columns-spanned="1" table:number-rows-spanned="2" table:style-name="ce9">
            <text:p>19,566,045</text:p>
          </table:table-cell>
          <table:table-cell office:value-type="float" office:value="45455263" table:number-columns-spanned="1" table:number-rows-spanned="2" table:style-name="ce9">
            <text:p>45,455,263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245" table:number-columns-spanned="1" table:number-rows-spanned="2" table:style-name="ce9">
            <text:p>2,245</text:p>
          </table:table-cell>
          <table:table-cell office:value-type="percentage" office:value="0.77949999999999997" table:number-columns-spanned="1" table:number-rows-spanned="2" table:style-name="ce10">
            <text:p>77.95%</text:p>
          </table:table-cell>
          <table:table-cell office:value-type="float" office:value="11142" table:number-columns-spanned="1" table:number-rows-spanned="2" table:style-name="ce9">
            <text:p>11,142</text:p>
          </table:table-cell>
          <table:table-cell office:value-type="float" office:value="25014427" table:number-columns-spanned="1" table:number-rows-spanned="2" table:style-name="ce9">
            <text:p>25,014,427</text:p>
          </table:table-cell>
          <table:table-cell office:value-type="float" office:value="6466008" table:number-columns-spanned="1" table:number-rows-spanned="2" table:style-name="ce9">
            <text:p>6,466,008</text:p>
          </table:table-cell>
          <table:table-cell office:value-type="float" office:value="34580793" table:number-columns-spanned="1" table:number-rows-spanned="2" table:style-name="ce9">
            <text:p>34,580,793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4618" table:number-columns-spanned="1" table:number-rows-spanned="2" table:style-name="ce9">
            <text:p>4,618</text:p>
          </table:table-cell>
          <table:table-cell office:value-type="percentage" office:value="0.72950000000000004" table:number-columns-spanned="1" table:number-rows-spanned="2" table:style-name="ce10">
            <text:p>72.95%</text:p>
          </table:table-cell>
          <table:table-cell office:value-type="float" office:value="6892" table:number-columns-spanned="1" table:number-rows-spanned="2" table:style-name="ce9">
            <text:p>6,892</text:p>
          </table:table-cell>
          <table:table-cell office:value-type="float" office:value="31827963" table:number-columns-spanned="1" table:number-rows-spanned="2" table:style-name="ce9">
            <text:p>31,827,963</text:p>
          </table:table-cell>
          <table:table-cell office:value-type="float" office:value="20086256" table:number-columns-spanned="1" table:number-rows-spanned="2" table:style-name="ce9">
            <text:p>20,086,256</text:p>
          </table:table-cell>
          <table:table-cell office:value-type="float" office:value="55795268" table:number-columns-spanned="1" table:number-rows-spanned="2" table:style-name="ce9">
            <text:p>55,795,26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868" table:number-columns-spanned="1" table:number-rows-spanned="2" table:style-name="ce8">
            <text:p>868</text:p>
          </table:table-cell>
          <table:table-cell office:value-type="percentage" office:value="0.3145" table:number-columns-spanned="1" table:number-rows-spanned="2" table:style-name="ce10">
            <text:p>31.45%</text:p>
          </table:table-cell>
          <table:table-cell office:value-type="float" office:value="10455" table:number-columns-spanned="1" table:number-rows-spanned="2" table:style-name="ce9">
            <text:p>10,455</text:p>
          </table:table-cell>
          <table:table-cell office:value-type="float" office:value="9074600" table:number-columns-spanned="1" table:number-rows-spanned="2" table:style-name="ce9">
            <text:p>9,074,600</text:p>
          </table:table-cell>
          <table:table-cell office:value-type="float" office:value="2718117" table:number-columns-spanned="1" table:number-rows-spanned="2" table:style-name="ce9">
            <text:p>2,718,117</text:p>
          </table:table-cell>
          <table:table-cell office:value-type="float" office:value="11919774" table:number-columns-spanned="1" table:number-rows-spanned="2" table:style-name="ce9">
            <text:p>11,919,77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919" table:number-columns-spanned="1" table:number-rows-spanned="2" table:style-name="ce9">
            <text:p>7,919</text:p>
          </table:table-cell>
          <table:table-cell office:value-type="percentage" office:value="0.93940000000000001" table:number-columns-spanned="1" table:number-rows-spanned="2" table:style-name="ce10">
            <text:p>93.94%</text:p>
          </table:table-cell>
          <table:table-cell office:value-type="float" office:value="5059" table:number-columns-spanned="1" table:number-rows-spanned="2" table:style-name="ce9">
            <text:p>5,059</text:p>
          </table:table-cell>
          <table:table-cell office:value-type="float" office:value="40060247" table:number-columns-spanned="1" table:number-rows-spanned="2" table:style-name="ce9">
            <text:p>40,060,247</text:p>
          </table:table-cell>
          <table:table-cell office:value-type="float" office:value="13252008" table:number-columns-spanned="1" table:number-rows-spanned="2" table:style-name="ce9">
            <text:p>13,252,008</text:p>
          </table:table-cell>
          <table:table-cell office:value-type="float" office:value="56302491" table:number-columns-spanned="1" table:number-rows-spanned="2" table:style-name="ce9">
            <text:p>56,302,491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10158" table:number-columns-spanned="1" table:number-rows-spanned="2" table:style-name="ce9">
            <text:p>10,158</text:p>
          </table:table-cell>
          <table:table-cell office:value-type="percentage" office:value="0.73929999999999996" table:number-columns-spanned="1" table:number-rows-spanned="2" table:style-name="ce10">
            <text:p>73.93%</text:p>
          </table:table-cell>
          <table:table-cell office:value-type="float" office:value="3388" table:number-columns-spanned="1" table:number-rows-spanned="2" table:style-name="ce9">
            <text:p>3,388</text:p>
          </table:table-cell>
          <table:table-cell office:value-type="float" office:value="34420246" table:number-columns-spanned="1" table:number-rows-spanned="2" table:style-name="ce9">
            <text:p>34,420,246</text:p>
          </table:table-cell>
          <table:table-cell office:value-type="float" office:value="13182517" table:number-columns-spanned="1" table:number-rows-spanned="2" table:style-name="ce9">
            <text:p>13,182,517</text:p>
          </table:table-cell>
          <table:table-cell office:value-type="float" office:value="51002675" table:number-columns-spanned="1" table:number-rows-spanned="2" table:style-name="ce9">
            <text:p>51,002,675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033" table:number-columns-spanned="1" table:number-rows-spanned="2" table:style-name="ce9">
            <text:p>1,033</text:p>
          </table:table-cell>
          <table:table-cell office:value-type="percentage" office:value="0.30740000000000001" table:number-columns-spanned="1" table:number-rows-spanned="2" table:style-name="ce10">
            <text:p>30.74%</text:p>
          </table:table-cell>
          <table:table-cell office:value-type="float" office:value="2881" table:number-columns-spanned="1" table:number-rows-spanned="2" table:style-name="ce9">
            <text:p>2,881</text:p>
          </table:table-cell>
          <table:table-cell office:value-type="float" office:value="2976573" table:number-columns-spanned="1" table:number-rows-spanned="2" table:style-name="ce9">
            <text:p>2,976,573</text:p>
          </table:table-cell>
          <table:table-cell office:value-type="float" office:value="1892812" table:number-columns-spanned="1" table:number-rows-spanned="2" table:style-name="ce9">
            <text:p>1,892,812</text:p>
          </table:table-cell>
          <table:table-cell office:value-type="float" office:value="4903904" table:number-columns-spanned="1" table:number-rows-spanned="2" table:style-name="ce9">
            <text:p>4,903,90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1983" table:number-columns-spanned="1" table:number-rows-spanned="2" table:style-name="ce9">
            <text:p>1,983</text:p>
          </table:table-cell>
          <table:table-cell office:value-type="percentage" office:value="0.36320000000000002" table:number-columns-spanned="1" table:number-rows-spanned="2" table:style-name="ce10">
            <text:p>36.32%</text:p>
          </table:table-cell>
          <table:table-cell office:value-type="float" office:value="3273" table:number-columns-spanned="1" table:number-rows-spanned="2" table:style-name="ce9">
            <text:p>3,273</text:p>
          </table:table-cell>
          <table:table-cell office:value-type="float" office:value="6489899" table:number-columns-spanned="1" table:number-rows-spanned="2" table:style-name="ce9">
            <text:p>6,489,899</text:p>
          </table:table-cell>
          <table:table-cell office:value-type="float" office:value="4593393" table:number-columns-spanned="1" table:number-rows-spanned="2" table:style-name="ce9">
            <text:p>4,593,393</text:p>
          </table:table-cell>
          <table:table-cell office:value-type="float" office:value="12983104" table:number-columns-spanned="1" table:number-rows-spanned="2" table:style-name="ce9">
            <text:p>12,983,10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133" table:number-columns-spanned="1" table:number-rows-spanned="2" table:style-name="ce9">
            <text:p>3,133</text:p>
          </table:table-cell>
          <table:table-cell office:value-type="percentage" office:value="0.65269999999999995" table:number-columns-spanned="1" table:number-rows-spanned="2" table:style-name="ce10">
            <text:p>65.27%</text:p>
          </table:table-cell>
          <table:table-cell office:value-type="float" office:value="6938" table:number-columns-spanned="1" table:number-rows-spanned="2" table:style-name="ce9">
            <text:p>6,938</text:p>
          </table:table-cell>
          <table:table-cell office:value-type="float" office:value="21737998" table:number-columns-spanned="1" table:number-rows-spanned="2" table:style-name="ce9">
            <text:p>21,737,998</text:p>
          </table:table-cell>
          <table:table-cell office:value-type="float" office:value="7478246" table:number-columns-spanned="1" table:number-rows-spanned="2" table:style-name="ce9">
            <text:p>7,478,246</text:p>
          </table:table-cell>
          <table:table-cell office:value-type="float" office:value="32446940" table:number-columns-spanned="1" table:number-rows-spanned="2" table:style-name="ce9">
            <text:p>32,446,94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516" table:number-columns-spanned="1" table:number-rows-spanned="2" table:style-name="ce9">
            <text:p>2,516</text:p>
          </table:table-cell>
          <table:table-cell office:value-type="percentage" office:value="0.48199999999999998" table:number-columns-spanned="1" table:number-rows-spanned="2" table:style-name="ce10">
            <text:p>48.20%</text:p>
          </table:table-cell>
          <table:table-cell office:value-type="float" office:value="4915" table:number-columns-spanned="1" table:number-rows-spanned="2" table:style-name="ce9">
            <text:p>4,915</text:p>
          </table:table-cell>
          <table:table-cell office:value-type="float" office:value="12366018" table:number-columns-spanned="1" table:number-rows-spanned="2" table:style-name="ce9">
            <text:p>12,366,018</text:p>
          </table:table-cell>
          <table:table-cell office:value-type="float" office:value="8492427" table:number-columns-spanned="1" table:number-rows-spanned="2" table:style-name="ce9">
            <text:p>8,492,427</text:p>
          </table:table-cell>
          <table:table-cell office:value-type="float" office:value="29577663" table:number-columns-spanned="1" table:number-rows-spanned="2" table:style-name="ce9">
            <text:p>29,577,66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156" table:number-columns-spanned="1" table:number-rows-spanned="2" table:style-name="ce9">
            <text:p>1,156</text:p>
          </table:table-cell>
          <table:table-cell office:value-type="percentage" office:value="0.2039" table:number-columns-spanned="1" table:number-rows-spanned="2" table:style-name="ce10">
            <text:p>20.39%</text:p>
          </table:table-cell>
          <table:table-cell office:value-type="float" office:value="1173" table:number-columns-spanned="1" table:number-rows-spanned="2" table:style-name="ce9">
            <text:p>1,173</text:p>
          </table:table-cell>
          <table:table-cell office:value-type="float" office:value="1355505" table:number-columns-spanned="1" table:number-rows-spanned="2" table:style-name="ce9">
            <text:p>1,355,505</text:p>
          </table:table-cell>
          <table:table-cell office:value-type="float" office:value="1546913" table:number-columns-spanned="1" table:number-rows-spanned="2" table:style-name="ce9">
            <text:p>1,546,913</text:p>
          </table:table-cell>
          <table:table-cell office:value-type="float" office:value="3067070" table:number-columns-spanned="1" table:number-rows-spanned="2" table:style-name="ce9">
            <text:p>3,067,07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percentage" office:value="0.441" table:number-columns-spanned="1" table:number-rows-spanned="2" table:style-name="ce10">
            <text:p>44.10%</text:p>
          </table:table-cell>
          <table:table-cell office:value-type="float" office:value="2975" table:number-columns-spanned="1" table:number-rows-spanned="2" table:style-name="ce9">
            <text:p>2,975</text:p>
          </table:table-cell>
          <table:table-cell office:value-type="float" office:value="1377486" table:number-columns-spanned="1" table:number-rows-spanned="2" table:style-name="ce9">
            <text:p>1,377,4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77486" table:number-columns-spanned="1" table:number-rows-spanned="2" table:style-name="ce9">
            <text:p>1,377,48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percentage" office:value="0.18149999999999999" table:number-columns-spanned="1" table:number-rows-spanned="2" table:style-name="ce10">
            <text:p>18.15%</text:p>
          </table:table-cell>
          <table:table-cell office:value-type="float" office:value="1742" table:number-columns-spanned="1" table:number-rows-spanned="2" table:style-name="ce9">
            <text:p>1,742</text:p>
          </table:table-cell>
          <table:table-cell office:value-type="float" office:value="938772" table:number-columns-spanned="1" table:number-rows-spanned="2" table:style-name="ce9">
            <text:p>938,772</text:p>
          </table:table-cell>
          <table:table-cell office:value-type="float" office:value="2641667" table:number-columns-spanned="1" table:number-rows-spanned="2" table:style-name="ce9">
            <text:p>2,641,667</text:p>
          </table:table-cell>
          <table:table-cell office:value-type="float" office:value="3706190" table:number-columns-spanned="1" table:number-rows-spanned="2" table:style-name="ce9">
            <text:p>3,706,19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255" table:number-columns-spanned="1" table:number-rows-spanned="2" table:style-name="ce9">
            <text:p>1,255</text:p>
          </table:table-cell>
          <table:table-cell office:value-type="percentage" office:value="0.41010000000000002" table:number-columns-spanned="1" table:number-rows-spanned="2" table:style-name="ce10">
            <text:p>41.01%</text:p>
          </table:table-cell>
          <table:table-cell office:value-type="float" office:value="5359" table:number-columns-spanned="1" table:number-rows-spanned="2" table:style-name="ce9">
            <text:p>5,359</text:p>
          </table:table-cell>
          <table:table-cell office:value-type="float" office:value="6725372" table:number-columns-spanned="1" table:number-rows-spanned="2" table:style-name="ce9">
            <text:p>6,725,372</text:p>
          </table:table-cell>
          <table:table-cell office:value-type="float" office:value="4085868" table:number-columns-spanned="1" table:number-rows-spanned="2" table:style-name="ce9">
            <text:p>4,085,868</text:p>
          </table:table-cell>
          <table:table-cell office:value-type="float" office:value="11306838" table:number-columns-spanned="1" table:number-rows-spanned="2" table:style-name="ce9">
            <text:p>11,306,83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percentage" office:value="3.5400000000000001E-2" table:number-columns-spanned="1" table:number-rows-spanned="2" table:style-name="ce10">
            <text:p>3.54%</text:p>
          </table:table-cell>
          <table:table-cell office:value-type="float" office:value="3475" table:number-columns-spanned="1" table:number-rows-spanned="2" table:style-name="ce9">
            <text:p>3,475</text:p>
          </table:table-cell>
          <table:table-cell office:value-type="float" office:value="886132" table:number-columns-spanned="1" table:number-rows-spanned="2" table:style-name="ce9">
            <text:p>886,132</text:p>
          </table:table-cell>
          <table:table-cell office:value-type="float" office:value="64211" table:number-columns-spanned="1" table:number-rows-spanned="2" table:style-name="ce9">
            <text:p>64,211</text:p>
          </table:table-cell>
          <table:table-cell office:value-type="float" office:value="951772" table:number-columns-spanned="1" table:number-rows-spanned="2" table:style-name="ce9">
            <text:p>951,77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76" table:number-columns-spanned="1" table:number-rows-spanned="2" table:style-name="ce9">
            <text:p>2,976</text:p>
          </table:table-cell>
          <table:table-cell office:value-type="float" office:value="46422" table:number-columns-spanned="1" table:number-rows-spanned="2" table:style-name="ce9">
            <text:p>46,422</text:p>
          </table:table-cell>
          <table:table-cell office:value-type="percentage" office:value="0.52" table:number-columns-spanned="1" table:number-rows-spanned="2" table:style-name="ce10">
            <text:p>52.00%</text:p>
          </table:table-cell>
          <table:table-cell office:value-type="float" office:value="4936" table:number-columns-spanned="1" table:number-rows-spanned="2" table:style-name="ce9">
            <text:p>4,936</text:p>
          </table:table-cell>
          <table:table-cell office:value-type="float" office:value="229135954" table:number-columns-spanned="1" table:number-rows-spanned="2" table:style-name="ce9">
            <text:p>229,135,954</text:p>
          </table:table-cell>
          <table:table-cell office:value-type="float" office:value="117451825" table:number-columns-spanned="1" table:number-rows-spanned="2" table:style-name="ce9">
            <text:p>117,451,825</text:p>
          </table:table-cell>
          <table:table-cell office:value-type="float" office:value="385599229" table:number-columns-spanned="1" table:number-rows-spanned="2" table:style-name="ce9">
            <text:p>385,599,229</text:p>
          </table:table-cell>
          <table:table-cell office:value-type="float" office:value="822" table:number-columns-spanned="1" table:number-rows-spanned="2" table:style-name="ce8">
            <text:p>822</text:p>
          </table:table-cell>
          <table:table-cell office:value-type="float" office:value="912" table:number-columns-spanned="1" table:number-rows-spanned="2" table:style-name="ce8">
            <text:p>912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float" office:value="2706" table:number-columns-spanned="1" table:number-rows-spanned="2" table:style-name="ce9">
            <text:p>2,70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5495" table:number-columns-spanned="1" table:number-rows-spanned="2" table:style-name="ce9">
            <text:p>5,495</text:p>
          </table:table-cell>
          <table:table-cell office:value-type="percentage" office:value="0.48080000000000001" table:number-columns-spanned="1" table:number-rows-spanned="2" table:style-name="ce10">
            <text:p>48.08%</text:p>
          </table:table-cell>
          <table:table-cell office:value-type="float" office:value="1664" table:number-columns-spanned="1" table:number-rows-spanned="2" table:style-name="ce9">
            <text:p>1,664</text:p>
          </table:table-cell>
          <table:table-cell office:value-type="float" office:value="9145564" table:number-columns-spanned="1" table:number-rows-spanned="2" table:style-name="ce9">
            <text:p>9,145,564</text:p>
          </table:table-cell>
          <table:table-cell office:value-type="float" office:value="5246747" table:number-columns-spanned="1" table:number-rows-spanned="2" table:style-name="ce9">
            <text:p>5,246,747</text:p>
          </table:table-cell>
          <table:table-cell office:value-type="float" office:value="15566937" table:number-columns-spanned="1" table:number-rows-spanned="2" table:style-name="ce9">
            <text:p>15,566,93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212" table:number-columns-spanned="1" table:number-rows-spanned="2" table:style-name="ce9">
            <text:p>6,212</text:p>
          </table:table-cell>
          <table:table-cell office:value-type="percentage" office:value="0.82830000000000004" table:number-columns-spanned="1" table:number-rows-spanned="2" table:style-name="ce10">
            <text:p>82.83%</text:p>
          </table:table-cell>
          <table:table-cell office:value-type="float" office:value="2656" table:number-columns-spanned="1" table:number-rows-spanned="2" table:style-name="ce9">
            <text:p>2,656</text:p>
          </table:table-cell>
          <table:table-cell office:value-type="float" office:value="16499654" table:number-columns-spanned="1" table:number-rows-spanned="2" table:style-name="ce9">
            <text:p>16,499,654</text:p>
          </table:table-cell>
          <table:table-cell office:value-type="float" office:value="12865368" table:number-columns-spanned="1" table:number-rows-spanned="2" table:style-name="ce9">
            <text:p>12,865,368</text:p>
          </table:table-cell>
          <table:table-cell office:value-type="float" office:value="30171234" table:number-columns-spanned="1" table:number-rows-spanned="2" table:style-name="ce9">
            <text:p>30,171,23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564" table:number-columns-spanned="1" table:number-rows-spanned="2" table:style-name="ce9">
            <text:p>1,564</text:p>
          </table:table-cell>
          <table:table-cell office:value-type="percentage" office:value="0.46970000000000001" table:number-columns-spanned="1" table:number-rows-spanned="2" table:style-name="ce10">
            <text:p>46.97%</text:p>
          </table:table-cell>
          <table:table-cell office:value-type="float" office:value="4045" table:number-columns-spanned="1" table:number-rows-spanned="2" table:style-name="ce9">
            <text:p>4,045</text:p>
          </table:table-cell>
          <table:table-cell office:value-type="float" office:value="6326113" table:number-columns-spanned="1" table:number-rows-spanned="2" table:style-name="ce9">
            <text:p>6,326,113</text:p>
          </table:table-cell>
          <table:table-cell office:value-type="float" office:value="10160350" table:number-columns-spanned="1" table:number-rows-spanned="2" table:style-name="ce9">
            <text:p>10,160,350</text:p>
          </table:table-cell>
          <table:table-cell office:value-type="float" office:value="21220639" table:number-columns-spanned="1" table:number-rows-spanned="2" table:style-name="ce9">
            <text:p>21,220,63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9536" table:number-columns-spanned="1" table:number-rows-spanned="2" table:style-name="ce9">
            <text:p>9,536</text:p>
          </table:table-cell>
          <table:table-cell office:value-type="percentage" office:value="0.88300000000000001" table:number-columns-spanned="1" table:number-rows-spanned="2" table:style-name="ce10">
            <text:p>88.30%</text:p>
          </table:table-cell>
          <table:table-cell office:value-type="float" office:value="2618" table:number-columns-spanned="1" table:number-rows-spanned="2" table:style-name="ce9">
            <text:p>2,618</text:p>
          </table:table-cell>
          <table:table-cell office:value-type="float" office:value="24968763" table:number-columns-spanned="1" table:number-rows-spanned="2" table:style-name="ce9">
            <text:p>24,968,763</text:p>
          </table:table-cell>
          <table:table-cell office:value-type="float" office:value="10702643" table:number-columns-spanned="1" table:number-rows-spanned="2" table:style-name="ce9">
            <text:p>10,702,643</text:p>
          </table:table-cell>
          <table:table-cell office:value-type="float" office:value="39448173" table:number-columns-spanned="1" table:number-rows-spanned="2" table:style-name="ce9">
            <text:p>39,448,173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073" table:number-columns-spanned="1" table:number-rows-spanned="2" table:style-name="ce9">
            <text:p>9,073</text:p>
          </table:table-cell>
          <table:table-cell office:value-type="percentage" office:value="0.78349999999999997" table:number-columns-spanned="1" table:number-rows-spanned="2" table:style-name="ce10">
            <text:p>78.35%</text:p>
          </table:table-cell>
          <table:table-cell office:value-type="float" office:value="3839" table:number-columns-spanned="1" table:number-rows-spanned="2" table:style-name="ce9">
            <text:p>3,839</text:p>
          </table:table-cell>
          <table:table-cell office:value-type="float" office:value="34833815" table:number-columns-spanned="1" table:number-rows-spanned="2" table:style-name="ce9">
            <text:p>34,833,815</text:p>
          </table:table-cell>
          <table:table-cell office:value-type="float" office:value="34823623" table:number-columns-spanned="1" table:number-rows-spanned="2" table:style-name="ce9">
            <text:p>34,823,623</text:p>
          </table:table-cell>
          <table:table-cell office:value-type="float" office:value="79418240" table:number-columns-spanned="1" table:number-rows-spanned="2" table:style-name="ce9">
            <text:p>79,418,24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137" table:number-columns-spanned="1" table:number-rows-spanned="2" table:style-name="ce9">
            <text:p>4,137</text:p>
          </table:table-cell>
          <table:table-cell office:value-type="percentage" office:value="0.66300000000000003" table:number-columns-spanned="1" table:number-rows-spanned="2" table:style-name="ce10">
            <text:p>66.30%</text:p>
          </table:table-cell>
          <table:table-cell office:value-type="float" office:value="2935" table:number-columns-spanned="1" table:number-rows-spanned="2" table:style-name="ce9">
            <text:p>2,935</text:p>
          </table:table-cell>
          <table:table-cell office:value-type="float" office:value="12143530" table:number-columns-spanned="1" table:number-rows-spanned="2" table:style-name="ce9">
            <text:p>12,143,530</text:p>
          </table:table-cell>
          <table:table-cell office:value-type="float" office:value="10835687" table:number-columns-spanned="1" table:number-rows-spanned="2" table:style-name="ce9">
            <text:p>10,835,687</text:p>
          </table:table-cell>
          <table:table-cell office:value-type="float" office:value="24196319" table:number-columns-spanned="1" table:number-rows-spanned="2" table:style-name="ce9">
            <text:p>24,196,319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921" table:number-columns-spanned="1" table:number-rows-spanned="2" table:style-name="ce9">
            <text:p>5,921</text:p>
          </table:table-cell>
          <table:table-cell office:value-type="percentage" office:value="0.76800000000000002" table:number-columns-spanned="1" table:number-rows-spanned="2" table:style-name="ce10">
            <text:p>76.80%</text:p>
          </table:table-cell>
          <table:table-cell office:value-type="float" office:value="3161" table:number-columns-spanned="1" table:number-rows-spanned="2" table:style-name="ce9">
            <text:p>3,161</text:p>
          </table:table-cell>
          <table:table-cell office:value-type="float" office:value="18717954" table:number-columns-spanned="1" table:number-rows-spanned="2" table:style-name="ce9">
            <text:p>18,717,954</text:p>
          </table:table-cell>
          <table:table-cell office:value-type="float" office:value="31002852" table:number-columns-spanned="1" table:number-rows-spanned="2" table:style-name="ce9">
            <text:p>31,002,852</text:p>
          </table:table-cell>
          <table:table-cell office:value-type="float" office:value="61052331" table:number-columns-spanned="1" table:number-rows-spanned="2" table:style-name="ce9">
            <text:p>61,052,331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845" table:number-columns-spanned="1" table:number-rows-spanned="2" table:style-name="ce9">
            <text:p>5,845</text:p>
          </table:table-cell>
          <table:table-cell office:value-type="percentage" office:value="0.84340000000000004" table:number-columns-spanned="1" table:number-rows-spanned="2" table:style-name="ce10">
            <text:p>84.34%</text:p>
          </table:table-cell>
          <table:table-cell office:value-type="float" office:value="2275" table:number-columns-spanned="1" table:number-rows-spanned="2" table:style-name="ce9">
            <text:p>2,275</text:p>
          </table:table-cell>
          <table:table-cell office:value-type="float" office:value="13295995" table:number-columns-spanned="1" table:number-rows-spanned="2" table:style-name="ce9">
            <text:p>13,295,995</text:p>
          </table:table-cell>
          <table:table-cell office:value-type="float" office:value="11824267" table:number-columns-spanned="1" table:number-rows-spanned="2" table:style-name="ce9">
            <text:p>11,824,267</text:p>
          </table:table-cell>
          <table:table-cell office:value-type="float" office:value="27091001" table:number-columns-spanned="1" table:number-rows-spanned="2" table:style-name="ce9">
            <text:p>27,091,00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5685" table:number-columns-spanned="1" table:number-rows-spanned="2" table:style-name="ce9">
            <text:p>5,685</text:p>
          </table:table-cell>
          <table:table-cell office:value-type="percentage" office:value="0.74309999999999998" table:number-columns-spanned="1" table:number-rows-spanned="2" table:style-name="ce10">
            <text:p>74.31%</text:p>
          </table:table-cell>
          <table:table-cell office:value-type="float" office:value="2900" table:number-columns-spanned="1" table:number-rows-spanned="2" table:style-name="ce9">
            <text:p>2,900</text:p>
          </table:table-cell>
          <table:table-cell office:value-type="float" office:value="16485992" table:number-columns-spanned="1" table:number-rows-spanned="2" table:style-name="ce9">
            <text:p>16,485,992</text:p>
          </table:table-cell>
          <table:table-cell office:value-type="float" office:value="11714088" table:number-columns-spanned="1" table:number-rows-spanned="2" table:style-name="ce9">
            <text:p>11,714,088</text:p>
          </table:table-cell>
          <table:table-cell office:value-type="float" office:value="30992921" table:number-columns-spanned="1" table:number-rows-spanned="2" table:style-name="ce9">
            <text:p>30,992,92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852" table:number-columns-spanned="1" table:number-rows-spanned="2" table:style-name="ce9">
            <text:p>3,852</text:p>
          </table:table-cell>
          <table:table-cell office:value-type="percentage" office:value="0.70550000000000002" table:number-columns-spanned="1" table:number-rows-spanned="2" table:style-name="ce10">
            <text:p>70.55%</text:p>
          </table:table-cell>
          <table:table-cell office:value-type="float" office:value="2124" table:number-columns-spanned="1" table:number-rows-spanned="2" table:style-name="ce9">
            <text:p>2,124</text:p>
          </table:table-cell>
          <table:table-cell office:value-type="float" office:value="8182214" table:number-columns-spanned="1" table:number-rows-spanned="2" table:style-name="ce9">
            <text:p>8,182,214</text:p>
          </table:table-cell>
          <table:table-cell office:value-type="float" office:value="3173300" table:number-columns-spanned="1" table:number-rows-spanned="2" table:style-name="ce9">
            <text:p>3,173,300</text:p>
          </table:table-cell>
          <table:table-cell office:value-type="float" office:value="11765102" table:number-columns-spanned="1" table:number-rows-spanned="2" table:style-name="ce9">
            <text:p>11,765,10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741" table:number-columns-spanned="1" table:number-rows-spanned="2" table:style-name="ce9">
            <text:p>2,741</text:p>
          </table:table-cell>
          <table:table-cell office:value-type="percentage" office:value="0.61319999999999997" table:number-columns-spanned="1" table:number-rows-spanned="2" table:style-name="ce10">
            <text:p>61.32%</text:p>
          </table:table-cell>
          <table:table-cell office:value-type="float" office:value="2927" table:number-columns-spanned="1" table:number-rows-spanned="2" table:style-name="ce9">
            <text:p>2,927</text:p>
          </table:table-cell>
          <table:table-cell office:value-type="float" office:value="8023311" table:number-columns-spanned="1" table:number-rows-spanned="2" table:style-name="ce9">
            <text:p>8,023,311</text:p>
          </table:table-cell>
          <table:table-cell office:value-type="float" office:value="3224461" table:number-columns-spanned="1" table:number-rows-spanned="2" table:style-name="ce9">
            <text:p>3,224,461</text:p>
          </table:table-cell>
          <table:table-cell office:value-type="float" office:value="11348420" table:number-columns-spanned="1" table:number-rows-spanned="2" table:style-name="ce9">
            <text:p>11,348,42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268" table:number-columns-spanned="1" table:number-rows-spanned="2" table:style-name="ce9">
            <text:p>2,268</text:p>
          </table:table-cell>
          <table:table-cell office:value-type="percentage" office:value="0.19689999999999999" table:number-columns-spanned="1" table:number-rows-spanned="2" table:style-name="ce10">
            <text:p>19.69%</text:p>
          </table:table-cell>
          <table:table-cell office:value-type="float" office:value="3840" table:number-columns-spanned="1" table:number-rows-spanned="2" table:style-name="ce9">
            <text:p>3,840</text:p>
          </table:table-cell>
          <table:table-cell office:value-type="float" office:value="8708454" table:number-columns-spanned="1" table:number-rows-spanned="2" table:style-name="ce9">
            <text:p>8,708,454</text:p>
          </table:table-cell>
          <table:table-cell office:value-type="float" office:value="4868558" table:number-columns-spanned="1" table:number-rows-spanned="2" table:style-name="ce9">
            <text:p>4,868,558</text:p>
          </table:table-cell>
          <table:table-cell office:value-type="float" office:value="14791416" table:number-columns-spanned="1" table:number-rows-spanned="2" table:style-name="ce9">
            <text:p>14,791,41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2589" table:number-columns-spanned="1" table:number-rows-spanned="2" table:style-name="ce9">
            <text:p>2,589</text:p>
          </table:table-cell>
          <table:table-cell office:value-type="percentage" office:value="0.45179999999999998" table:number-columns-spanned="1" table:number-rows-spanned="2" table:style-name="ce10">
            <text:p>45.18%</text:p>
          </table:table-cell>
          <table:table-cell office:value-type="float" office:value="2076" table:number-columns-spanned="1" table:number-rows-spanned="2" table:style-name="ce9">
            <text:p>2,076</text:p>
          </table:table-cell>
          <table:table-cell office:value-type="float" office:value="5374885" table:number-columns-spanned="1" table:number-rows-spanned="2" table:style-name="ce9">
            <text:p>5,374,885</text:p>
          </table:table-cell>
          <table:table-cell office:value-type="float" office:value="3477991" table:number-columns-spanned="1" table:number-rows-spanned="2" table:style-name="ce9">
            <text:p>3,477,991</text:p>
          </table:table-cell>
          <table:table-cell office:value-type="float" office:value="9322663" table:number-columns-spanned="1" table:number-rows-spanned="2" table:style-name="ce9">
            <text:p>9,322,66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45" table:number-columns-spanned="1" table:number-rows-spanned="2" table:style-name="ce9">
            <text:p>3,345</text:p>
          </table:table-cell>
          <table:table-cell office:value-type="float" office:value="64918" table:number-columns-spanned="1" table:number-rows-spanned="2" table:style-name="ce9">
            <text:p>64,918</text:p>
          </table:table-cell>
          <table:table-cell office:value-type="percentage" office:value="0.64690000000000003" table:number-columns-spanned="1" table:number-rows-spanned="2" table:style-name="ce10">
            <text:p>64.69%</text:p>
          </table:table-cell>
          <table:table-cell office:value-type="float" office:value="2814" table:number-columns-spanned="1" table:number-rows-spanned="2" table:style-name="ce9">
            <text:p>2,814</text:p>
          </table:table-cell>
          <table:table-cell office:value-type="float" office:value="182706244" table:number-columns-spanned="1" table:number-rows-spanned="2" table:style-name="ce9">
            <text:p>182,706,244</text:p>
          </table:table-cell>
          <table:table-cell office:value-type="float" office:value="153919935" table:number-columns-spanned="1" table:number-rows-spanned="2" table:style-name="ce9">
            <text:p>153,919,935</text:p>
          </table:table-cell>
          <table:table-cell office:value-type="float" office:value="376385396" table:number-columns-spanned="1" table:number-rows-spanned="2" table:style-name="ce9">
            <text:p>376,385,396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1210" table:number-columns-spanned="1" table:number-rows-spanned="2" table:style-name="ce9">
            <text:p>1,210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2543" table:number-columns-spanned="1" table:number-rows-spanned="2" table:style-name="ce9">
            <text:p>2,54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927" table:number-columns-spanned="1" table:number-rows-spanned="2" table:style-name="ce9">
            <text:p>1,927</text:p>
          </table:table-cell>
          <table:table-cell office:value-type="percentage" office:value="0.32440000000000002" table:number-columns-spanned="1" table:number-rows-spanned="2" table:style-name="ce10">
            <text:p>32.44%</text:p>
          </table:table-cell>
          <table:table-cell office:value-type="float" office:value="5115" table:number-columns-spanned="1" table:number-rows-spanned="2" table:style-name="ce9">
            <text:p>5,115</text:p>
          </table:table-cell>
          <table:table-cell office:value-type="float" office:value="9856891" table:number-columns-spanned="1" table:number-rows-spanned="2" table:style-name="ce9">
            <text:p>9,856,891</text:p>
          </table:table-cell>
          <table:table-cell office:value-type="float" office:value="11925911" table:number-columns-spanned="1" table:number-rows-spanned="2" table:style-name="ce9">
            <text:p>11,925,911</text:p>
          </table:table-cell>
          <table:table-cell office:value-type="float" office:value="23246756" table:number-columns-spanned="1" table:number-rows-spanned="2" table:style-name="ce9">
            <text:p>23,246,75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137" table:number-columns-spanned="1" table:number-rows-spanned="2" table:style-name="ce9">
            <text:p>2,137</text:p>
          </table:table-cell>
          <table:table-cell office:value-type="percentage" office:value="0.74980000000000002" table:number-columns-spanned="1" table:number-rows-spanned="2" table:style-name="ce10">
            <text:p>74.98%</text:p>
          </table:table-cell>
          <table:table-cell office:value-type="float" office:value="4412" table:number-columns-spanned="1" table:number-rows-spanned="2" table:style-name="ce9">
            <text:p>4,412</text:p>
          </table:table-cell>
          <table:table-cell office:value-type="float" office:value="9428530" table:number-columns-spanned="1" table:number-rows-spanned="2" table:style-name="ce9">
            <text:p>9,428,530</text:p>
          </table:table-cell>
          <table:table-cell office:value-type="float" office:value="8183671" table:number-columns-spanned="1" table:number-rows-spanned="2" table:style-name="ce9">
            <text:p>8,183,671</text:p>
          </table:table-cell>
          <table:table-cell office:value-type="float" office:value="26508430" table:number-columns-spanned="1" table:number-rows-spanned="2" table:style-name="ce9">
            <text:p>26,508,43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694" table:number-columns-spanned="1" table:number-rows-spanned="2" table:style-name="ce9">
            <text:p>1,694</text:p>
          </table:table-cell>
          <table:table-cell office:value-type="percentage" office:value="0.3715" table:number-columns-spanned="1" table:number-rows-spanned="2" table:style-name="ce10">
            <text:p>37.15%</text:p>
          </table:table-cell>
          <table:table-cell office:value-type="float" office:value="1975" table:number-columns-spanned="1" table:number-rows-spanned="2" table:style-name="ce9">
            <text:p>1,975</text:p>
          </table:table-cell>
          <table:table-cell office:value-type="float" office:value="3345990" table:number-columns-spanned="1" table:number-rows-spanned="2" table:style-name="ce9">
            <text:p>3,345,990</text:p>
          </table:table-cell>
          <table:table-cell office:value-type="float" office:value="7112779" table:number-columns-spanned="1" table:number-rows-spanned="2" table:style-name="ce9">
            <text:p>7,112,779</text:p>
          </table:table-cell>
          <table:table-cell office:value-type="float" office:value="11288742" table:number-columns-spanned="1" table:number-rows-spanned="2" table:style-name="ce9">
            <text:p>11,288,74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6412" table:number-columns-spanned="1" table:number-rows-spanned="2" table:style-name="ce9">
            <text:p>6,412</text:p>
          </table:table-cell>
          <table:table-cell office:value-type="percentage" office:value="0.67849999999999999" table:number-columns-spanned="1" table:number-rows-spanned="2" table:style-name="ce10">
            <text:p>67.85%</text:p>
          </table:table-cell>
          <table:table-cell office:value-type="float" office:value="2903" table:number-columns-spanned="1" table:number-rows-spanned="2" table:style-name="ce9">
            <text:p>2,903</text:p>
          </table:table-cell>
          <table:table-cell office:value-type="float" office:value="18616329" table:number-columns-spanned="1" table:number-rows-spanned="2" table:style-name="ce9">
            <text:p>18,616,329</text:p>
          </table:table-cell>
          <table:table-cell office:value-type="float" office:value="23018942" table:number-columns-spanned="1" table:number-rows-spanned="2" table:style-name="ce9">
            <text:p>23,018,942</text:p>
          </table:table-cell>
          <table:table-cell office:value-type="float" office:value="46515680" table:number-columns-spanned="1" table:number-rows-spanned="2" table:style-name="ce9">
            <text:p>46,515,68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261" table:number-columns-spanned="1" table:number-rows-spanned="2" table:style-name="ce9">
            <text:p>4,261</text:p>
          </table:table-cell>
          <table:table-cell office:value-type="percentage" office:value="0.72099999999999997" table:number-columns-spanned="1" table:number-rows-spanned="2" table:style-name="ce10">
            <text:p>72.10%</text:p>
          </table:table-cell>
          <table:table-cell office:value-type="float" office:value="2791" table:number-columns-spanned="1" table:number-rows-spanned="2" table:style-name="ce9">
            <text:p>2,791</text:p>
          </table:table-cell>
          <table:table-cell office:value-type="float" office:value="11893774" table:number-columns-spanned="1" table:number-rows-spanned="2" table:style-name="ce9">
            <text:p>11,893,774</text:p>
          </table:table-cell>
          <table:table-cell office:value-type="float" office:value="19489079" table:number-columns-spanned="1" table:number-rows-spanned="2" table:style-name="ce9">
            <text:p>19,489,079</text:p>
          </table:table-cell>
          <table:table-cell office:value-type="float" office:value="32479937" table:number-columns-spanned="1" table:number-rows-spanned="2" table:style-name="ce9">
            <text:p>32,479,93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6951" table:number-columns-spanned="1" table:number-rows-spanned="2" table:style-name="ce9">
            <text:p>6,951</text:p>
          </table:table-cell>
          <table:table-cell office:value-type="percentage" office:value="0.69579999999999997" table:number-columns-spanned="1" table:number-rows-spanned="2" table:style-name="ce10">
            <text:p>69.58%</text:p>
          </table:table-cell>
          <table:table-cell office:value-type="float" office:value="3171" table:number-columns-spanned="1" table:number-rows-spanned="2" table:style-name="ce9">
            <text:p>3,171</text:p>
          </table:table-cell>
          <table:table-cell office:value-type="float" office:value="22039440" table:number-columns-spanned="1" table:number-rows-spanned="2" table:style-name="ce9">
            <text:p>22,039,440</text:p>
          </table:table-cell>
          <table:table-cell office:value-type="float" office:value="21069216" table:number-columns-spanned="1" table:number-rows-spanned="2" table:style-name="ce9">
            <text:p>21,069,216</text:p>
          </table:table-cell>
          <table:table-cell office:value-type="float" office:value="48728572" table:number-columns-spanned="1" table:number-rows-spanned="2" table:style-name="ce9">
            <text:p>48,728,572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2760" table:number-columns-spanned="1" table:number-rows-spanned="2" table:style-name="ce9">
            <text:p>12,760</text:p>
          </table:table-cell>
          <table:table-cell office:value-type="percentage" office:value="0.64839999999999998" table:number-columns-spanned="1" table:number-rows-spanned="2" table:style-name="ce10">
            <text:p>64.84%</text:p>
          </table:table-cell>
          <table:table-cell office:value-type="float" office:value="3011" table:number-columns-spanned="1" table:number-rows-spanned="2" table:style-name="ce9">
            <text:p>3,011</text:p>
          </table:table-cell>
          <table:table-cell office:value-type="float" office:value="38413980" table:number-columns-spanned="1" table:number-rows-spanned="2" table:style-name="ce9">
            <text:p>38,413,980</text:p>
          </table:table-cell>
          <table:table-cell office:value-type="float" office:value="23655778" table:number-columns-spanned="1" table:number-rows-spanned="2" table:style-name="ce9">
            <text:p>23,655,778</text:p>
          </table:table-cell>
          <table:table-cell office:value-type="float" office:value="66971616" table:number-columns-spanned="1" table:number-rows-spanned="2" table:style-name="ce9">
            <text:p>66,971,616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461" table:number-columns-spanned="1" table:number-rows-spanned="2" table:style-name="ce8">
            <text:p>4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687" table:number-columns-spanned="1" table:number-rows-spanned="2" table:style-name="ce9">
            <text:p>3,687</text:p>
          </table:table-cell>
          <table:table-cell office:value-type="percentage" office:value="0.63680000000000003" table:number-columns-spanned="1" table:number-rows-spanned="2" table:style-name="ce10">
            <text:p>63.68%</text:p>
          </table:table-cell>
          <table:table-cell office:value-type="float" office:value="8283" table:number-columns-spanned="1" table:number-rows-spanned="2" table:style-name="ce9">
            <text:p>8,283</text:p>
          </table:table-cell>
          <table:table-cell office:value-type="float" office:value="30539606" table:number-columns-spanned="1" table:number-rows-spanned="2" table:style-name="ce9">
            <text:p>30,539,606</text:p>
          </table:table-cell>
          <table:table-cell office:value-type="float" office:value="21740964" table:number-columns-spanned="1" table:number-rows-spanned="2" table:style-name="ce9">
            <text:p>21,740,964</text:p>
          </table:table-cell>
          <table:table-cell office:value-type="float" office:value="58460104" table:number-columns-spanned="1" table:number-rows-spanned="2" table:style-name="ce9">
            <text:p>58,460,10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095" table:number-columns-spanned="1" table:number-rows-spanned="2" table:style-name="ce9">
            <text:p>4,095</text:p>
          </table:table-cell>
          <table:table-cell office:value-type="percentage" office:value="0.59089999999999998" table:number-columns-spanned="1" table:number-rows-spanned="2" table:style-name="ce10">
            <text:p>59.09%</text:p>
          </table:table-cell>
          <table:table-cell office:value-type="float" office:value="5879" table:number-columns-spanned="1" table:number-rows-spanned="2" table:style-name="ce9">
            <text:p>5,879</text:p>
          </table:table-cell>
          <table:table-cell office:value-type="float" office:value="24075984" table:number-columns-spanned="1" table:number-rows-spanned="2" table:style-name="ce9">
            <text:p>24,075,984</text:p>
          </table:table-cell>
          <table:table-cell office:value-type="float" office:value="20078475" table:number-columns-spanned="1" table:number-rows-spanned="2" table:style-name="ce9">
            <text:p>20,078,475</text:p>
          </table:table-cell>
          <table:table-cell office:value-type="float" office:value="50339356" table:number-columns-spanned="1" table:number-rows-spanned="2" table:style-name="ce9">
            <text:p>50,339,356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percentage" office:value="5.8700000000000002E-2" table:number-columns-spanned="1" table:number-rows-spanned="2" table:style-name="ce10">
            <text:p>5.87%</text:p>
          </table:table-cell>
          <table:table-cell office:value-type="float" office:value="4557" table:number-columns-spanned="1" table:number-rows-spanned="2" table:style-name="ce9">
            <text:p>4,557</text:p>
          </table:table-cell>
          <table:table-cell office:value-type="float" office:value="833949" table:number-columns-spanned="1" table:number-rows-spanned="2" table:style-name="ce9">
            <text:p>833,949</text:p>
          </table:table-cell>
          <table:table-cell office:value-type="float" office:value="3000028" table:number-columns-spanned="1" table:number-rows-spanned="2" table:style-name="ce9">
            <text:p>3,000,028</text:p>
          </table:table-cell>
          <table:table-cell office:value-type="float" office:value="4079190" table:number-columns-spanned="1" table:number-rows-spanned="2" table:style-name="ce9">
            <text:p>4,079,19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130" table:number-columns-spanned="1" table:number-rows-spanned="2" table:style-name="ce9">
            <text:p>3,130</text:p>
          </table:table-cell>
          <table:table-cell office:value-type="percentage" office:value="0.378" table:number-columns-spanned="1" table:number-rows-spanned="2" table:style-name="ce10">
            <text:p>37.80%</text:p>
          </table:table-cell>
          <table:table-cell office:value-type="float" office:value="3694" table:number-columns-spanned="1" table:number-rows-spanned="2" table:style-name="ce9">
            <text:p>3,694</text:p>
          </table:table-cell>
          <table:table-cell office:value-type="float" office:value="11561629" table:number-columns-spanned="1" table:number-rows-spanned="2" table:style-name="ce9">
            <text:p>11,561,629</text:p>
          </table:table-cell>
          <table:table-cell office:value-type="float" office:value="9016528" table:number-columns-spanned="1" table:number-rows-spanned="2" table:style-name="ce9">
            <text:p>9,016,528</text:p>
          </table:table-cell>
          <table:table-cell office:value-type="float" office:value="23204705" table:number-columns-spanned="1" table:number-rows-spanned="2" table:style-name="ce9">
            <text:p>23,204,705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5505" table:number-columns-spanned="1" table:number-rows-spanned="2" table:style-name="ce9">
            <text:p>5,505</text:p>
          </table:table-cell>
          <table:table-cell office:value-type="percentage" office:value="0.5544" table:number-columns-spanned="1" table:number-rows-spanned="2" table:style-name="ce10">
            <text:p>55.44%</text:p>
          </table:table-cell>
          <table:table-cell office:value-type="float" office:value="3650" table:number-columns-spanned="1" table:number-rows-spanned="2" table:style-name="ce9">
            <text:p>3,650</text:p>
          </table:table-cell>
          <table:table-cell office:value-type="float" office:value="20091845" table:number-columns-spanned="1" table:number-rows-spanned="2" table:style-name="ce9">
            <text:p>20,091,845</text:p>
          </table:table-cell>
          <table:table-cell office:value-type="float" office:value="14303489" table:number-columns-spanned="1" table:number-rows-spanned="2" table:style-name="ce9">
            <text:p>14,303,489</text:p>
          </table:table-cell>
          <table:table-cell office:value-type="float" office:value="38183267" table:number-columns-spanned="1" table:number-rows-spanned="2" table:style-name="ce9">
            <text:p>38,183,26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756" table:number-columns-spanned="1" table:number-rows-spanned="2" table:style-name="ce9">
            <text:p>3,756</text:p>
          </table:table-cell>
          <table:table-cell office:value-type="percentage" office:value="0.51100000000000001" table:number-columns-spanned="1" table:number-rows-spanned="2" table:style-name="ce10">
            <text:p>51.10%</text:p>
          </table:table-cell>
          <table:table-cell office:value-type="float" office:value="1932" table:number-columns-spanned="1" table:number-rows-spanned="2" table:style-name="ce9">
            <text:p>1,932</text:p>
          </table:table-cell>
          <table:table-cell office:value-type="float" office:value="7256637" table:number-columns-spanned="1" table:number-rows-spanned="2" table:style-name="ce9">
            <text:p>7,256,637</text:p>
          </table:table-cell>
          <table:table-cell office:value-type="float" office:value="13222861" table:number-columns-spanned="1" table:number-rows-spanned="2" table:style-name="ce9">
            <text:p>13,222,861</text:p>
          </table:table-cell>
          <table:table-cell office:value-type="float" office:value="21856515" table:number-columns-spanned="1" table:number-rows-spanned="2" table:style-name="ce9">
            <text:p>21,856,515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office:value-type="percentage" office:value="0.72440000000000004" table:number-columns-spanned="1" table:number-rows-spanned="2" table:style-name="ce10">
            <text:p>72.44%</text:p>
          </table:table-cell>
          <table:table-cell office:value-type="float" office:value="1788" table:number-columns-spanned="1" table:number-rows-spanned="2" table:style-name="ce9">
            <text:p>1,788</text:p>
          </table:table-cell>
          <table:table-cell office:value-type="float" office:value="2330972" table:number-columns-spanned="1" table:number-rows-spanned="2" table:style-name="ce9">
            <text:p>2,330,972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2331571" table:number-columns-spanned="1" table:number-rows-spanned="2" table:style-name="ce9">
            <text:p>2,331,57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723" table:number-columns-spanned="1" table:number-rows-spanned="2" table:style-name="ce9">
            <text:p>2,723</text:p>
          </table:table-cell>
          <table:table-cell office:value-type="percentage" office:value="0.72040000000000004" table:number-columns-spanned="1" table:number-rows-spanned="2" table:style-name="ce10">
            <text:p>72.04%</text:p>
          </table:table-cell>
          <table:table-cell office:value-type="float" office:value="2741" table:number-columns-spanned="1" table:number-rows-spanned="2" table:style-name="ce9">
            <text:p>2,741</text:p>
          </table:table-cell>
          <table:table-cell office:value-type="float" office:value="7463851" table:number-columns-spanned="1" table:number-rows-spanned="2" table:style-name="ce9">
            <text:p>7,463,851</text:p>
          </table:table-cell>
          <table:table-cell office:value-type="float" office:value="4579548" table:number-columns-spanned="1" table:number-rows-spanned="2" table:style-name="ce9">
            <text:p>4,579,548</text:p>
          </table:table-cell>
          <table:table-cell office:value-type="float" office:value="13837568" table:number-columns-spanned="1" table:number-rows-spanned="2" table:style-name="ce9">
            <text:p>13,837,56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percentage" office:value="0.3463" table:number-columns-spanned="1" table:number-rows-spanned="2" table:style-name="ce10">
            <text:p>34.63%</text:p>
          </table:table-cell>
          <table:table-cell office:value-type="float" office:value="2567" table:number-columns-spanned="1" table:number-rows-spanned="2" table:style-name="ce9">
            <text:p>2,567</text:p>
          </table:table-cell>
          <table:table-cell office:value-type="float" office:value="1439948" table:number-columns-spanned="1" table:number-rows-spanned="2" table:style-name="ce9">
            <text:p>1,439,948</text:p>
          </table:table-cell>
          <table:table-cell office:value-type="float" office:value="152069" table:number-columns-spanned="1" table:number-rows-spanned="2" table:style-name="ce9">
            <text:p>152,069</text:p>
          </table:table-cell>
          <table:table-cell office:value-type="float" office:value="1592017" table:number-columns-spanned="1" table:number-rows-spanned="2" table:style-name="ce9">
            <text:p>1,592,01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percentage" office:value="0.35" table:number-columns-spanned="1" table:number-rows-spanned="2" table:style-name="ce10">
            <text:p>35.00%</text:p>
          </table:table-cell>
          <table:table-cell office:value-type="float" office:value="2568" table:number-columns-spanned="1" table:number-rows-spanned="2" table:style-name="ce9">
            <text:p>2,568</text:p>
          </table:table-cell>
          <table:table-cell office:value-type="float" office:value="916759" table:number-columns-spanned="1" table:number-rows-spanned="2" table:style-name="ce9">
            <text:p>916,759</text:p>
          </table:table-cell>
          <table:table-cell office:value-type="float" office:value="201579" table:number-columns-spanned="1" table:number-rows-spanned="2" table:style-name="ce9">
            <text:p>201,579</text:p>
          </table:table-cell>
          <table:table-cell office:value-type="float" office:value="1118338" table:number-columns-spanned="1" table:number-rows-spanned="2" table:style-name="ce9">
            <text:p>1,118,33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percentage" office:value="6.5000000000000002E-2" table:number-columns-spanned="1" table:number-rows-spanned="2" table:style-name="ce10">
            <text:p>6.50%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78000" table:number-columns-spanned="1" table:number-rows-spanned="2" table:style-name="ce9">
            <text:p>78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000" table:number-columns-spanned="1" table:number-rows-spanned="2" table:style-name="ce9">
            <text:p>78,00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percentage" office:value="0.2019" table:number-columns-spanned="1" table:number-rows-spanned="2" table:style-name="ce10">
            <text:p>20.19%</text:p>
          </table:table-cell>
          <table:table-cell office:value-type="float" office:value="1213" table:number-columns-spanned="1" table:number-rows-spanned="2" table:style-name="ce9">
            <text:p>1,213</text:p>
          </table:table-cell>
          <table:table-cell office:value-type="float" office:value="396800" table:number-columns-spanned="1" table:number-rows-spanned="2" table:style-name="ce9">
            <text:p>396,8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2630" table:number-columns-spanned="1" table:number-rows-spanned="2" table:style-name="ce9">
            <text:p>422,63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756" table:number-columns-spanned="1" table:number-rows-spanned="2" table:style-name="ce9">
            <text:p>1,756</text:p>
          </table:table-cell>
          <table:table-cell office:value-type="percentage" office:value="0.35049999999999998" table:number-columns-spanned="1" table:number-rows-spanned="2" table:style-name="ce10">
            <text:p>35.05%</text:p>
          </table:table-cell>
          <table:table-cell office:value-type="float" office:value="2024" table:number-columns-spanned="1" table:number-rows-spanned="2" table:style-name="ce9">
            <text:p>2,024</text:p>
          </table:table-cell>
          <table:table-cell office:value-type="float" office:value="3553823" table:number-columns-spanned="1" table:number-rows-spanned="2" table:style-name="ce9">
            <text:p>3,553,823</text:p>
          </table:table-cell>
          <table:table-cell office:value-type="float" office:value="258827" table:number-columns-spanned="1" table:number-rows-spanned="2" table:style-name="ce9">
            <text:p>258,827</text:p>
          </table:table-cell>
          <table:table-cell office:value-type="float" office:value="3990341" table:number-columns-spanned="1" table:number-rows-spanned="2" table:style-name="ce9">
            <text:p>3,990,34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796" table:number-columns-spanned="1" table:number-rows-spanned="2" table:style-name="ce9">
            <text:p>1,796</text:p>
          </table:table-cell>
          <table:table-cell office:value-type="percentage" office:value="0.58120000000000005" table:number-columns-spanned="1" table:number-rows-spanned="2" table:style-name="ce10">
            <text:p>58.12%</text:p>
          </table:table-cell>
          <table:table-cell office:value-type="float" office:value="3276" table:number-columns-spanned="1" table:number-rows-spanned="2" table:style-name="ce9">
            <text:p>3,276</text:p>
          </table:table-cell>
          <table:table-cell office:value-type="float" office:value="5883386" table:number-columns-spanned="1" table:number-rows-spanned="2" table:style-name="ce9">
            <text:p>5,883,386</text:p>
          </table:table-cell>
          <table:table-cell office:value-type="float" office:value="4294307" table:number-columns-spanned="1" table:number-rows-spanned="2" table:style-name="ce9">
            <text:p>4,294,307</text:p>
          </table:table-cell>
          <table:table-cell office:value-type="float" office:value="10271770" table:number-columns-spanned="1" table:number-rows-spanned="2" table:style-name="ce9">
            <text:p>10,271,77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284" table:number-columns-spanned="1" table:number-rows-spanned="2" table:style-name="ce9">
            <text:p>3,284</text:p>
          </table:table-cell>
          <table:table-cell office:value-type="percentage" office:value="0.3775" table:number-columns-spanned="1" table:number-rows-spanned="2" table:style-name="ce10">
            <text:p>37.75%</text:p>
          </table:table-cell>
          <table:table-cell office:value-type="float" office:value="2659" table:number-columns-spanned="1" table:number-rows-spanned="2" table:style-name="ce9">
            <text:p>2,659</text:p>
          </table:table-cell>
          <table:table-cell office:value-type="float" office:value="8732143" table:number-columns-spanned="1" table:number-rows-spanned="2" table:style-name="ce9">
            <text:p>8,732,143</text:p>
          </table:table-cell>
          <table:table-cell office:value-type="float" office:value="8368885" table:number-columns-spanned="1" table:number-rows-spanned="2" table:style-name="ce9">
            <text:p>8,368,885</text:p>
          </table:table-cell>
          <table:table-cell office:value-type="float" office:value="18628824" table:number-columns-spanned="1" table:number-rows-spanned="2" table:style-name="ce9">
            <text:p>18,628,82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397" table:number-columns-spanned="1" table:number-rows-spanned="2" table:style-name="ce9">
            <text:p>1,397</text:p>
          </table:table-cell>
          <table:table-cell office:value-type="percentage" office:value="0.59699999999999998" table:number-columns-spanned="1" table:number-rows-spanned="2" table:style-name="ce10">
            <text:p>59.70%</text:p>
          </table:table-cell>
          <table:table-cell office:value-type="float" office:value="2140" table:number-columns-spanned="1" table:number-rows-spanned="2" table:style-name="ce9">
            <text:p>2,140</text:p>
          </table:table-cell>
          <table:table-cell office:value-type="float" office:value="2989129" table:number-columns-spanned="1" table:number-rows-spanned="2" table:style-name="ce9">
            <text:p>2,989,129</text:p>
          </table:table-cell>
          <table:table-cell office:value-type="float" office:value="46200" table:number-columns-spanned="1" table:number-rows-spanned="2" table:style-name="ce9">
            <text:p>46,200</text:p>
          </table:table-cell>
          <table:table-cell office:value-type="float" office:value="3037329" table:number-columns-spanned="1" table:number-rows-spanned="2" table:style-name="ce9">
            <text:p>3,037,32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895" table:number-columns-spanned="1" table:number-rows-spanned="2" table:style-name="ce9">
            <text:p>2,895</text:p>
          </table:table-cell>
          <table:table-cell office:value-type="percentage" office:value="0.68930000000000002" table:number-columns-spanned="1" table:number-rows-spanned="2" table:style-name="ce10">
            <text:p>68.93%</text:p>
          </table:table-cell>
          <table:table-cell office:value-type="float" office:value="2328" table:number-columns-spanned="1" table:number-rows-spanned="2" table:style-name="ce9">
            <text:p>2,328</text:p>
          </table:table-cell>
          <table:table-cell office:value-type="float" office:value="6740995" table:number-columns-spanned="1" table:number-rows-spanned="2" table:style-name="ce9">
            <text:p>6,740,995</text:p>
          </table:table-cell>
          <table:table-cell office:value-type="float" office:value="5098625" table:number-columns-spanned="1" table:number-rows-spanned="2" table:style-name="ce9">
            <text:p>5,098,625</text:p>
          </table:table-cell>
          <table:table-cell office:value-type="float" office:value="14654082" table:number-columns-spanned="1" table:number-rows-spanned="2" table:style-name="ce9">
            <text:p>14,654,08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010" table:number-columns-spanned="1" table:number-rows-spanned="2" table:style-name="ce9">
            <text:p>1,010</text:p>
          </table:table-cell>
          <table:table-cell office:value-type="percentage" office:value="0.28060000000000002" table:number-columns-spanned="1" table:number-rows-spanned="2" table:style-name="ce10">
            <text:p>28.06%</text:p>
          </table:table-cell>
          <table:table-cell office:value-type="float" office:value="1975" table:number-columns-spanned="1" table:number-rows-spanned="2" table:style-name="ce9">
            <text:p>1,975</text:p>
          </table:table-cell>
          <table:table-cell office:value-type="float" office:value="1994664" table:number-columns-spanned="1" table:number-rows-spanned="2" table:style-name="ce9">
            <text:p>1,994,664</text:p>
          </table:table-cell>
          <table:table-cell office:value-type="float" office:value="4572498" table:number-columns-spanned="1" table:number-rows-spanned="2" table:style-name="ce9">
            <text:p>4,572,498</text:p>
          </table:table-cell>
          <table:table-cell office:value-type="float" office:value="6986140" table:number-columns-spanned="1" table:number-rows-spanned="2" table:style-name="ce9">
            <text:p>6,986,14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100" table:number-columns-spanned="1" table:number-rows-spanned="2" table:style-name="ce9">
            <text:p>1,100</text:p>
          </table:table-cell>
          <table:table-cell office:value-type="percentage" office:value="0.78010000000000002" table:number-columns-spanned="1" table:number-rows-spanned="2" table:style-name="ce10">
            <text:p>78.01%</text:p>
          </table:table-cell>
          <table:table-cell office:value-type="float" office:value="1303" table:number-columns-spanned="1" table:number-rows-spanned="2" table:style-name="ce9">
            <text:p>1,303</text:p>
          </table:table-cell>
          <table:table-cell office:value-type="float" office:value="1432806" table:number-columns-spanned="1" table:number-rows-spanned="2" table:style-name="ce9">
            <text:p>1,432,806</text:p>
          </table:table-cell>
          <table:table-cell office:value-type="float" office:value="169360" table:number-columns-spanned="1" table:number-rows-spanned="2" table:style-name="ce9">
            <text:p>169,360</text:p>
          </table:table-cell>
          <table:table-cell office:value-type="float" office:value="1603536" table:number-columns-spanned="1" table:number-rows-spanned="2" table:style-name="ce9">
            <text:p>1,603,53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639" table:number-columns-spanned="1" table:number-rows-spanned="2" table:style-name="ce9">
            <text:p>4,639</text:p>
          </table:table-cell>
          <table:table-cell office:value-type="float" office:value="75086" table:number-columns-spanned="1" table:number-rows-spanned="2" table:style-name="ce9">
            <text:p>75,086</text:p>
          </table:table-cell>
          <table:table-cell office:value-type="percentage" office:value="0.53949999999999998" table:number-columns-spanned="1" table:number-rows-spanned="2" table:style-name="ce10">
            <text:p>53.95%</text:p>
          </table:table-cell>
          <table:table-cell office:value-type="float" office:value="3355" table:number-columns-spanned="1" table:number-rows-spanned="2" table:style-name="ce9">
            <text:p>3,355</text:p>
          </table:table-cell>
          <table:table-cell office:value-type="float" office:value="251907860" table:number-columns-spanned="1" table:number-rows-spanned="2" table:style-name="ce9">
            <text:p>251,907,860</text:p>
          </table:table-cell>
          <table:table-cell office:value-type="float" office:value="223560218" table:number-columns-spanned="1" table:number-rows-spanned="2" table:style-name="ce9">
            <text:p>223,560,218</text:p>
          </table:table-cell>
          <table:table-cell office:value-type="float" office:value="530415016" table:number-columns-spanned="1" table:number-rows-spanned="2" table:style-name="ce9">
            <text:p>530,415,016</text:p>
          </table:table-cell>
          <table:table-cell office:value-type="float" office:value="1162" table:number-columns-spanned="1" table:number-rows-spanned="2" table:style-name="ce9">
            <text:p>1,162</text:p>
          </table:table-cell>
          <table:table-cell office:value-type="float" office:value="1731" table:number-columns-spanned="1" table:number-rows-spanned="2" table:style-name="ce9">
            <text:p>1,731</text:p>
          </table:table-cell>
          <table:table-cell office:value-type="float" office:value="762" table:number-columns-spanned="1" table:number-rows-spanned="2" table:style-name="ce8">
            <text:p>762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4114" table:number-columns-spanned="1" table:number-rows-spanned="2" table:style-name="ce9">
            <text:p>4,11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84764" table:style-name="ce5">
            <text:p>184,764</text:p>
          </table:table-cell>
          <table:table-cell office:value-type="float" office:value="89186" table:style-name="ce5">
            <text:p>89,186</text:p>
          </table:table-cell>
          <table:table-cell office:value-type="float" office:value="273950" table:style-name="ce5">
            <text:p>273,950</text:p>
          </table:table-cell>
          <table:table-cell office:value-type="float" office:value="35151" table:style-name="ce5">
            <text:p>35,151</text:p>
          </table:table-cell>
          <table:table-cell office:value-type="float" office:value="41582" table:style-name="ce5">
            <text:p>41,582</text:p>
          </table:table-cell>
          <table:table-cell office:value-type="float" office:value="88905" table:style-name="ce5">
            <text:p>88,905</text:p>
          </table:table-cell>
          <table:table-cell office:value-type="float" office:value="12125" table:style-name="ce5">
            <text:p>12,125</text:p>
          </table:table-cell>
          <table:table-cell office:value-type="float" office:value="18093" table:style-name="ce5">
            <text:p>18,093</text:p>
          </table:table-cell>
          <table:table-cell office:value-type="float" office:value="11701" table:style-name="ce5">
            <text:p>11,701</text:p>
          </table:table-cell>
          <table:table-cell office:value-type="float" office:value="4344" table:style-name="ce5">
            <text:p>4,344</text:p>
          </table:table-cell>
          <table:table-cell office:value-type="float" office:value="13022" table:style-name="ce5">
            <text:p>13,022</text:p>
          </table:table-cell>
          <table:table-cell office:value-type="float" office:value="30331" table:style-name="ce5">
            <text:p>30,331</text:p>
          </table:table-cell>
          <table:table-cell office:value-type="float" office:value="10744" table:style-name="ce5">
            <text:p>10,744</text:p>
          </table:table-cell>
          <table:table-cell office:value-type="float" office:value="2882" table:style-name="ce5">
            <text:p>2,882</text:p>
          </table:table-cell>
          <table:table-cell office:value-type="float" office:value="4590" table:style-name="ce5">
            <text:p>4,590</text:p>
          </table:table-cell>
          <table:table-cell office:value-type="float" office:value="480" table:style-name="ce2">
            <text:p>480</text:p>
          </table:table-cell>
          <table:table-cell office:value-type="float" office:value="273950" table:style-name="ce5">
            <text:p>273,95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8593" table:style-name="ce5">
            <text:p>58,593</text:p>
          </table:table-cell>
          <table:table-cell office:value-type="float" office:value="31942" table:style-name="ce5">
            <text:p>31,942</text:p>
          </table:table-cell>
          <table:table-cell office:value-type="float" office:value="90535" table:style-name="ce5">
            <text:p>90,535</text:p>
          </table:table-cell>
          <table:table-cell office:value-type="float" office:value="11256" table:style-name="ce5">
            <text:p>11,256</text:p>
          </table:table-cell>
          <table:table-cell office:value-type="float" office:value="17925" table:style-name="ce5">
            <text:p>17,925</text:p>
          </table:table-cell>
          <table:table-cell office:value-type="float" office:value="28836" table:style-name="ce5">
            <text:p>28,836</text:p>
          </table:table-cell>
          <table:table-cell office:value-type="float" office:value="5229" table:style-name="ce5">
            <text:p>5,229</text:p>
          </table:table-cell>
          <table:table-cell office:value-type="float" office:value="8732" table:style-name="ce5">
            <text:p>8,732</text:p>
          </table:table-cell>
          <table:table-cell office:value-type="float" office:value="4334" table:style-name="ce5">
            <text:p>4,334</text:p>
          </table:table-cell>
          <table:table-cell office:value-type="float" office:value="1021" table:style-name="ce5">
            <text:p>1,021</text:p>
          </table:table-cell>
          <table:table-cell office:value-type="float" office:value="4167" table:style-name="ce5">
            <text:p>4,167</text:p>
          </table:table-cell>
          <table:table-cell office:value-type="float" office:value="4085" table:style-name="ce5">
            <text:p>4,085</text:p>
          </table:table-cell>
          <table:table-cell office:value-type="float" office:value="2265" table:style-name="ce5">
            <text:p>2,265</text:p>
          </table:table-cell>
          <table:table-cell office:value-type="float" office:value="743" table:style-name="ce2">
            <text:p>743</text:p>
          </table:table-cell>
          <table:table-cell office:value-type="float" office:value="1885" table:style-name="ce5">
            <text:p>1,885</text:p>
          </table:table-cell>
          <table:table-cell office:value-type="float" office:value="57" table:style-name="ce2">
            <text:p>57</text:p>
          </table:table-cell>
          <table:table-cell office:value-type="float" office:value="90535" table:style-name="ce5">
            <text:p>90,53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43357" table:style-name="ce5">
            <text:p>243,357</text:p>
          </table:table-cell>
          <table:table-cell office:value-type="float" office:value="121128" table:style-name="ce5">
            <text:p>121,128</text:p>
          </table:table-cell>
          <table:table-cell office:value-type="float" office:value="364485" table:style-name="ce5">
            <text:p>364,485</text:p>
          </table:table-cell>
          <table:table-cell office:value-type="float" office:value="46407" table:style-name="ce5">
            <text:p>46,407</text:p>
          </table:table-cell>
          <table:table-cell office:value-type="float" office:value="59507" table:style-name="ce5">
            <text:p>59,507</text:p>
          </table:table-cell>
          <table:table-cell office:value-type="float" office:value="117741" table:style-name="ce5">
            <text:p>117,741</text:p>
          </table:table-cell>
          <table:table-cell office:value-type="float" office:value="17354" table:style-name="ce5">
            <text:p>17,354</text:p>
          </table:table-cell>
          <table:table-cell office:value-type="float" office:value="26825" table:style-name="ce5">
            <text:p>26,825</text:p>
          </table:table-cell>
          <table:table-cell office:value-type="float" office:value="16035" table:style-name="ce5">
            <text:p>16,035</text:p>
          </table:table-cell>
          <table:table-cell office:value-type="float" office:value="5365" table:style-name="ce5">
            <text:p>5,365</text:p>
          </table:table-cell>
          <table:table-cell office:value-type="float" office:value="17189" table:style-name="ce5">
            <text:p>17,189</text:p>
          </table:table-cell>
          <table:table-cell office:value-type="float" office:value="34416" table:style-name="ce5">
            <text:p>34,416</text:p>
          </table:table-cell>
          <table:table-cell office:value-type="float" office:value="13009" table:style-name="ce5">
            <text:p>13,009</text:p>
          </table:table-cell>
          <table:table-cell office:value-type="float" office:value="3625" table:style-name="ce5">
            <text:p>3,625</text:p>
          </table:table-cell>
          <table:table-cell office:value-type="float" office:value="6475" table:style-name="ce5">
            <text:p>6,475</text:p>
          </table:table-cell>
          <table:table-cell office:value-type="float" office:value="537" table:style-name="ce2">
            <text:p>537</text:p>
          </table:table-cell>
          <table:table-cell office:value-type="float" office:value="364485" table:style-name="ce5">
            <text:p>364,48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49720" table:style-name="ce5">
            <text:p>49,720</text:p>
          </table:table-cell>
          <table:table-cell office:value-type="float" office:value="39170" table:style-name="ce5">
            <text:p>39,170</text:p>
          </table:table-cell>
          <table:table-cell office:value-type="float" office:value="88890" table:style-name="ce5">
            <text:p>88,890</text:p>
          </table:table-cell>
          <table:table-cell office:value-type="float" office:value="41072" table:style-name="ce5">
            <text:p>41,072</text:p>
          </table:table-cell>
          <table:table-cell office:value-type="float" office:value="14018" table:style-name="ce5">
            <text:p>14,018</text:p>
          </table:table-cell>
          <table:table-cell office:value-type="float" office:value="14301" table:style-name="ce5">
            <text:p>14,301</text:p>
          </table:table-cell>
          <table:table-cell office:value-type="float" office:value="1561" table:style-name="ce5">
            <text:p>1,561</text:p>
          </table:table-cell>
          <table:table-cell office:value-type="float" office:value="3065" table:style-name="ce5">
            <text:p>3,065</text:p>
          </table:table-cell>
          <table:table-cell office:value-type="float" office:value="1246" table:style-name="ce5">
            <text:p>1,246</text:p>
          </table:table-cell>
          <table:table-cell office:value-type="float" office:value="1057" table:style-name="ce5">
            <text:p>1,057</text:p>
          </table:table-cell>
          <table:table-cell office:value-type="float" office:value="3132" table:style-name="ce5">
            <text:p>3,132</text:p>
          </table:table-cell>
          <table:table-cell office:value-type="float" office:value="2855" table:style-name="ce5">
            <text:p>2,855</text:p>
          </table:table-cell>
          <table:table-cell office:value-type="float" office:value="2847" table:style-name="ce5">
            <text:p>2,847</text:p>
          </table:table-cell>
          <table:table-cell office:value-type="float" office:value="607" table:style-name="ce2">
            <text:p>607</text:p>
          </table:table-cell>
          <table:table-cell office:value-type="float" office:value="2463" table:style-name="ce5">
            <text:p>2,463</text:p>
          </table:table-cell>
          <table:table-cell office:value-type="float" office:value="666" table:style-name="ce2">
            <text:p>666</text:p>
          </table:table-cell>
          <table:table-cell office:value-type="float" office:value="88890" table:style-name="ce5">
            <text:p>88,8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2604" table:style-name="ce5">
            <text:p>2,604</text:p>
          </table:table-cell>
          <table:table-cell office:value-type="float" office:value="5717" table:style-name="ce5">
            <text:p>5,717</text:p>
          </table:table-cell>
          <table:table-cell office:value-type="float" office:value="8321" table:style-name="ce5">
            <text:p>8,321</text:p>
          </table:table-cell>
          <table:table-cell office:value-type="float" office:value="4215" table:style-name="ce5">
            <text:p>4,215</text:p>
          </table:table-cell>
          <table:table-cell office:value-type="float" office:value="1727" table:style-name="ce5">
            <text:p>1,727</text:p>
          </table:table-cell>
          <table:table-cell office:value-type="float" office:value="450" table:style-name="ce2">
            <text:p>450</text:p>
          </table:table-cell>
          <table:table-cell office:value-type="float" office:value="106" table:style-name="ce2">
            <text:p>106</text:p>
          </table:table-cell>
          <table:table-cell office:value-type="float" office:value="128" table:style-name="ce2">
            <text:p>128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543" table:style-name="ce5">
            <text:p>1,543</text:p>
          </table:table-cell>
          <table:table-cell office:value-type="float" office:value="49" table:style-name="ce2">
            <text:p>49</text:p>
          </table:table-cell>
          <table:table-cell office:value-type="float" office:value="75" table:style-name="ce2">
            <text:p>75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321" table:style-name="ce5">
            <text:p>8,32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2324" table:style-name="ce5">
            <text:p>52,324</text:p>
          </table:table-cell>
          <table:table-cell office:value-type="float" office:value="44887" table:style-name="ce5">
            <text:p>44,887</text:p>
          </table:table-cell>
          <table:table-cell office:value-type="float" office:value="97211" table:style-name="ce5">
            <text:p>97,211</text:p>
          </table:table-cell>
          <table:table-cell office:value-type="float" office:value="45287" table:style-name="ce5">
            <text:p>45,287</text:p>
          </table:table-cell>
          <table:table-cell office:value-type="float" office:value="15745" table:style-name="ce5">
            <text:p>15,745</text:p>
          </table:table-cell>
          <table:table-cell office:value-type="float" office:value="14751" table:style-name="ce5">
            <text:p>14,751</text:p>
          </table:table-cell>
          <table:table-cell office:value-type="float" office:value="1667" table:style-name="ce5">
            <text:p>1,667</text:p>
          </table:table-cell>
          <table:table-cell office:value-type="float" office:value="3193" table:style-name="ce5">
            <text:p>3,193</text:p>
          </table:table-cell>
          <table:table-cell office:value-type="float" office:value="1255" table:style-name="ce5">
            <text:p>1,255</text:p>
          </table:table-cell>
          <table:table-cell office:value-type="float" office:value="1070" table:style-name="ce5">
            <text:p>1,070</text:p>
          </table:table-cell>
          <table:table-cell office:value-type="float" office:value="4675" table:style-name="ce5">
            <text:p>4,675</text:p>
          </table:table-cell>
          <table:table-cell office:value-type="float" office:value="2904" table:style-name="ce5">
            <text:p>2,904</text:p>
          </table:table-cell>
          <table:table-cell office:value-type="float" office:value="2922" table:style-name="ce5">
            <text:p>2,922</text:p>
          </table:table-cell>
          <table:table-cell office:value-type="float" office:value="613" table:style-name="ce2">
            <text:p>613</text:p>
          </table:table-cell>
          <table:table-cell office:value-type="float" office:value="2463" table:style-name="ce5">
            <text:p>2,463</text:p>
          </table:table-cell>
          <table:table-cell office:value-type="float" office:value="666" table:style-name="ce2">
            <text:p>666</text:p>
          </table:table-cell>
          <table:table-cell office:value-type="float" office:value="97211" table:style-name="ce5">
            <text:p>97,21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8597" table:style-name="ce5">
            <text:p>18,597</text:p>
          </table:table-cell>
          <table:table-cell office:value-type="float" office:value="12769" table:style-name="ce5">
            <text:p>12,769</text:p>
          </table:table-cell>
          <table:table-cell office:value-type="float" office:value="31366" table:style-name="ce5">
            <text:p>31,366</text:p>
          </table:table-cell>
          <table:table-cell office:value-type="float" office:value="16355" table:style-name="ce5">
            <text:p>16,355</text:p>
          </table:table-cell>
          <table:table-cell office:value-type="float" office:value="3318" table:style-name="ce5">
            <text:p>3,318</text:p>
          </table:table-cell>
          <table:table-cell office:value-type="float" office:value="5313" table:style-name="ce5">
            <text:p>5,313</text:p>
          </table:table-cell>
          <table:table-cell office:value-type="float" office:value="666" table:style-name="ce2">
            <text:p>666</text:p>
          </table:table-cell>
          <table:table-cell office:value-type="float" office:value="539" table:style-name="ce2">
            <text:p>539</text:p>
          </table:table-cell>
          <table:table-cell office:value-type="float" office:value="535" table:style-name="ce2">
            <text:p>535</text:p>
          </table:table-cell>
          <table:table-cell office:value-type="float" office:value="207" table:style-name="ce2">
            <text:p>207</text:p>
          </table:table-cell>
          <table:table-cell office:value-type="float" office:value="1206" table:style-name="ce5">
            <text:p>1,206</text:p>
          </table:table-cell>
          <table:table-cell office:value-type="float" office:value="1559" table:style-name="ce5">
            <text:p>1,559</text:p>
          </table:table-cell>
          <table:table-cell office:value-type="float" office:value="1371" table:style-name="ce5">
            <text:p>1,371</text:p>
          </table:table-cell>
          <table:table-cell office:value-type="float" office:value="135" table:style-name="ce2">
            <text:p>135</text:p>
          </table:table-cell>
          <table:table-cell office:value-type="float" office:value="162" table:style-name="ce2">
            <text:p>162</text:p>
          </table:table-cell>
          <table:table-cell office:value-type="float" office:value="0" table:style-name="ce2">
            <text:p>0</text:p>
          </table:table-cell>
          <table:table-cell office:value-type="float" office:value="31366" table:style-name="ce5">
            <text:p>31,36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629" table:style-name="ce5">
            <text:p>7,629</text:p>
          </table:table-cell>
          <table:table-cell office:value-type="float" office:value="4641" table:style-name="ce5">
            <text:p>4,641</text:p>
          </table:table-cell>
          <table:table-cell office:value-type="float" office:value="12270" table:style-name="ce5">
            <text:p>12,270</text:p>
          </table:table-cell>
          <table:table-cell office:value-type="float" office:value="7508" table:style-name="ce5">
            <text:p>7,508</text:p>
          </table:table-cell>
          <table:table-cell office:value-type="float" office:value="2118" table:style-name="ce5">
            <text:p>2,118</text:p>
          </table:table-cell>
          <table:table-cell office:value-type="float" office:value="615" table:style-name="ce2">
            <text:p>615</text:p>
          </table:table-cell>
          <table:table-cell office:value-type="float" office:value="121" table:style-name="ce2">
            <text:p>121</text:p>
          </table:table-cell>
          <table:table-cell office:value-type="float" office:value="279" table:style-name="ce2">
            <text:p>279</text:p>
          </table:table-cell>
          <table:table-cell office:value-type="float" office:value="103" table:style-name="ce2">
            <text:p>103</text:p>
          </table:table-cell>
          <table:table-cell office:value-type="float" office:value="77" table:style-name="ce2">
            <text:p>77</text:p>
          </table:table-cell>
          <table:table-cell office:value-type="float" office:value="295" table:style-name="ce2">
            <text:p>295</text:p>
          </table:table-cell>
          <table:table-cell office:value-type="float" office:value="569" table:style-name="ce2">
            <text:p>569</text:p>
          </table:table-cell>
          <table:table-cell office:value-type="float" office:value="535" table:style-name="ce2">
            <text:p>535</text:p>
          </table:table-cell>
          <table:table-cell office:value-type="float" office:value="36" table:style-name="ce2">
            <text:p>36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12270" table:style-name="ce5">
            <text:p>12,27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6226" table:style-name="ce5">
            <text:p>26,226</text:p>
          </table:table-cell>
          <table:table-cell office:value-type="float" office:value="17410" table:style-name="ce5">
            <text:p>17,410</text:p>
          </table:table-cell>
          <table:table-cell office:value-type="float" office:value="43636" table:style-name="ce5">
            <text:p>43,636</text:p>
          </table:table-cell>
          <table:table-cell office:value-type="float" office:value="23863" table:style-name="ce5">
            <text:p>23,863</text:p>
          </table:table-cell>
          <table:table-cell office:value-type="float" office:value="5436" table:style-name="ce5">
            <text:p>5,436</text:p>
          </table:table-cell>
          <table:table-cell office:value-type="float" office:value="5928" table:style-name="ce5">
            <text:p>5,928</text:p>
          </table:table-cell>
          <table:table-cell office:value-type="float" office:value="787" table:style-name="ce2">
            <text:p>787</text:p>
          </table:table-cell>
          <table:table-cell office:value-type="float" office:value="818" table:style-name="ce2">
            <text:p>818</text:p>
          </table:table-cell>
          <table:table-cell office:value-type="float" office:value="638" table:style-name="ce2">
            <text:p>638</text:p>
          </table:table-cell>
          <table:table-cell office:value-type="float" office:value="284" table:style-name="ce2">
            <text:p>284</text:p>
          </table:table-cell>
          <table:table-cell office:value-type="float" office:value="1501" table:style-name="ce5">
            <text:p>1,501</text:p>
          </table:table-cell>
          <table:table-cell office:value-type="float" office:value="2128" table:style-name="ce5">
            <text:p>2,128</text:p>
          </table:table-cell>
          <table:table-cell office:value-type="float" office:value="1906" table:style-name="ce5">
            <text:p>1,906</text:p>
          </table:table-cell>
          <table:table-cell office:value-type="float" office:value="171" table:style-name="ce2">
            <text:p>171</text:p>
          </table:table-cell>
          <table:table-cell office:value-type="float" office:value="176" table:style-name="ce2">
            <text:p>176</text:p>
          </table:table-cell>
          <table:table-cell office:value-type="float" office:value="0" table:style-name="ce2">
            <text:p>0</text:p>
          </table:table-cell>
          <table:table-cell office:value-type="float" office:value="43636" table:style-name="ce5">
            <text:p>43,6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2247" table:style-name="ce5">
            <text:p>22,247</text:p>
          </table:table-cell>
          <table:table-cell office:value-type="float" office:value="19881" table:style-name="ce5">
            <text:p>19,881</text:p>
          </table:table-cell>
          <table:table-cell office:value-type="float" office:value="42128" table:style-name="ce5">
            <text:p>42,128</text:p>
          </table:table-cell>
          <table:table-cell office:value-type="float" office:value="32915" table:style-name="ce5">
            <text:p>32,915</text:p>
          </table:table-cell>
          <table:table-cell office:value-type="float" office:value="4907" table:style-name="ce5">
            <text:p>4,907</text:p>
          </table:table-cell>
          <table:table-cell office:value-type="float" office:value="2664" table:style-name="ce5">
            <text:p>2,664</text:p>
          </table:table-cell>
          <table:table-cell office:value-type="float" office:value="5" table:style-name="ce2">
            <text:p>5</text:p>
          </table:table-cell>
          <table:table-cell office:value-type="float" office:value="621" table:style-name="ce2">
            <text:p>621</text:p>
          </table:table-cell>
          <table:table-cell office:value-type="float" office:value="88" table:style-name="ce2">
            <text:p>88</text:p>
          </table:table-cell>
          <table:table-cell office:value-type="float" office:value="9" table:style-name="ce2">
            <text:p>9</text:p>
          </table:table-cell>
          <table:table-cell office:value-type="float" office:value="389" table:style-name="ce2">
            <text:p>389</text:p>
          </table:table-cell>
          <table:table-cell office:value-type="float" office:value="96" table:style-name="ce2">
            <text:p>96</text:p>
          </table:table-cell>
          <table:table-cell office:value-type="float" office:value="140" table:style-name="ce2">
            <text:p>140</text:p>
          </table:table-cell>
          <table:table-cell office:value-type="float" office:value="5" table:style-name="ce2">
            <text:p>5</text:p>
          </table:table-cell>
          <table:table-cell office:value-type="float" office:value="215" table:style-name="ce2">
            <text:p>215</text:p>
          </table:table-cell>
          <table:table-cell office:value-type="float" office:value="74" table:style-name="ce2">
            <text:p>74</text:p>
          </table:table-cell>
          <table:table-cell office:value-type="float" office:value="42128" table:style-name="ce5">
            <text:p>42,12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2247" table:style-name="ce5">
            <text:p>22,247</text:p>
          </table:table-cell>
          <table:table-cell office:value-type="float" office:value="19881" table:style-name="ce5">
            <text:p>19,881</text:p>
          </table:table-cell>
          <table:table-cell office:value-type="float" office:value="42128" table:style-name="ce5">
            <text:p>42,128</text:p>
          </table:table-cell>
          <table:table-cell office:value-type="float" office:value="32915" table:style-name="ce5">
            <text:p>32,915</text:p>
          </table:table-cell>
          <table:table-cell office:value-type="float" office:value="4907" table:style-name="ce5">
            <text:p>4,907</text:p>
          </table:table-cell>
          <table:table-cell office:value-type="float" office:value="2664" table:style-name="ce5">
            <text:p>2,664</text:p>
          </table:table-cell>
          <table:table-cell office:value-type="float" office:value="5" table:style-name="ce2">
            <text:p>5</text:p>
          </table:table-cell>
          <table:table-cell office:value-type="float" office:value="621" table:style-name="ce2">
            <text:p>621</text:p>
          </table:table-cell>
          <table:table-cell office:value-type="float" office:value="88" table:style-name="ce2">
            <text:p>88</text:p>
          </table:table-cell>
          <table:table-cell office:value-type="float" office:value="9" table:style-name="ce2">
            <text:p>9</text:p>
          </table:table-cell>
          <table:table-cell office:value-type="float" office:value="389" table:style-name="ce2">
            <text:p>389</text:p>
          </table:table-cell>
          <table:table-cell office:value-type="float" office:value="96" table:style-name="ce2">
            <text:p>96</text:p>
          </table:table-cell>
          <table:table-cell office:value-type="float" office:value="140" table:style-name="ce2">
            <text:p>140</text:p>
          </table:table-cell>
          <table:table-cell office:value-type="float" office:value="5" table:style-name="ce2">
            <text:p>5</text:p>
          </table:table-cell>
          <table:table-cell office:value-type="float" office:value="215" table:style-name="ce2">
            <text:p>215</text:p>
          </table:table-cell>
          <table:table-cell office:value-type="float" office:value="74" table:style-name="ce2">
            <text:p>74</text:p>
          </table:table-cell>
          <table:table-cell office:value-type="float" office:value="42128" table:style-name="ce5">
            <text:p>42,12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62109" table:style-name="ce5">
            <text:p>62,109</text:p>
          </table:table-cell>
          <table:table-cell office:value-type="float" office:value="37945" table:style-name="ce5">
            <text:p>37,945</text:p>
          </table:table-cell>
          <table:table-cell office:value-type="float" office:value="100054" table:style-name="ce5">
            <text:p>100,054</text:p>
          </table:table-cell>
          <table:table-cell office:value-type="float" office:value="85071" table:style-name="ce5">
            <text:p>85,071</text:p>
          </table:table-cell>
          <table:table-cell office:value-type="float" office:value="5582" table:style-name="ce5">
            <text:p>5,582</text:p>
          </table:table-cell>
          <table:table-cell office:value-type="float" office:value="2228" table:style-name="ce5">
            <text:p>2,228</text:p>
          </table:table-cell>
          <table:table-cell office:value-type="float" office:value="243" table:style-name="ce2">
            <text:p>243</text:p>
          </table:table-cell>
          <table:table-cell office:value-type="float" office:value="2295" table:style-name="ce5">
            <text:p>2,295</text:p>
          </table:table-cell>
          <table:table-cell office:value-type="float" office:value="847" table:style-name="ce2">
            <text:p>847</text:p>
          </table:table-cell>
          <table:table-cell office:value-type="float" office:value="262" table:style-name="ce2">
            <text:p>262</text:p>
          </table:table-cell>
          <table:table-cell office:value-type="float" office:value="537" table:style-name="ce2">
            <text:p>537</text:p>
          </table:table-cell>
          <table:table-cell office:value-type="float" office:value="1369" table:style-name="ce5">
            <text:p>1,369</text:p>
          </table:table-cell>
          <table:table-cell office:value-type="float" office:value="863" table:style-name="ce2">
            <text:p>863</text:p>
          </table:table-cell>
          <table:table-cell office:value-type="float" office:value="73" table:style-name="ce2">
            <text:p>73</text:p>
          </table:table-cell>
          <table:table-cell office:value-type="float" office:value="648" table:style-name="ce2">
            <text:p>648</text:p>
          </table:table-cell>
          <table:table-cell office:value-type="float" office:value="36" table:style-name="ce2">
            <text:p>36</text:p>
          </table:table-cell>
          <table:table-cell office:value-type="float" office:value="100054" table:style-name="ce5">
            <text:p>100,05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6959" table:style-name="ce5">
            <text:p>6,959</text:p>
          </table:table-cell>
          <table:table-cell office:value-type="float" office:value="6434" table:style-name="ce5">
            <text:p>6,434</text:p>
          </table:table-cell>
          <table:table-cell office:value-type="float" office:value="13393" table:style-name="ce5">
            <text:p>13,393</text:p>
          </table:table-cell>
          <table:table-cell office:value-type="float" office:value="9460" table:style-name="ce5">
            <text:p>9,460</text:p>
          </table:table-cell>
          <table:table-cell office:value-type="float" office:value="2626" table:style-name="ce5">
            <text:p>2,626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83" table:style-name="ce2">
            <text:p>183</text:p>
          </table:table-cell>
          <table:table-cell office:value-type="float" office:value="61" table:style-name="ce2">
            <text:p>61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940" table:style-name="ce2">
            <text:p>940</text:p>
          </table:table-cell>
          <table:table-cell office:value-type="float" office:value="0" table:style-name="ce2">
            <text:p>0</text:p>
          </table:table-cell>
          <table:table-cell office:value-type="float" office:value="13393" table:style-name="ce5">
            <text:p>13,39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69068" table:style-name="ce5">
            <text:p>69,068</text:p>
          </table:table-cell>
          <table:table-cell office:value-type="float" office:value="44379" table:style-name="ce5">
            <text:p>44,379</text:p>
          </table:table-cell>
          <table:table-cell office:value-type="float" office:value="113447" table:style-name="ce5">
            <text:p>113,447</text:p>
          </table:table-cell>
          <table:table-cell office:value-type="float" office:value="94531" table:style-name="ce5">
            <text:p>94,531</text:p>
          </table:table-cell>
          <table:table-cell office:value-type="float" office:value="8208" table:style-name="ce5">
            <text:p>8,208</text:p>
          </table:table-cell>
          <table:table-cell office:value-type="float" office:value="2293" table:style-name="ce5">
            <text:p>2,293</text:p>
          </table:table-cell>
          <table:table-cell office:value-type="float" office:value="243" table:style-name="ce2">
            <text:p>243</text:p>
          </table:table-cell>
          <table:table-cell office:value-type="float" office:value="2316" table:style-name="ce5">
            <text:p>2,316</text:p>
          </table:table-cell>
          <table:table-cell office:value-type="float" office:value="847" table:style-name="ce2">
            <text:p>847</text:p>
          </table:table-cell>
          <table:table-cell office:value-type="float" office:value="264" table:style-name="ce2">
            <text:p>264</text:p>
          </table:table-cell>
          <table:table-cell office:value-type="float" office:value="720" table:style-name="ce2">
            <text:p>720</text:p>
          </table:table-cell>
          <table:table-cell office:value-type="float" office:value="1430" table:style-name="ce5">
            <text:p>1,430</text:p>
          </table:table-cell>
          <table:table-cell office:value-type="float" office:value="885" table:style-name="ce2">
            <text:p>885</text:p>
          </table:table-cell>
          <table:table-cell office:value-type="float" office:value="86" table:style-name="ce2">
            <text:p>86</text:p>
          </table:table-cell>
          <table:table-cell office:value-type="float" office:value="1588" table:style-name="ce5">
            <text:p>1,588</text:p>
          </table:table-cell>
          <table:table-cell office:value-type="float" office:value="36" table:style-name="ce2">
            <text:p>36</text:p>
          </table:table-cell>
          <table:table-cell office:value-type="float" office:value="113447" table:style-name="ce5">
            <text:p>113,44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39960" table:style-name="ce5">
            <text:p>39,960</text:p>
          </table:table-cell>
          <table:table-cell office:value-type="float" office:value="15414" table:style-name="ce5">
            <text:p>15,414</text:p>
          </table:table-cell>
          <table:table-cell office:value-type="float" office:value="55374" table:style-name="ce5">
            <text:p>55,374</text:p>
          </table:table-cell>
          <table:table-cell office:value-type="float" office:value="14969" table:style-name="ce5">
            <text:p>14,969</text:p>
          </table:table-cell>
          <table:table-cell office:value-type="float" office:value="4778" table:style-name="ce5">
            <text:p>4,778</text:p>
          </table:table-cell>
          <table:table-cell office:value-type="float" office:value="4227" table:style-name="ce5">
            <text:p>4,227</text:p>
          </table:table-cell>
          <table:table-cell office:value-type="float" office:value="7234" table:style-name="ce5">
            <text:p>7,234</text:p>
          </table:table-cell>
          <table:table-cell office:value-type="float" office:value="359" table:style-name="ce2">
            <text:p>359</text:p>
          </table:table-cell>
          <table:table-cell office:value-type="float" office:value="918" table:style-name="ce2">
            <text:p>918</text:p>
          </table:table-cell>
          <table:table-cell office:value-type="float" office:value="544" table:style-name="ce2">
            <text:p>544</text:p>
          </table:table-cell>
          <table:table-cell office:value-type="float" office:value="5101" table:style-name="ce5">
            <text:p>5,101</text:p>
          </table:table-cell>
          <table:table-cell office:value-type="float" office:value="7488" table:style-name="ce5">
            <text:p>7,488</text:p>
          </table:table-cell>
          <table:table-cell office:value-type="float" office:value="3863" table:style-name="ce5">
            <text:p>3,863</text:p>
          </table:table-cell>
          <table:table-cell office:value-type="float" office:value="258" table:style-name="ce2">
            <text:p>258</text:p>
          </table:table-cell>
          <table:table-cell office:value-type="float" office:value="5516" table:style-name="ce5">
            <text:p>5,516</text:p>
          </table:table-cell>
          <table:table-cell office:value-type="float" office:value="119" table:style-name="ce2">
            <text:p>119</text:p>
          </table:table-cell>
          <table:table-cell office:value-type="float" office:value="55374" table:style-name="ce5">
            <text:p>55,37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1766" table:style-name="ce5">
            <text:p>21,766</text:p>
          </table:table-cell>
          <table:table-cell office:value-type="float" office:value="10324" table:style-name="ce5">
            <text:p>10,324</text:p>
          </table:table-cell>
          <table:table-cell office:value-type="float" office:value="32090" table:style-name="ce5">
            <text:p>32,090</text:p>
          </table:table-cell>
          <table:table-cell office:value-type="float" office:value="9699" table:style-name="ce5">
            <text:p>9,699</text:p>
          </table:table-cell>
          <table:table-cell office:value-type="float" office:value="4200" table:style-name="ce5">
            <text:p>4,200</text:p>
          </table:table-cell>
          <table:table-cell office:value-type="float" office:value="3663" table:style-name="ce5">
            <text:p>3,663</text:p>
          </table:table-cell>
          <table:table-cell office:value-type="float" office:value="4100" table:style-name="ce5">
            <text:p>4,100</text:p>
          </table:table-cell>
          <table:table-cell office:value-type="float" office:value="1433" table:style-name="ce5">
            <text:p>1,433</text:p>
          </table:table-cell>
          <table:table-cell office:value-type="float" office:value="760" table:style-name="ce2">
            <text:p>760</text:p>
          </table:table-cell>
          <table:table-cell office:value-type="float" office:value="473" table:style-name="ce2">
            <text:p>473</text:p>
          </table:table-cell>
          <table:table-cell office:value-type="float" office:value="1804" table:style-name="ce5">
            <text:p>1,804</text:p>
          </table:table-cell>
          <table:table-cell office:value-type="float" office:value="2276" table:style-name="ce5">
            <text:p>2,276</text:p>
          </table:table-cell>
          <table:table-cell office:value-type="float" office:value="1318" table:style-name="ce5">
            <text:p>1,318</text:p>
          </table:table-cell>
          <table:table-cell office:value-type="float" office:value="146" table:style-name="ce2">
            <text:p>146</text:p>
          </table:table-cell>
          <table:table-cell office:value-type="float" office:value="2218" table:style-name="ce5">
            <text:p>2,218</text:p>
          </table:table-cell>
          <table:table-cell office:value-type="float" office:value="0" table:style-name="ce2">
            <text:p>0</text:p>
          </table:table-cell>
          <table:table-cell office:value-type="float" office:value="32090" table:style-name="ce5">
            <text:p>32,0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1726" table:style-name="ce5">
            <text:p>61,726</text:p>
          </table:table-cell>
          <table:table-cell office:value-type="float" office:value="25738" table:style-name="ce5">
            <text:p>25,738</text:p>
          </table:table-cell>
          <table:table-cell office:value-type="float" office:value="87464" table:style-name="ce5">
            <text:p>87,464</text:p>
          </table:table-cell>
          <table:table-cell office:value-type="float" office:value="24668" table:style-name="ce5">
            <text:p>24,668</text:p>
          </table:table-cell>
          <table:table-cell office:value-type="float" office:value="8978" table:style-name="ce5">
            <text:p>8,978</text:p>
          </table:table-cell>
          <table:table-cell office:value-type="float" office:value="7890" table:style-name="ce5">
            <text:p>7,890</text:p>
          </table:table-cell>
          <table:table-cell office:value-type="float" office:value="11334" table:style-name="ce5">
            <text:p>11,334</text:p>
          </table:table-cell>
          <table:table-cell office:value-type="float" office:value="1792" table:style-name="ce5">
            <text:p>1,792</text:p>
          </table:table-cell>
          <table:table-cell office:value-type="float" office:value="1678" table:style-name="ce5">
            <text:p>1,678</text:p>
          </table:table-cell>
          <table:table-cell office:value-type="float" office:value="1017" table:style-name="ce5">
            <text:p>1,017</text:p>
          </table:table-cell>
          <table:table-cell office:value-type="float" office:value="6905" table:style-name="ce5">
            <text:p>6,905</text:p>
          </table:table-cell>
          <table:table-cell office:value-type="float" office:value="9764" table:style-name="ce5">
            <text:p>9,764</text:p>
          </table:table-cell>
          <table:table-cell office:value-type="float" office:value="5181" table:style-name="ce5">
            <text:p>5,181</text:p>
          </table:table-cell>
          <table:table-cell office:value-type="float" office:value="404" table:style-name="ce2">
            <text:p>404</text:p>
          </table:table-cell>
          <table:table-cell office:value-type="float" office:value="7734" table:style-name="ce5">
            <text:p>7,734</text:p>
          </table:table-cell>
          <table:table-cell office:value-type="float" office:value="119" table:style-name="ce2">
            <text:p>119</text:p>
          </table:table-cell>
          <table:table-cell office:value-type="float" office:value="87464" table:style-name="ce5">
            <text:p>87,46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74318" table:style-name="ce5">
            <text:p>74,318</text:p>
          </table:table-cell>
          <table:table-cell office:value-type="float" office:value="51763" table:style-name="ce5">
            <text:p>51,763</text:p>
          </table:table-cell>
          <table:table-cell office:value-type="float" office:value="126081" table:style-name="ce5">
            <text:p>126,081</text:p>
          </table:table-cell>
          <table:table-cell office:value-type="float" office:value="107288" table:style-name="ce5">
            <text:p>107,288</text:p>
          </table:table-cell>
          <table:table-cell office:value-type="float" office:value="6553" table:style-name="ce5">
            <text:p>6,553</text:p>
          </table:table-cell>
          <table:table-cell office:value-type="float" office:value="3605" table:style-name="ce5">
            <text:p>3,605</text:p>
          </table:table-cell>
          <table:table-cell office:value-type="float" office:value="226" table:style-name="ce2">
            <text:p>226</text:p>
          </table:table-cell>
          <table:table-cell office:value-type="float" office:value="1766" table:style-name="ce5">
            <text:p>1,766</text:p>
          </table:table-cell>
          <table:table-cell office:value-type="float" office:value="381" table:style-name="ce2">
            <text:p>381</text:p>
          </table:table-cell>
          <table:table-cell office:value-type="float" office:value="213" table:style-name="ce2">
            <text:p>213</text:p>
          </table:table-cell>
          <table:table-cell office:value-type="float" office:value="1985" table:style-name="ce5">
            <text:p>1,985</text:p>
          </table:table-cell>
          <table:table-cell office:value-type="float" office:value="2344" table:style-name="ce5">
            <text:p>2,344</text:p>
          </table:table-cell>
          <table:table-cell office:value-type="float" office:value="1050" table:style-name="ce5">
            <text:p>1,050</text:p>
          </table:table-cell>
          <table:table-cell office:value-type="float" office:value="220" table:style-name="ce2">
            <text:p>220</text:p>
          </table:table-cell>
          <table:table-cell office:value-type="float" office:value="450" table:style-name="ce2">
            <text:p>450</text:p>
          </table:table-cell>
          <table:table-cell office:value-type="float" office:value="0" table:style-name="ce2">
            <text:p>0</text:p>
          </table:table-cell>
          <table:table-cell office:value-type="float" office:value="126081" table:style-name="ce5">
            <text:p>126,08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7450" table:style-name="ce5">
            <text:p>17,450</text:p>
          </table:table-cell>
          <table:table-cell office:value-type="float" office:value="15823" table:style-name="ce5">
            <text:p>15,823</text:p>
          </table:table-cell>
          <table:table-cell office:value-type="float" office:value="33273" table:style-name="ce5">
            <text:p>33,273</text:p>
          </table:table-cell>
          <table:table-cell office:value-type="float" office:value="25782" table:style-name="ce5">
            <text:p>25,782</text:p>
          </table:table-cell>
          <table:table-cell office:value-type="float" office:value="3728" table:style-name="ce5">
            <text:p>3,728</text:p>
          </table:table-cell>
          <table:table-cell office:value-type="float" office:value="287" table:style-name="ce2">
            <text:p>287</text:p>
          </table:table-cell>
          <table:table-cell office:value-type="float" office:value="160" table:style-name="ce2">
            <text:p>160</text:p>
          </table:table-cell>
          <table:table-cell office:value-type="float" office:value="335" table:style-name="ce2">
            <text:p>335</text:p>
          </table:table-cell>
          <table:table-cell office:value-type="float" office:value="328" table:style-name="ce2">
            <text:p>328</text:p>
          </table:table-cell>
          <table:table-cell office:value-type="float" office:value="88" table:style-name="ce2">
            <text:p>88</text:p>
          </table:table-cell>
          <table:table-cell office:value-type="float" office:value="843" table:style-name="ce2">
            <text:p>843</text:p>
          </table:table-cell>
          <table:table-cell office:value-type="float" office:value="977" table:style-name="ce2">
            <text:p>977</text:p>
          </table:table-cell>
          <table:table-cell office:value-type="float" office:value="396" table:style-name="ce2">
            <text:p>396</text:p>
          </table:table-cell>
          <table:table-cell office:value-type="float" office:value="21" table:style-name="ce2">
            <text:p>21</text:p>
          </table:table-cell>
          <table:table-cell office:value-type="float" office:value="258" table:style-name="ce2">
            <text:p>258</text:p>
          </table:table-cell>
          <table:table-cell office:value-type="float" office:value="70" table:style-name="ce2">
            <text:p>70</text:p>
          </table:table-cell>
          <table:table-cell office:value-type="float" office:value="33273" table:style-name="ce5">
            <text:p>33,27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91768" table:style-name="ce5">
            <text:p>91,768</text:p>
          </table:table-cell>
          <table:table-cell office:value-type="float" office:value="67586" table:style-name="ce5">
            <text:p>67,586</text:p>
          </table:table-cell>
          <table:table-cell office:value-type="float" office:value="159354" table:style-name="ce5">
            <text:p>159,354</text:p>
          </table:table-cell>
          <table:table-cell office:value-type="float" office:value="133070" table:style-name="ce5">
            <text:p>133,070</text:p>
          </table:table-cell>
          <table:table-cell office:value-type="float" office:value="10281" table:style-name="ce5">
            <text:p>10,281</text:p>
          </table:table-cell>
          <table:table-cell office:value-type="float" office:value="3892" table:style-name="ce5">
            <text:p>3,892</text:p>
          </table:table-cell>
          <table:table-cell office:value-type="float" office:value="386" table:style-name="ce2">
            <text:p>386</text:p>
          </table:table-cell>
          <table:table-cell office:value-type="float" office:value="2101" table:style-name="ce5">
            <text:p>2,101</text:p>
          </table:table-cell>
          <table:table-cell office:value-type="float" office:value="709" table:style-name="ce2">
            <text:p>709</text:p>
          </table:table-cell>
          <table:table-cell office:value-type="float" office:value="301" table:style-name="ce2">
            <text:p>301</text:p>
          </table:table-cell>
          <table:table-cell office:value-type="float" office:value="2828" table:style-name="ce5">
            <text:p>2,828</text:p>
          </table:table-cell>
          <table:table-cell office:value-type="float" office:value="3321" table:style-name="ce5">
            <text:p>3,321</text:p>
          </table:table-cell>
          <table:table-cell office:value-type="float" office:value="1446" table:style-name="ce5">
            <text:p>1,446</text:p>
          </table:table-cell>
          <table:table-cell office:value-type="float" office:value="241" table:style-name="ce2">
            <text:p>241</text:p>
          </table:table-cell>
          <table:table-cell office:value-type="float" office:value="708" table:style-name="ce2">
            <text:p>708</text:p>
          </table:table-cell>
          <table:table-cell office:value-type="float" office:value="70" table:style-name="ce2">
            <text:p>70</text:p>
          </table:table-cell>
          <table:table-cell office:value-type="float" office:value="159354" table:style-name="ce5">
            <text:p>159,354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566716" table:style-name="ce5">
            <text:p>566,716</text:p>
          </table:table-cell>
          <table:table-cell office:value-type="float" office:value="341009" table:style-name="ce5">
            <text:p>341,009</text:p>
          </table:table-cell>
          <table:table-cell office:value-type="float" office:value="907725" table:style-name="ce5">
            <text:p>907,725</text:p>
          </table:table-cell>
          <table:table-cell office:value-type="float" office:value="400741" table:style-name="ce5">
            <text:p>400,741</text:p>
          </table:table-cell>
          <table:table-cell office:value-type="float" office:value="113062" table:style-name="ce5">
            <text:p>113,062</text:p>
          </table:table-cell>
          <table:table-cell office:value-type="float" office:value="155159" table:style-name="ce5">
            <text:p>155,159</text:p>
          </table:table-cell>
          <table:table-cell office:value-type="float" office:value="31776" table:style-name="ce5">
            <text:p>31,776</text:p>
          </table:table-cell>
          <table:table-cell office:value-type="float" office:value="37666" table:style-name="ce5">
            <text:p>37,666</text:p>
          </table:table-cell>
          <table:table-cell office:value-type="float" office:value="21250" table:style-name="ce5">
            <text:p>21,250</text:p>
          </table:table-cell>
          <table:table-cell office:value-type="float" office:value="8310" table:style-name="ce5">
            <text:p>8,310</text:p>
          </table:table-cell>
          <table:table-cell office:value-type="float" office:value="34207" table:style-name="ce5">
            <text:p>34,207</text:p>
          </table:table-cell>
          <table:table-cell office:value-type="float" office:value="54059" table:style-name="ce5">
            <text:p>54,059</text:p>
          </table:table-cell>
          <table:table-cell office:value-type="float" office:value="25489" table:style-name="ce5">
            <text:p>25,489</text:p>
          </table:table-cell>
          <table:table-cell office:value-type="float" office:value="5145" table:style-name="ce5">
            <text:p>5,145</text:p>
          </table:table-cell>
          <table:table-cell office:value-type="float" office:value="19359" table:style-name="ce5">
            <text:p>19,359</text:p>
          </table:table-cell>
          <table:table-cell office:value-type="float" office:value="1502" table:style-name="ce5">
            <text:p>1,502</text:p>
          </table:table-cell>
          <table:table-cell office:value-type="float" office:value="907725" table:style-name="ce5">
            <text:p>907,725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451715" table:style-name="ce5">
            <text:p>451,715</text:p>
          </table:table-cell>
          <table:table-cell office:value-type="float" office:value="266128" table:style-name="ce5">
            <text:p>266,128</text:p>
          </table:table-cell>
          <table:table-cell office:value-type="float" office:value="717843" table:style-name="ce5">
            <text:p>717,843</text:p>
          </table:table-cell>
          <table:table-cell office:value-type="float" office:value="332821" table:style-name="ce5">
            <text:p>332,821</text:p>
          </table:table-cell>
          <table:table-cell office:value-type="float" office:value="80738" table:style-name="ce5">
            <text:p>80,738</text:p>
          </table:table-cell>
          <table:table-cell office:value-type="float" office:value="121243" table:style-name="ce5">
            <text:p>121,243</text:p>
          </table:table-cell>
          <table:table-cell office:value-type="float" office:value="22060" table:style-name="ce5">
            <text:p>22,060</text:p>
          </table:table-cell>
          <table:table-cell office:value-type="float" office:value="26738" table:style-name="ce5">
            <text:p>26,738</text:p>
          </table:table-cell>
          <table:table-cell office:value-type="float" office:value="15716" table:style-name="ce5">
            <text:p>15,716</text:p>
          </table:table-cell>
          <table:table-cell office:value-type="float" office:value="6636" table:style-name="ce5">
            <text:p>6,636</text:p>
          </table:table-cell>
          <table:table-cell office:value-type="float" office:value="25372" table:style-name="ce5">
            <text:p>25,372</text:p>
          </table:table-cell>
          <table:table-cell office:value-type="float" office:value="46042" table:style-name="ce5">
            <text:p>46,042</text:p>
          </table:table-cell>
          <table:table-cell office:value-type="float" office:value="20878" table:style-name="ce5">
            <text:p>20,878</text:p>
          </table:table-cell>
          <table:table-cell office:value-type="float" office:value="4180" table:style-name="ce5">
            <text:p>4,180</text:p>
          </table:table-cell>
          <table:table-cell office:value-type="float" office:value="14044" table:style-name="ce5">
            <text:p>14,044</text:p>
          </table:table-cell>
          <table:table-cell office:value-type="float" office:value="1375" table:style-name="ce5">
            <text:p>1,375</text:p>
          </table:table-cell>
          <table:table-cell office:value-type="float" office:value="717843" table:style-name="ce5">
            <text:p>717,8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15001" table:style-name="ce5">
            <text:p>115,001</text:p>
          </table:table-cell>
          <table:table-cell office:value-type="float" office:value="74881" table:style-name="ce5">
            <text:p>74,881</text:p>
          </table:table-cell>
          <table:table-cell office:value-type="float" office:value="189882" table:style-name="ce5">
            <text:p>189,882</text:p>
          </table:table-cell>
          <table:table-cell office:value-type="float" office:value="67920" table:style-name="ce5">
            <text:p>67,920</text:p>
          </table:table-cell>
          <table:table-cell office:value-type="float" office:value="32324" table:style-name="ce5">
            <text:p>32,324</text:p>
          </table:table-cell>
          <table:table-cell office:value-type="float" office:value="33916" table:style-name="ce5">
            <text:p>33,916</text:p>
          </table:table-cell>
          <table:table-cell office:value-type="float" office:value="9716" table:style-name="ce5">
            <text:p>9,716</text:p>
          </table:table-cell>
          <table:table-cell office:value-type="float" office:value="10928" table:style-name="ce5">
            <text:p>10,928</text:p>
          </table:table-cell>
          <table:table-cell office:value-type="float" office:value="5534" table:style-name="ce5">
            <text:p>5,534</text:p>
          </table:table-cell>
          <table:table-cell office:value-type="float" office:value="1674" table:style-name="ce5">
            <text:p>1,674</text:p>
          </table:table-cell>
          <table:table-cell office:value-type="float" office:value="8835" table:style-name="ce5">
            <text:p>8,835</text:p>
          </table:table-cell>
          <table:table-cell office:value-type="float" office:value="8017" table:style-name="ce5">
            <text:p>8,017</text:p>
          </table:table-cell>
          <table:table-cell office:value-type="float" office:value="4611" table:style-name="ce5">
            <text:p>4,611</text:p>
          </table:table-cell>
          <table:table-cell office:value-type="float" office:value="965" table:style-name="ce2">
            <text:p>965</text:p>
          </table:table-cell>
          <table:table-cell office:value-type="float" office:value="5315" table:style-name="ce5">
            <text:p>5,315</text:p>
          </table:table-cell>
          <table:table-cell office:value-type="float" office:value="127" table:style-name="ce2">
            <text:p>127</text:p>
          </table:table-cell>
          <table:table-cell office:value-type="float" office:value="189882" table:style-name="ce5">
            <text:p>189,8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566716" table:style-name="ce5">
            <text:p>566,716</text:p>
          </table:table-cell>
          <table:table-cell office:value-type="float" office:value="341009" table:style-name="ce5">
            <text:p>341,009</text:p>
          </table:table-cell>
          <table:table-cell office:value-type="float" office:value="907725" table:style-name="ce5">
            <text:p>907,725</text:p>
          </table:table-cell>
          <table:table-cell office:value-type="float" office:value="400741" table:style-name="ce5">
            <text:p>400,741</text:p>
          </table:table-cell>
          <table:table-cell office:value-type="float" office:value="113062" table:style-name="ce5">
            <text:p>113,062</text:p>
          </table:table-cell>
          <table:table-cell office:value-type="float" office:value="155159" table:style-name="ce5">
            <text:p>155,159</text:p>
          </table:table-cell>
          <table:table-cell office:value-type="float" office:value="31776" table:style-name="ce5">
            <text:p>31,776</text:p>
          </table:table-cell>
          <table:table-cell office:value-type="float" office:value="37666" table:style-name="ce5">
            <text:p>37,666</text:p>
          </table:table-cell>
          <table:table-cell office:value-type="float" office:value="21250" table:style-name="ce5">
            <text:p>21,250</text:p>
          </table:table-cell>
          <table:table-cell office:value-type="float" office:value="8310" table:style-name="ce5">
            <text:p>8,310</text:p>
          </table:table-cell>
          <table:table-cell office:value-type="float" office:value="34207" table:style-name="ce5">
            <text:p>34,207</text:p>
          </table:table-cell>
          <table:table-cell office:value-type="float" office:value="54059" table:style-name="ce5">
            <text:p>54,059</text:p>
          </table:table-cell>
          <table:table-cell office:value-type="float" office:value="25489" table:style-name="ce5">
            <text:p>25,489</text:p>
          </table:table-cell>
          <table:table-cell office:value-type="float" office:value="5145" table:style-name="ce5">
            <text:p>5,145</text:p>
          </table:table-cell>
          <table:table-cell office:value-type="float" office:value="19359" table:style-name="ce5">
            <text:p>19,359</text:p>
          </table:table-cell>
          <table:table-cell office:value-type="float" office:value="1502" table:style-name="ce5">
            <text:p>1,502</text:p>
          </table:table-cell>
          <table:table-cell office:value-type="float" office:value="907725" table:style-name="ce5">
            <text:p>907,725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7897" table:number-columns-spanned="1" table:number-rows-spanned="2" table:style-name="ce9">
            <text:p>7,897</text:p>
          </table:table-cell>
          <table:table-cell office:value-type="float" office:value="8652" table:number-columns-spanned="1" table:number-rows-spanned="2" table:style-name="ce9">
            <text:p>8,652</text:p>
          </table:table-cell>
          <table:table-cell office:value-type="float" office:value="16549" table:number-columns-spanned="1" table:number-rows-spanned="2" table:style-name="ce9">
            <text:p>16,549</text:p>
          </table:table-cell>
          <table:table-cell office:value-type="float" office:value="1806" table:number-columns-spanned="1" table:number-rows-spanned="2" table:style-name="ce9">
            <text:p>1,806</text:p>
          </table:table-cell>
          <table:table-cell office:value-type="float" office:value="5015" table:number-columns-spanned="1" table:number-rows-spanned="2" table:style-name="ce9">
            <text:p>5,015</text:p>
          </table:table-cell>
          <table:table-cell office:value-type="float" office:value="6126" table:number-columns-spanned="1" table:number-rows-spanned="2" table:style-name="ce9">
            <text:p>6,126</text:p>
          </table:table-cell>
          <table:table-cell office:value-type="float" office:value="1005" table:number-columns-spanned="1" table:number-rows-spanned="2" table:style-name="ce9">
            <text:p>1,005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549" table:number-columns-spanned="1" table:number-rows-spanned="2" table:style-name="ce9">
            <text:p>16,5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8817" table:number-columns-spanned="1" table:number-rows-spanned="2" table:style-name="ce9">
            <text:p>8,817</text:p>
          </table:table-cell>
          <table:table-cell office:value-type="float" office:value="5754" table:number-columns-spanned="1" table:number-rows-spanned="2" table:style-name="ce9">
            <text:p>5,754</text:p>
          </table:table-cell>
          <table:table-cell office:value-type="float" office:value="14571" table:number-columns-spanned="1" table:number-rows-spanned="2" table:style-name="ce9">
            <text:p>14,571</text:p>
          </table:table-cell>
          <table:table-cell office:value-type="float" office:value="1410" table:number-columns-spanned="1" table:number-rows-spanned="2" table:style-name="ce9">
            <text:p>1,410</text:p>
          </table:table-cell>
          <table:table-cell office:value-type="float" office:value="575" table:number-columns-spanned="1" table:number-rows-spanned="2" table:style-name="ce8">
            <text:p>575</text:p>
          </table:table-cell>
          <table:table-cell office:value-type="float" office:value="10328" table:number-columns-spanned="1" table:number-rows-spanned="2" table:style-name="ce9">
            <text:p>10,328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417" table:number-columns-spanned="1" table:number-rows-spanned="2" table:style-name="ce8">
            <text:p>417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4571" table:number-columns-spanned="1" table:number-rows-spanned="2" table:style-name="ce9">
            <text:p>14,5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5846" table:number-columns-spanned="1" table:number-rows-spanned="2" table:style-name="ce9">
            <text:p>5,846</text:p>
          </table:table-cell>
          <table:table-cell office:value-type="float" office:value="5412" table:number-columns-spanned="1" table:number-rows-spanned="2" table:style-name="ce9">
            <text:p>5,412</text:p>
          </table:table-cell>
          <table:table-cell office:value-type="float" office:value="11258" table:number-columns-spanned="1" table:number-rows-spanned="2" table:style-name="ce9">
            <text:p>11,258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office:value-type="float" office:value="809" table:number-columns-spanned="1" table:number-rows-spanned="2" table:style-name="ce8">
            <text:p>809</text:p>
          </table:table-cell>
          <table:table-cell office:value-type="float" office:value="5006" table:number-columns-spanned="1" table:number-rows-spanned="2" table:style-name="ce9">
            <text:p>5,006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1683" table:number-columns-spanned="1" table:number-rows-spanned="2" table:style-name="ce9">
            <text:p>1,683</text:p>
          </table:table-cell>
          <table:table-cell office:value-type="float" office:value="1539" table:number-columns-spanned="1" table:number-rows-spanned="2" table:style-name="ce9">
            <text:p>1,539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58" table:number-columns-spanned="1" table:number-rows-spanned="2" table:style-name="ce9">
            <text:p>11,2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314" table:number-columns-spanned="1" table:number-rows-spanned="2" table:style-name="ce9">
            <text:p>2,314</text:p>
          </table:table-cell>
          <table:table-cell office:value-type="float" office:value="1542" table:number-columns-spanned="1" table:number-rows-spanned="2" table:style-name="ce9">
            <text:p>1,542</text:p>
          </table:table-cell>
          <table:table-cell office:value-type="float" office:value="3856" table:number-columns-spanned="1" table:number-rows-spanned="2" table:style-name="ce9">
            <text:p>3,856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2933" table:number-columns-spanned="1" table:number-rows-spanned="2" table:style-name="ce9">
            <text:p>2,93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56" table:number-columns-spanned="1" table:number-rows-spanned="2" table:style-name="ce9">
            <text:p>3,8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float" office:value="1329" table:number-columns-spanned="1" table:number-rows-spanned="2" table:style-name="ce9">
            <text:p>1,329</text:p>
          </table:table-cell>
          <table:table-cell office:value-type="float" office:value="1899" table:number-columns-spanned="1" table:number-rows-spanned="2" table:style-name="ce9">
            <text:p>1,89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752" table:number-columns-spanned="1" table:number-rows-spanned="2" table:style-name="ce9">
            <text:p>1,75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99" table:number-columns-spanned="1" table:number-rows-spanned="2" table:style-name="ce9">
            <text:p>1,8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223" table:number-columns-spanned="1" table:number-rows-spanned="2" table:style-name="ce9">
            <text:p>2,223</text:p>
          </table:table-cell>
          <table:table-cell office:value-type="float" office:value="6036" table:number-columns-spanned="1" table:number-rows-spanned="2" table:style-name="ce9">
            <text:p>6,036</text:p>
          </table:table-cell>
          <table:table-cell office:value-type="float" office:value="8259" table:number-columns-spanned="1" table:number-rows-spanned="2" table:style-name="ce9">
            <text:p>8,259</text:p>
          </table:table-cell>
          <table:table-cell office:value-type="float" office:value="744" table:number-columns-spanned="1" table:number-rows-spanned="2" table:style-name="ce8">
            <text:p>744</text:p>
          </table:table-cell>
          <table:table-cell office:value-type="float" office:value="2553" table:number-columns-spanned="1" table:number-rows-spanned="2" table:style-name="ce9">
            <text:p>2,553</text:p>
          </table:table-cell>
          <table:table-cell office:value-type="float" office:value="1198" table:number-columns-spanned="1" table:number-rows-spanned="2" table:style-name="ce9">
            <text:p>1,198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618" table:number-columns-spanned="1" table:number-rows-spanned="2" table:style-name="ce8">
            <text:p>618</text:p>
          </table:table-cell>
          <table:table-cell office:value-type="float" office:value="1505" table:number-columns-spanned="1" table:number-rows-spanned="2" table:style-name="ce9">
            <text:p>1,505</text:p>
          </table:table-cell>
          <table:table-cell office:value-type="float" office:value="708" table:number-columns-spanned="1" table:number-rows-spanned="2" table:style-name="ce8">
            <text:p>708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59" table:number-columns-spanned="1" table:number-rows-spanned="2" table:style-name="ce9">
            <text:p>8,2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18628" table:number-columns-spanned="1" table:number-rows-spanned="2" table:style-name="ce9">
            <text:p>18,628</text:p>
          </table:table-cell>
          <table:table-cell office:value-type="float" office:value="3201" table:number-columns-spanned="1" table:number-rows-spanned="2" table:style-name="ce9">
            <text:p>3,201</text:p>
          </table:table-cell>
          <table:table-cell office:value-type="float" office:value="21829" table:number-columns-spanned="1" table:number-rows-spanned="2" table:style-name="ce9">
            <text:p>21,829</text:p>
          </table:table-cell>
          <table:table-cell office:value-type="float" office:value="2099" table:number-columns-spanned="1" table:number-rows-spanned="2" table:style-name="ce9">
            <text:p>2,099</text:p>
          </table:table-cell>
          <table:table-cell office:value-type="float" office:value="1456" table:number-columns-spanned="1" table:number-rows-spanned="2" table:style-name="ce9">
            <text:p>1,456</text:p>
          </table:table-cell>
          <table:table-cell office:value-type="float" office:value="10589" table:number-columns-spanned="1" table:number-rows-spanned="2" table:style-name="ce9">
            <text:p>10,589</text:p>
          </table:table-cell>
          <table:table-cell office:value-type="float" office:value="966" table:number-columns-spanned="1" table:number-rows-spanned="2" table:style-name="ce8">
            <text:p>966</text:p>
          </table:table-cell>
          <table:table-cell office:value-type="float" office:value="2659" table:number-columns-spanned="1" table:number-rows-spanned="2" table:style-name="ce9">
            <text:p>2,659</text:p>
          </table:table-cell>
          <table:table-cell office:value-type="float" office:value="1421" table:number-columns-spanned="1" table:number-rows-spanned="2" table:style-name="ce9">
            <text:p>1,421</text:p>
          </table:table-cell>
          <table:table-cell office:value-type="float" office:value="568" table:number-columns-spanned="1" table:number-rows-spanned="2" table:style-name="ce8">
            <text:p>568</text:p>
          </table:table-cell>
          <table:table-cell office:value-type="float" office:value="830" table:number-columns-spanned="1" table:number-rows-spanned="2" table:style-name="ce8">
            <text:p>830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829" table:number-columns-spanned="1" table:number-rows-spanned="2" table:style-name="ce9">
            <text:p>21,8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985" table:number-columns-spanned="1" table:number-rows-spanned="2" table:style-name="ce9">
            <text:p>1,985</text:p>
          </table:table-cell>
          <table:table-cell office:value-type="float" office:value="4581" table:number-columns-spanned="1" table:number-rows-spanned="2" table:style-name="ce9">
            <text:p>4,581</text:p>
          </table:table-cell>
          <table:table-cell office:value-type="float" office:value="6566" table:number-columns-spanned="1" table:number-rows-spanned="2" table:style-name="ce9">
            <text:p>6,566</text:p>
          </table:table-cell>
          <table:table-cell office:value-type="float" office:value="645" table:number-columns-spanned="1" table:number-rows-spanned="2" table:style-name="ce8">
            <text:p>645</text:p>
          </table:table-cell>
          <table:table-cell office:value-type="float" office:value="950" table:number-columns-spanned="1" table:number-rows-spanned="2" table:style-name="ce8">
            <text:p>950</text:p>
          </table:table-cell>
          <table:table-cell office:value-type="float" office:value="3741" table:number-columns-spanned="1" table:number-rows-spanned="2" table:style-name="ce9">
            <text:p>3,741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66" table:number-columns-spanned="1" table:number-rows-spanned="2" table:style-name="ce9">
            <text:p>6,5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0963" table:number-columns-spanned="1" table:number-rows-spanned="2" table:style-name="ce9">
            <text:p>10,963</text:p>
          </table:table-cell>
          <table:table-cell office:value-type="float" office:value="1223" table:number-columns-spanned="1" table:number-rows-spanned="2" table:style-name="ce9">
            <text:p>1,223</text:p>
          </table:table-cell>
          <table:table-cell office:value-type="float" office:value="12186" table:number-columns-spanned="1" table:number-rows-spanned="2" table:style-name="ce9">
            <text:p>12,186</text:p>
          </table:table-cell>
          <table:table-cell office:value-type="float" office:value="2357" table:number-columns-spanned="1" table:number-rows-spanned="2" table:style-name="ce9">
            <text:p>2,357</text:p>
          </table:table-cell>
          <table:table-cell office:value-type="float" office:value="3926" table:number-columns-spanned="1" table:number-rows-spanned="2" table:style-name="ce9">
            <text:p>3,926</text:p>
          </table:table-cell>
          <table:table-cell office:value-type="float" office:value="1673" table:number-columns-spanned="1" table:number-rows-spanned="2" table:style-name="ce9">
            <text:p>1,6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73" table:number-columns-spanned="1" table:number-rows-spanned="2" table:style-name="ce9">
            <text:p>2,573</text:p>
          </table:table-cell>
          <table:table-cell office:value-type="float" office:value="1152" table:number-columns-spanned="1" table:number-rows-spanned="2" table:style-name="ce9">
            <text:p>1,152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86" table:number-columns-spanned="1" table:number-rows-spanned="2" table:style-name="ce9">
            <text:p>12,1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387" table:number-columns-spanned="1" table:number-rows-spanned="2" table:style-name="ce9">
            <text:p>3,387</text:p>
          </table:table-cell>
          <table:table-cell office:value-type="float" office:value="1417" table:number-columns-spanned="1" table:number-rows-spanned="2" table:style-name="ce9">
            <text:p>1,417</text:p>
          </table:table-cell>
          <table:table-cell office:value-type="float" office:value="4804" table:number-columns-spanned="1" table:number-rows-spanned="2" table:style-name="ce9">
            <text:p>4,804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office:value-type="float" office:value="977" table:number-columns-spanned="1" table:number-rows-spanned="2" table:style-name="ce8">
            <text:p>977</text:p>
          </table:table-cell>
          <table:table-cell office:value-type="float" office:value="1699" table:number-columns-spanned="1" table:number-rows-spanned="2" table:style-name="ce9">
            <text:p>1,699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04" table:number-columns-spanned="1" table:number-rows-spanned="2" table:style-name="ce9">
            <text:p>4,8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3427" table:number-columns-spanned="1" table:number-rows-spanned="2" table:style-name="ce9">
            <text:p>3,427</text:p>
          </table:table-cell>
          <table:table-cell office:value-type="float" office:value="9244" table:number-columns-spanned="1" table:number-rows-spanned="2" table:style-name="ce9">
            <text:p>9,244</text:p>
          </table:table-cell>
          <table:table-cell office:value-type="float" office:value="12671" table:number-columns-spanned="1" table:number-rows-spanned="2" table:style-name="ce9">
            <text:p>12,671</text:p>
          </table:table-cell>
          <table:table-cell office:value-type="float" office:value="505" table:number-columns-spanned="1" table:number-rows-spanned="2" table:style-name="ce8">
            <text:p>505</text:p>
          </table:table-cell>
          <table:table-cell office:value-type="float" office:value="2131" table:number-columns-spanned="1" table:number-rows-spanned="2" table:style-name="ce9">
            <text:p>2,131</text:p>
          </table:table-cell>
          <table:table-cell office:value-type="float" office:value="8024" table:number-columns-spanned="1" table:number-rows-spanned="2" table:style-name="ce9">
            <text:p>8,024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672" table:number-columns-spanned="1" table:number-rows-spanned="2" table:style-name="ce8">
            <text:p>672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12671" table:number-columns-spanned="1" table:number-rows-spanned="2" table:style-name="ce9">
            <text:p>12,6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4315" table:number-columns-spanned="1" table:number-rows-spanned="2" table:style-name="ce9">
            <text:p>4,315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4791" table:number-columns-spanned="1" table:number-rows-spanned="2" table:style-name="ce9">
            <text:p>4,791</text:p>
          </table:table-cell>
          <table:table-cell office:value-type="float" office:value="1221" table:number-columns-spanned="1" table:number-rows-spanned="2" table:style-name="ce9">
            <text:p>1,221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1672" table:number-columns-spanned="1" table:number-rows-spanned="2" table:style-name="ce9">
            <text:p>1,672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91" table:number-columns-spanned="1" table:number-rows-spanned="2" table:style-name="ce9">
            <text:p>4,7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4769" table:number-columns-spanned="1" table:number-rows-spanned="2" table:style-name="ce9">
            <text:p>4,769</text:p>
          </table:table-cell>
          <table:table-cell office:value-type="float" office:value="3431" table:number-columns-spanned="1" table:number-rows-spanned="2" table:style-name="ce9">
            <text:p>3,431</text:p>
          </table:table-cell>
          <table:table-cell office:value-type="float" office:value="8200" table:number-columns-spanned="1" table:number-rows-spanned="2" table:style-name="ce9">
            <text:p>8,200</text:p>
          </table:table-cell>
          <table:table-cell office:value-type="float" office:value="3148" table:number-columns-spanned="1" table:number-rows-spanned="2" table:style-name="ce9">
            <text:p>3,148</text:p>
          </table:table-cell>
          <table:table-cell office:value-type="float" office:value="1308" table:number-columns-spanned="1" table:number-rows-spanned="2" table:style-name="ce9">
            <text:p>1,308</text:p>
          </table:table-cell>
          <table:table-cell office:value-type="float" office:value="927" table:number-columns-spanned="1" table:number-rows-spanned="2" table:style-name="ce8">
            <text:p>927</text:p>
          </table:table-cell>
          <table:table-cell office:value-type="float" office:value="529" table:number-columns-spanned="1" table:number-rows-spanned="2" table:style-name="ce8">
            <text:p>529</text:p>
          </table:table-cell>
          <table:table-cell office:value-type="float" office:value="832" table:number-columns-spanned="1" table:number-rows-spanned="2" table:style-name="ce8">
            <text:p>832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00" table:number-columns-spanned="1" table:number-rows-spanned="2" table:style-name="ce9">
            <text:p>8,2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0951" table:number-columns-spanned="1" table:number-rows-spanned="2" table:style-name="ce9">
            <text:p>10,951</text:p>
          </table:table-cell>
          <table:table-cell office:value-type="float" office:value="7885" table:number-columns-spanned="1" table:number-rows-spanned="2" table:style-name="ce9">
            <text:p>7,885</text:p>
          </table:table-cell>
          <table:table-cell office:value-type="float" office:value="18836" table:number-columns-spanned="1" table:number-rows-spanned="2" table:style-name="ce9">
            <text:p>18,836</text:p>
          </table:table-cell>
          <table:table-cell office:value-type="float" office:value="1873" table:number-columns-spanned="1" table:number-rows-spanned="2" table:style-name="ce9">
            <text:p>1,873</text:p>
          </table:table-cell>
          <table:table-cell office:value-type="float" office:value="3122" table:number-columns-spanned="1" table:number-rows-spanned="2" table:style-name="ce9">
            <text:p>3,122</text:p>
          </table:table-cell>
          <table:table-cell office:value-type="float" office:value="4915" table:number-columns-spanned="1" table:number-rows-spanned="2" table:style-name="ce9">
            <text:p>4,915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1262" table:number-columns-spanned="1" table:number-rows-spanned="2" table:style-name="ce9">
            <text:p>1,262</text:p>
          </table:table-cell>
          <table:table-cell office:value-type="float" office:value="1555" table:number-columns-spanned="1" table:number-rows-spanned="2" table:style-name="ce9">
            <text:p>1,555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1203" table:number-columns-spanned="1" table:number-rows-spanned="2" table:style-name="ce9">
            <text:p>1,203</text:p>
          </table:table-cell>
          <table:table-cell office:value-type="float" office:value="2845" table:number-columns-spanned="1" table:number-rows-spanned="2" table:style-name="ce9">
            <text:p>2,845</text:p>
          </table:table-cell>
          <table:table-cell office:value-type="float" office:value="837" table:number-columns-spanned="1" table:number-rows-spanned="2" table:style-name="ce8">
            <text:p>837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836" table:number-columns-spanned="1" table:number-rows-spanned="2" table:style-name="ce9">
            <text:p>18,8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7131" table:number-columns-spanned="1" table:number-rows-spanned="2" table:style-name="ce9">
            <text:p>7,131</text:p>
          </table:table-cell>
          <table:table-cell office:value-type="float" office:value="662" table:number-columns-spanned="1" table:number-rows-spanned="2" table:style-name="ce8">
            <text:p>662</text:p>
          </table:table-cell>
          <table:table-cell office:value-type="float" office:value="7793" table:number-columns-spanned="1" table:number-rows-spanned="2" table:style-name="ce9">
            <text:p>7,793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5871" table:number-columns-spanned="1" table:number-rows-spanned="2" table:style-name="ce9">
            <text:p>5,87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93" table:number-columns-spanned="1" table:number-rows-spanned="2" table:style-name="ce9">
            <text:p>7,7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3203" table:number-columns-spanned="1" table:number-rows-spanned="2" table:style-name="ce9">
            <text:p>13,203</text:p>
          </table:table-cell>
          <table:table-cell office:value-type="float" office:value="3675" table:number-columns-spanned="1" table:number-rows-spanned="2" table:style-name="ce9">
            <text:p>3,675</text:p>
          </table:table-cell>
          <table:table-cell office:value-type="float" office:value="16878" table:number-columns-spanned="1" table:number-rows-spanned="2" table:style-name="ce9">
            <text:p>16,878</text:p>
          </table:table-cell>
          <table:table-cell office:value-type="float" office:value="2655" table:number-columns-spanned="1" table:number-rows-spanned="2" table:style-name="ce9">
            <text:p>2,655</text:p>
          </table:table-cell>
          <table:table-cell office:value-type="float" office:value="2791" table:number-columns-spanned="1" table:number-rows-spanned="2" table:style-name="ce9">
            <text:p>2,791</text:p>
          </table:table-cell>
          <table:table-cell office:value-type="float" office:value="3748" table:number-columns-spanned="1" table:number-rows-spanned="2" table:style-name="ce9">
            <text:p>3,748</text:p>
          </table:table-cell>
          <table:table-cell office:value-type="float" office:value="733" table:number-columns-spanned="1" table:number-rows-spanned="2" table:style-name="ce8">
            <text:p>733</text:p>
          </table:table-cell>
          <table:table-cell office:value-type="float" office:value="521" table:number-columns-spanned="1" table:number-rows-spanned="2" table:style-name="ce8">
            <text:p>521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1515" table:number-columns-spanned="1" table:number-rows-spanned="2" table:style-name="ce9">
            <text:p>1,515</text:p>
          </table:table-cell>
          <table:table-cell office:value-type="float" office:value="2250" table:number-columns-spanned="1" table:number-rows-spanned="2" table:style-name="ce9">
            <text:p>2,250</text:p>
          </table:table-cell>
          <table:table-cell office:value-type="float" office:value="1571" table:number-columns-spanned="1" table:number-rows-spanned="2" table:style-name="ce9">
            <text:p>1,571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878" table:number-columns-spanned="1" table:number-rows-spanned="2" table:style-name="ce9">
            <text:p>16,8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2175" table:number-columns-spanned="1" table:number-rows-spanned="2" table:style-name="ce9">
            <text:p>12,175</text:p>
          </table:table-cell>
          <table:table-cell office:value-type="float" office:value="5927" table:number-columns-spanned="1" table:number-rows-spanned="2" table:style-name="ce9">
            <text:p>5,927</text:p>
          </table:table-cell>
          <table:table-cell office:value-type="float" office:value="18102" table:number-columns-spanned="1" table:number-rows-spanned="2" table:style-name="ce9">
            <text:p>18,102</text:p>
          </table:table-cell>
          <table:table-cell office:value-type="float" office:value="1597" table:number-columns-spanned="1" table:number-rows-spanned="2" table:style-name="ce9">
            <text:p>1,597</text:p>
          </table:table-cell>
          <table:table-cell office:value-type="float" office:value="2830" table:number-columns-spanned="1" table:number-rows-spanned="2" table:style-name="ce9">
            <text:p>2,830</text:p>
          </table:table-cell>
          <table:table-cell office:value-type="float" office:value="1289" table:number-columns-spanned="1" table:number-rows-spanned="2" table:style-name="ce9">
            <text:p>1,289</text:p>
          </table:table-cell>
          <table:table-cell office:value-type="float" office:value="1693" table:number-columns-spanned="1" table:number-rows-spanned="2" table:style-name="ce9">
            <text:p>1,693</text:p>
          </table:table-cell>
          <table:table-cell office:value-type="float" office:value="1182" table:number-columns-spanned="1" table:number-rows-spanned="2" table:style-name="ce9">
            <text:p>1,182</text:p>
          </table:table-cell>
          <table:table-cell office:value-type="float" office:value="877" table:number-columns-spanned="1" table:number-rows-spanned="2" table:style-name="ce8">
            <text:p>877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080" table:number-columns-spanned="1" table:number-rows-spanned="2" table:style-name="ce9">
            <text:p>1,080</text:p>
          </table:table-cell>
          <table:table-cell office:value-type="float" office:value="5523" table:number-columns-spanned="1" table:number-rows-spanned="2" table:style-name="ce9">
            <text:p>5,523</text:p>
          </table:table-cell>
          <table:table-cell office:value-type="float" office:value="1041" table:number-columns-spanned="1" table:number-rows-spanned="2" table:style-name="ce9">
            <text:p>1,041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02" table:number-columns-spanned="1" table:number-rows-spanned="2" table:style-name="ce9">
            <text:p>18,1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6092" table:number-columns-spanned="1" table:number-rows-spanned="2" table:style-name="ce9">
            <text:p>16,092</text:p>
          </table:table-cell>
          <table:table-cell office:value-type="float" office:value="4283" table:number-columns-spanned="1" table:number-rows-spanned="2" table:style-name="ce9">
            <text:p>4,283</text:p>
          </table:table-cell>
          <table:table-cell office:value-type="float" office:value="20375" table:number-columns-spanned="1" table:number-rows-spanned="2" table:style-name="ce9">
            <text:p>20,375</text:p>
          </table:table-cell>
          <table:table-cell office:value-type="float" office:value="3511" table:number-columns-spanned="1" table:number-rows-spanned="2" table:style-name="ce9">
            <text:p>3,511</text:p>
          </table:table-cell>
          <table:table-cell office:value-type="float" office:value="1767" table:number-columns-spanned="1" table:number-rows-spanned="2" table:style-name="ce9">
            <text:p>1,767</text:p>
          </table:table-cell>
          <table:table-cell office:value-type="float" office:value="8926" table:number-columns-spanned="1" table:number-rows-spanned="2" table:style-name="ce9">
            <text:p>8,926</text:p>
          </table:table-cell>
          <table:table-cell office:value-type="float" office:value="1210" table:number-columns-spanned="1" table:number-rows-spanned="2" table:style-name="ce9">
            <text:p>1,210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684" table:number-columns-spanned="1" table:number-rows-spanned="2" table:style-name="ce9">
            <text:p>1,684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375" table:number-columns-spanned="1" table:number-rows-spanned="2" table:style-name="ce9">
            <text:p>20,3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7634" table:number-columns-spanned="1" table:number-rows-spanned="2" table:style-name="ce9">
            <text:p>7,634</text:p>
          </table:table-cell>
          <table:table-cell office:value-type="float" office:value="1560" table:number-columns-spanned="1" table:number-rows-spanned="2" table:style-name="ce9">
            <text:p>1,560</text:p>
          </table:table-cell>
          <table:table-cell office:value-type="float" office:value="9194" table:number-columns-spanned="1" table:number-rows-spanned="2" table:style-name="ce9">
            <text:p>9,194</text:p>
          </table:table-cell>
          <table:table-cell office:value-type="float" office:value="1379" table:number-columns-spanned="1" table:number-rows-spanned="2" table:style-name="ce9">
            <text:p>1,379</text:p>
          </table:table-cell>
          <table:table-cell office:value-type="float" office:value="1006" table:number-columns-spanned="1" table:number-rows-spanned="2" table:style-name="ce9">
            <text:p>1,006</text:p>
          </table:table-cell>
          <table:table-cell office:value-type="float" office:value="2408" table:number-columns-spanned="1" table:number-rows-spanned="2" table:style-name="ce9">
            <text:p>2,408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1048" table:number-columns-spanned="1" table:number-rows-spanned="2" table:style-name="ce9">
            <text:p>1,048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231" table:number-columns-spanned="1" table:number-rows-spanned="2" table:style-name="ce9">
            <text:p>1,231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94" table:number-columns-spanned="1" table:number-rows-spanned="2" table:style-name="ce9">
            <text:p>9,1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6424" table:number-columns-spanned="1" table:number-rows-spanned="2" table:style-name="ce9">
            <text:p>6,424</text:p>
          </table:table-cell>
          <table:table-cell office:value-type="float" office:value="1043" table:number-columns-spanned="1" table:number-rows-spanned="2" table:style-name="ce9">
            <text:p>1,043</text:p>
          </table:table-cell>
          <table:table-cell office:value-type="float" office:value="7467" table:number-columns-spanned="1" table:number-rows-spanned="2" table:style-name="ce9">
            <text:p>7,467</text:p>
          </table:table-cell>
          <table:table-cell office:value-type="float" office:value="1517" table:number-columns-spanned="1" table:number-rows-spanned="2" table:style-name="ce9">
            <text:p>1,517</text:p>
          </table:table-cell>
          <table:table-cell office:value-type="float" office:value="870" table:number-columns-spanned="1" table:number-rows-spanned="2" table:style-name="ce8">
            <text:p>870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630" table:number-columns-spanned="1" table:number-rows-spanned="2" table:style-name="ce8">
            <text:p>630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2253" table:number-columns-spanned="1" table:number-rows-spanned="2" table:style-name="ce9">
            <text:p>2,2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67" table:number-columns-spanned="1" table:number-rows-spanned="2" table:style-name="ce9">
            <text:p>7,4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793" table:number-columns-spanned="1" table:number-rows-spanned="2" table:style-name="ce9">
            <text:p>1,793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2321" table:number-columns-spanned="1" table:number-rows-spanned="2" table:style-name="ce9">
            <text:p>2,321</text:p>
          </table:table-cell>
          <table:table-cell office:value-type="float" office:value="898" table:number-columns-spanned="1" table:number-rows-spanned="2" table:style-name="ce8">
            <text:p>898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21" table:number-columns-spanned="1" table:number-rows-spanned="2" table:style-name="ce9">
            <text:p>2,3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8118" table:number-columns-spanned="1" table:number-rows-spanned="2" table:style-name="ce9">
            <text:p>8,118</text:p>
          </table:table-cell>
          <table:table-cell office:value-type="float" office:value="3479" table:number-columns-spanned="1" table:number-rows-spanned="2" table:style-name="ce9">
            <text:p>3,479</text:p>
          </table:table-cell>
          <table:table-cell office:value-type="float" office:value="11597" table:number-columns-spanned="1" table:number-rows-spanned="2" table:style-name="ce9">
            <text:p>11,597</text:p>
          </table:table-cell>
          <table:table-cell office:value-type="float" office:value="1096" table:number-columns-spanned="1" table:number-rows-spanned="2" table:style-name="ce9">
            <text:p>1,096</text:p>
          </table:table-cell>
          <table:table-cell office:value-type="float" office:value="2112" table:number-columns-spanned="1" table:number-rows-spanned="2" table:style-name="ce9">
            <text:p>2,112</text:p>
          </table:table-cell>
          <table:table-cell office:value-type="float" office:value="690" table:number-columns-spanned="1" table:number-rows-spanned="2" table:style-name="ce8">
            <text:p>690</text:p>
          </table:table-cell>
          <table:table-cell office:value-type="float" office:value="918" table:number-columns-spanned="1" table:number-rows-spanned="2" table:style-name="ce8">
            <text:p>918</text:p>
          </table:table-cell>
          <table:table-cell office:value-type="float" office:value="1842" table:number-columns-spanned="1" table:number-rows-spanned="2" table:style-name="ce9">
            <text:p>1,842</text:p>
          </table:table-cell>
          <table:table-cell office:value-type="float" office:value="884" table:number-columns-spanned="1" table:number-rows-spanned="2" table:style-name="ce8">
            <text:p>884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258" table:number-columns-spanned="1" table:number-rows-spanned="2" table:style-name="ce9">
            <text:p>2,258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603" table:number-columns-spanned="1" table:number-rows-spanned="2" table:style-name="ce8">
            <text:p>6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97" table:number-columns-spanned="1" table:number-rows-spanned="2" table:style-name="ce9">
            <text:p>11,5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5415" table:number-columns-spanned="1" table:number-rows-spanned="2" table:style-name="ce9">
            <text:p>5,415</text:p>
          </table:table-cell>
          <table:table-cell office:value-type="float" office:value="1095" table:number-columns-spanned="1" table:number-rows-spanned="2" table:style-name="ce9">
            <text:p>1,095</text:p>
          </table:table-cell>
          <table:table-cell office:value-type="float" office:value="6510" table:number-columns-spanned="1" table:number-rows-spanned="2" table:style-name="ce9">
            <text:p>6,510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1370" table:number-columns-spanned="1" table:number-rows-spanned="2" table:style-name="ce9">
            <text:p>1,370</text:p>
          </table:table-cell>
          <table:table-cell office:value-type="float" office:value="666" table:number-columns-spanned="1" table:number-rows-spanned="2" table:style-name="ce8">
            <text:p>666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office:value-type="float" office:value="686" table:number-columns-spanned="1" table:number-rows-spanned="2" table:style-name="ce8">
            <text:p>686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1247" table:number-columns-spanned="1" table:number-rows-spanned="2" table:style-name="ce9">
            <text:p>1,247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10" table:number-columns-spanned="1" table:number-rows-spanned="2" table:style-name="ce9">
            <text:p>6,5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3671" table:number-columns-spanned="1" table:number-rows-spanned="2" table:style-name="ce9">
            <text:p>3,671</text:p>
          </table:table-cell>
          <table:table-cell office:value-type="float" office:value="4924" table:number-columns-spanned="1" table:number-rows-spanned="2" table:style-name="ce9">
            <text:p>4,924</text:p>
          </table:table-cell>
          <table:table-cell office:value-type="float" office:value="8595" table:number-columns-spanned="1" table:number-rows-spanned="2" table:style-name="ce9">
            <text:p>8,595</text:p>
          </table:table-cell>
          <table:table-cell office:value-type="float" office:value="1139" table:number-columns-spanned="1" table:number-rows-spanned="2" table:style-name="ce9">
            <text:p>1,139</text:p>
          </table:table-cell>
          <table:table-cell office:value-type="float" office:value="1208" table:number-columns-spanned="1" table:number-rows-spanned="2" table:style-name="ce9">
            <text:p>1,208</text:p>
          </table:table-cell>
          <table:table-cell office:value-type="float" office:value="3637" table:number-columns-spanned="1" table:number-rows-spanned="2" table:style-name="ce9">
            <text:p>3,637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95" table:number-columns-spanned="1" table:number-rows-spanned="2" table:style-name="ce9">
            <text:p>8,5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199" table:number-columns-spanned="1" table:number-rows-spanned="2" table:style-name="ce9">
            <text:p>5,199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5537" table:number-columns-spanned="1" table:number-rows-spanned="2" table:style-name="ce9">
            <text:p>5,537</text:p>
          </table:table-cell>
          <table:table-cell office:value-type="float" office:value="1268" table:number-columns-spanned="1" table:number-rows-spanned="2" table:style-name="ce9">
            <text:p>1,268</text:p>
          </table:table-cell>
          <table:table-cell office:value-type="float" office:value="830" table:number-columns-spanned="1" table:number-rows-spanned="2" table:style-name="ce8">
            <text:p>830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151" table:number-columns-spanned="1" table:number-rows-spanned="2" table:style-name="ce9">
            <text:p>1,151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055" table:number-columns-spanned="1" table:number-rows-spanned="2" table:style-name="ce9">
            <text:p>1,05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37" table:number-columns-spanned="1" table:number-rows-spanned="2" table:style-name="ce9">
            <text:p>5,5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1817" table:number-columns-spanned="1" table:number-rows-spanned="2" table:style-name="ce9">
            <text:p>11,817</text:p>
          </table:table-cell>
          <table:table-cell office:value-type="float" office:value="1489" table:number-columns-spanned="1" table:number-rows-spanned="2" table:style-name="ce9">
            <text:p>1,489</text:p>
          </table:table-cell>
          <table:table-cell office:value-type="float" office:value="13306" table:number-columns-spanned="1" table:number-rows-spanned="2" table:style-name="ce9">
            <text:p>13,306</text:p>
          </table:table-cell>
          <table:table-cell office:value-type="float" office:value="1327" table:number-columns-spanned="1" table:number-rows-spanned="2" table:style-name="ce9">
            <text:p>1,327</text:p>
          </table:table-cell>
          <table:table-cell office:value-type="float" office:value="2790" table:number-columns-spanned="1" table:number-rows-spanned="2" table:style-name="ce9">
            <text:p>2,790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2331" table:number-columns-spanned="1" table:number-rows-spanned="2" table:style-name="ce9">
            <text:p>2,331</text:p>
          </table:table-cell>
          <table:table-cell office:value-type="float" office:value="1105" table:number-columns-spanned="1" table:number-rows-spanned="2" table:style-name="ce9">
            <text:p>1,105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office:value-type="float" office:value="2832" table:number-columns-spanned="1" table:number-rows-spanned="2" table:style-name="ce9">
            <text:p>2,832</text:p>
          </table:table-cell>
          <table:table-cell office:value-type="float" office:value="547" table:number-columns-spanned="1" table:number-rows-spanned="2" table:style-name="ce8">
            <text:p>547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06" table:number-columns-spanned="1" table:number-rows-spanned="2" table:style-name="ce9">
            <text:p>13,3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775" table:number-columns-spanned="1" table:number-rows-spanned="2" table:style-name="ce8">
            <text:p>775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5" table:number-columns-spanned="1" table:number-rows-spanned="2" table:style-name="ce8">
            <text:p>7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6504" table:number-columns-spanned="1" table:number-rows-spanned="2" table:style-name="ce9">
            <text:p>6,504</text:p>
          </table:table-cell>
          <table:table-cell office:value-type="float" office:value="6715" table:number-columns-spanned="1" table:number-rows-spanned="2" table:style-name="ce9">
            <text:p>6,715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2232" table:number-columns-spanned="1" table:number-rows-spanned="2" table:style-name="ce9">
            <text:p>2,232</text:p>
          </table:table-cell>
          <table:table-cell office:value-type="float" office:value="2499" table:number-columns-spanned="1" table:number-rows-spanned="2" table:style-name="ce9">
            <text:p>2,499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15" table:number-columns-spanned="1" table:number-rows-spanned="2" table:style-name="ce9">
            <text:p>6,7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6791" table:number-columns-spanned="1" table:number-rows-spanned="2" table:style-name="ce9">
            <text:p>6,791</text:p>
          </table:table-cell>
          <table:table-cell office:value-type="float" office:value="2645" table:number-columns-spanned="1" table:number-rows-spanned="2" table:style-name="ce9">
            <text:p>2,645</text:p>
          </table:table-cell>
          <table:table-cell office:value-type="float" office:value="9436" table:number-columns-spanned="1" table:number-rows-spanned="2" table:style-name="ce9">
            <text:p>9,436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6604" table:number-columns-spanned="1" table:number-rows-spanned="2" table:style-name="ce9">
            <text:p>6,60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36" table:number-columns-spanned="1" table:number-rows-spanned="2" table:style-name="ce9">
            <text:p>9,4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040" table:number-columns-spanned="1" table:number-rows-spanned="2" table:style-name="ce9">
            <text:p>1,040</text:p>
          </table:table-cell>
          <table:table-cell office:value-type="float" office:value="1193" table:number-columns-spanned="1" table:number-rows-spanned="2" table:style-name="ce9">
            <text:p>1,19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80" table:number-columns-spanned="1" table:number-rows-spanned="2" table:style-name="ce8">
            <text:p>98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93" table:number-columns-spanned="1" table:number-rows-spanned="2" table:style-name="ce9">
            <text:p>1,1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3965" table:number-columns-spanned="1" table:number-rows-spanned="2" table:style-name="ce9">
            <text:p>3,965</text:p>
          </table:table-cell>
          <table:table-cell office:value-type="float" office:value="4393" table:number-columns-spanned="1" table:number-rows-spanned="2" table:style-name="ce9">
            <text:p>4,393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645" table:number-columns-spanned="1" table:number-rows-spanned="2" table:style-name="ce9">
            <text:p>2,64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35" table:number-columns-spanned="1" table:number-rows-spanned="2" table:style-name="ce9">
            <text:p>1,03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393" table:number-columns-spanned="1" table:number-rows-spanned="2" table:style-name="ce9">
            <text:p>4,3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070" table:number-columns-spanned="1" table:number-rows-spanned="2" table:style-name="ce9">
            <text:p>1,07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170" table:number-columns-spanned="1" table:number-rows-spanned="2" table:style-name="ce9">
            <text:p>1,170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0" table:number-columns-spanned="1" table:number-rows-spanned="2" table:style-name="ce9">
            <text:p>1,1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31" table:number-columns-spanned="1" table:number-rows-spanned="2" table:style-name="ce8">
            <text:p>631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3190" table:number-columns-spanned="1" table:number-rows-spanned="2" table:style-name="ce9">
            <text:p>3,190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3494" table:number-columns-spanned="1" table:number-rows-spanned="2" table:style-name="ce9">
            <text:p>3,494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2168" table:number-columns-spanned="1" table:number-rows-spanned="2" table:style-name="ce9">
            <text:p>2,16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494" table:number-columns-spanned="1" table:number-rows-spanned="2" table:style-name="ce9">
            <text:p>3,4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621" table:number-columns-spanned="1" table:number-rows-spanned="2" table:style-name="ce9">
            <text:p>2,6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21" table:number-columns-spanned="1" table:number-rows-spanned="2" table:style-name="ce9">
            <text:p>2,621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781" table:number-columns-spanned="1" table:number-rows-spanned="2" table:style-name="ce8">
            <text:p>781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21" table:number-columns-spanned="1" table:number-rows-spanned="2" table:style-name="ce9">
            <text:p>2,6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859" table:number-columns-spanned="1" table:number-rows-spanned="2" table:style-name="ce8">
            <text:p>859</text:p>
          </table:table-cell>
          <table:table-cell office:value-type="float" office:value="4095" table:number-columns-spanned="1" table:number-rows-spanned="2" table:style-name="ce9">
            <text:p>4,095</text:p>
          </table:table-cell>
          <table:table-cell office:value-type="float" office:value="4954" table:number-columns-spanned="1" table:number-rows-spanned="2" table:style-name="ce9">
            <text:p>4,954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3575" table:number-columns-spanned="1" table:number-rows-spanned="2" table:style-name="ce9">
            <text:p>3,575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954" table:number-columns-spanned="1" table:number-rows-spanned="2" table:style-name="ce9">
            <text:p>4,9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1288" table:number-columns-spanned="1" table:number-rows-spanned="2" table:style-name="ce9">
            <text:p>11,288</text:p>
          </table:table-cell>
          <table:table-cell office:value-type="float" office:value="1368" table:number-columns-spanned="1" table:number-rows-spanned="2" table:style-name="ce9">
            <text:p>1,368</text:p>
          </table:table-cell>
          <table:table-cell office:value-type="float" office:value="12656" table:number-columns-spanned="1" table:number-rows-spanned="2" table:style-name="ce9">
            <text:p>12,656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1334" table:number-columns-spanned="1" table:number-rows-spanned="2" table:style-name="ce9">
            <text:p>1,334</text:p>
          </table:table-cell>
          <table:table-cell office:value-type="float" office:value="4110" table:number-columns-spanned="1" table:number-rows-spanned="2" table:style-name="ce9">
            <text:p>4,110</text:p>
          </table:table-cell>
          <table:table-cell office:value-type="float" office:value="1364" table:number-columns-spanned="1" table:number-rows-spanned="2" table:style-name="ce9">
            <text:p>1,364</text:p>
          </table:table-cell>
          <table:table-cell office:value-type="float" office:value="1670" table:number-columns-spanned="1" table:number-rows-spanned="2" table:style-name="ce9">
            <text:p>1,670</text:p>
          </table:table-cell>
          <table:table-cell office:value-type="float" office:value="1651" table:number-columns-spanned="1" table:number-rows-spanned="2" table:style-name="ce9">
            <text:p>1,651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845" table:number-columns-spanned="1" table:number-rows-spanned="2" table:style-name="ce8">
            <text:p>845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56" table:number-columns-spanned="1" table:number-rows-spanned="2" table:style-name="ce9">
            <text:p>12,6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793" table:number-columns-spanned="1" table:number-rows-spanned="2" table:style-name="ce9">
            <text:p>1,793</text:p>
          </table:table-cell>
          <table:table-cell office:value-type="float" office:value="1455" table:number-columns-spanned="1" table:number-rows-spanned="2" table:style-name="ce9">
            <text:p>1,455</text:p>
          </table:table-cell>
          <table:table-cell office:value-type="float" office:value="3248" table:number-columns-spanned="1" table:number-rows-spanned="2" table:style-name="ce9">
            <text:p>3,248</text:p>
          </table:table-cell>
          <table:table-cell office:value-type="float" office:value="771" table:number-columns-spanned="1" table:number-rows-spanned="2" table:style-name="ce8">
            <text:p>771</text:p>
          </table:table-cell>
          <table:table-cell office:value-type="float" office:value="1459" table:number-columns-spanned="1" table:number-rows-spanned="2" table:style-name="ce9">
            <text:p>1,459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48" table:number-columns-spanned="1" table:number-rows-spanned="2" table:style-name="ce9">
            <text:p>3,2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513" table:number-columns-spanned="1" table:number-rows-spanned="2" table:style-name="ce9">
            <text:p>2,513</text:p>
          </table:table-cell>
          <table:table-cell office:value-type="float" office:value="1295" table:number-columns-spanned="1" table:number-rows-spanned="2" table:style-name="ce9">
            <text:p>1,295</text:p>
          </table:table-cell>
          <table:table-cell office:value-type="float" office:value="3808" table:number-columns-spanned="1" table:number-rows-spanned="2" table:style-name="ce9">
            <text:p>3,808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1299" table:number-columns-spanned="1" table:number-rows-spanned="2" table:style-name="ce9">
            <text:p>1,299</text:p>
          </table:table-cell>
          <table:table-cell office:value-type="float" office:value="1307" table:number-columns-spanned="1" table:number-rows-spanned="2" table:style-name="ce9">
            <text:p>1,307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08" table:number-columns-spanned="1" table:number-rows-spanned="2" table:style-name="ce9">
            <text:p>3,8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9293" table:number-columns-spanned="1" table:number-rows-spanned="2" table:style-name="ce9">
            <text:p>9,293</text:p>
          </table:table-cell>
          <table:table-cell office:value-type="float" office:value="2519" table:number-columns-spanned="1" table:number-rows-spanned="2" table:style-name="ce9">
            <text:p>2,519</text:p>
          </table:table-cell>
          <table:table-cell office:value-type="float" office:value="11812" table:number-columns-spanned="1" table:number-rows-spanned="2" table:style-name="ce9">
            <text:p>11,812</text:p>
          </table:table-cell>
          <table:table-cell office:value-type="float" office:value="1628" table:number-columns-spanned="1" table:number-rows-spanned="2" table:style-name="ce9">
            <text:p>1,628</text:p>
          </table:table-cell>
          <table:table-cell office:value-type="float" office:value="1346" table:number-columns-spanned="1" table:number-rows-spanned="2" table:style-name="ce9">
            <text:p>1,346</text:p>
          </table:table-cell>
          <table:table-cell office:value-type="float" office:value="2406" table:number-columns-spanned="1" table:number-rows-spanned="2" table:style-name="ce9">
            <text:p>2,406</text:p>
          </table:table-cell>
          <table:table-cell office:value-type="float" office:value="994" table:number-columns-spanned="1" table:number-rows-spanned="2" table:style-name="ce8">
            <text:p>994</text:p>
          </table:table-cell>
          <table:table-cell office:value-type="float" office:value="1973" table:number-columns-spanned="1" table:number-rows-spanned="2" table:style-name="ce9">
            <text:p>1,973</text:p>
          </table:table-cell>
          <table:table-cell office:value-type="float" office:value="944" table:number-columns-spanned="1" table:number-rows-spanned="2" table:style-name="ce8">
            <text:p>944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float" office:value="868" table:number-columns-spanned="1" table:number-rows-spanned="2" table:style-name="ce8">
            <text:p>868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12" table:number-columns-spanned="1" table:number-rows-spanned="2" table:style-name="ce9">
            <text:p>11,8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7783" table:number-columns-spanned="1" table:number-rows-spanned="2" table:style-name="ce9">
            <text:p>7,783</text:p>
          </table:table-cell>
          <table:table-cell office:value-type="float" office:value="3763" table:number-columns-spanned="1" table:number-rows-spanned="2" table:style-name="ce9">
            <text:p>3,763</text:p>
          </table:table-cell>
          <table:table-cell office:value-type="float" office:value="11546" table:number-columns-spanned="1" table:number-rows-spanned="2" table:style-name="ce9">
            <text:p>11,546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float" office:value="3681" table:number-columns-spanned="1" table:number-rows-spanned="2" table:style-name="ce9">
            <text:p>3,681</text:p>
          </table:table-cell>
          <table:table-cell office:value-type="float" office:value="2616" table:number-columns-spanned="1" table:number-rows-spanned="2" table:style-name="ce9">
            <text:p>2,616</text:p>
          </table:table-cell>
          <table:table-cell office:value-type="float" office:value="1473" table:number-columns-spanned="1" table:number-rows-spanned="2" table:style-name="ce9">
            <text:p>1,473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836" table:number-columns-spanned="1" table:number-rows-spanned="2" table:style-name="ce8">
            <text:p>836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46" table:number-columns-spanned="1" table:number-rows-spanned="2" table:style-name="ce9">
            <text:p>11,5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1295" table:number-columns-spanned="1" table:number-rows-spanned="2" table:style-name="ce9">
            <text:p>1,295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748" table:number-columns-spanned="1" table:number-rows-spanned="2" table:style-name="ce9">
            <text:p>1,748</text:p>
          </table:table-cell>
          <table:table-cell office:value-type="float" office:value="1063" table:number-columns-spanned="1" table:number-rows-spanned="2" table:style-name="ce9">
            <text:p>1,063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48" table:number-columns-spanned="1" table:number-rows-spanned="2" table:style-name="ce9">
            <text:p>1,7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1421" table:number-columns-spanned="1" table:number-rows-spanned="2" table:style-name="ce9">
            <text:p>1,421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1879" table:number-columns-spanned="1" table:number-rows-spanned="2" table:style-name="ce9">
            <text:p>1,879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79" table:number-columns-spanned="1" table:number-rows-spanned="2" table:style-name="ce9">
            <text:p>1,8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6711" table:number-columns-spanned="1" table:number-rows-spanned="2" table:style-name="ce9">
            <text:p>6,711</text:p>
          </table:table-cell>
          <table:table-cell office:value-type="float" office:value="1651" table:number-columns-spanned="1" table:number-rows-spanned="2" table:style-name="ce9">
            <text:p>1,651</text:p>
          </table:table-cell>
          <table:table-cell office:value-type="float" office:value="8362" table:number-columns-spanned="1" table:number-rows-spanned="2" table:style-name="ce9">
            <text:p>8,362</text:p>
          </table:table-cell>
          <table:table-cell office:value-type="float" office:value="1310" table:number-columns-spanned="1" table:number-rows-spanned="2" table:style-name="ce9">
            <text:p>1,310</text:p>
          </table:table-cell>
          <table:table-cell office:value-type="float" office:value="1937" table:number-columns-spanned="1" table:number-rows-spanned="2" table:style-name="ce9">
            <text:p>1,937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1402" table:number-columns-spanned="1" table:number-rows-spanned="2" table:style-name="ce9">
            <text:p>1,402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501" table:number-columns-spanned="1" table:number-rows-spanned="2" table:style-name="ce8">
            <text:p>501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707" table:number-columns-spanned="1" table:number-rows-spanned="2" table:style-name="ce8">
            <text:p>707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62" table:number-columns-spanned="1" table:number-rows-spanned="2" table:style-name="ce9">
            <text:p>8,3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43357" table:number-columns-spanned="1" table:number-rows-spanned="2" table:style-name="ce9">
            <text:p>243,357</text:p>
          </table:table-cell>
          <table:table-cell office:value-type="float" office:value="121128" table:number-columns-spanned="1" table:number-rows-spanned="2" table:style-name="ce9">
            <text:p>121,128</text:p>
          </table:table-cell>
          <table:table-cell office:value-type="float" office:value="364485" table:number-columns-spanned="1" table:number-rows-spanned="2" table:style-name="ce9">
            <text:p>364,485</text:p>
          </table:table-cell>
          <table:table-cell office:value-type="float" office:value="46407" table:number-columns-spanned="1" table:number-rows-spanned="2" table:style-name="ce9">
            <text:p>46,407</text:p>
          </table:table-cell>
          <table:table-cell office:value-type="float" office:value="59507" table:number-columns-spanned="1" table:number-rows-spanned="2" table:style-name="ce9">
            <text:p>59,507</text:p>
          </table:table-cell>
          <table:table-cell office:value-type="float" office:value="117741" table:number-columns-spanned="1" table:number-rows-spanned="2" table:style-name="ce9">
            <text:p>117,741</text:p>
          </table:table-cell>
          <table:table-cell office:value-type="float" office:value="17354" table:number-columns-spanned="1" table:number-rows-spanned="2" table:style-name="ce9">
            <text:p>17,354</text:p>
          </table:table-cell>
          <table:table-cell office:value-type="float" office:value="26825" table:number-columns-spanned="1" table:number-rows-spanned="2" table:style-name="ce9">
            <text:p>26,825</text:p>
          </table:table-cell>
          <table:table-cell office:value-type="float" office:value="16035" table:number-columns-spanned="1" table:number-rows-spanned="2" table:style-name="ce9">
            <text:p>16,035</text:p>
          </table:table-cell>
          <table:table-cell office:value-type="float" office:value="5365" table:number-columns-spanned="1" table:number-rows-spanned="2" table:style-name="ce9">
            <text:p>5,365</text:p>
          </table:table-cell>
          <table:table-cell office:value-type="float" office:value="17189" table:number-columns-spanned="1" table:number-rows-spanned="2" table:style-name="ce9">
            <text:p>17,189</text:p>
          </table:table-cell>
          <table:table-cell office:value-type="float" office:value="34416" table:number-columns-spanned="1" table:number-rows-spanned="2" table:style-name="ce9">
            <text:p>34,416</text:p>
          </table:table-cell>
          <table:table-cell office:value-type="float" office:value="13009" table:number-columns-spanned="1" table:number-rows-spanned="2" table:style-name="ce9">
            <text:p>13,009</text:p>
          </table:table-cell>
          <table:table-cell office:value-type="float" office:value="3625" table:number-columns-spanned="1" table:number-rows-spanned="2" table:style-name="ce9">
            <text:p>3,625</text:p>
          </table:table-cell>
          <table:table-cell office:value-type="float" office:value="6475" table:number-columns-spanned="1" table:number-rows-spanned="2" table:style-name="ce9">
            <text:p>6,475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364485" table:number-columns-spanned="1" table:number-rows-spanned="2" table:style-name="ce9">
            <text:p>364,48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259" table:number-columns-spanned="1" table:number-rows-spanned="2" table:style-name="ce9">
            <text:p>2,259</text:p>
          </table:table-cell>
          <table:table-cell office:value-type="float" office:value="2505" table:number-columns-spanned="1" table:number-rows-spanned="2" table:style-name="ce9">
            <text:p>2,505</text:p>
          </table:table-cell>
          <table:table-cell office:value-type="float" office:value="4764" table:number-columns-spanned="1" table:number-rows-spanned="2" table:style-name="ce9">
            <text:p>4,764</text:p>
          </table:table-cell>
          <table:table-cell office:value-type="float" office:value="3493" table:number-columns-spanned="1" table:number-rows-spanned="2" table:style-name="ce9">
            <text:p>3,493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742" table:number-columns-spanned="1" table:number-rows-spanned="2" table:style-name="ce8">
            <text:p>74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64" table:number-columns-spanned="1" table:number-rows-spanned="2" table:style-name="ce9">
            <text:p>4,7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800" table:number-columns-spanned="1" table:number-rows-spanned="2" table:style-name="ce8">
            <text:p>800</text:p>
          </table:table-cell>
          <table:table-cell office:value-type="float" office:value="5923" table:number-columns-spanned="1" table:number-rows-spanned="2" table:style-name="ce9">
            <text:p>5,923</text:p>
          </table:table-cell>
          <table:table-cell office:value-type="float" office:value="6723" table:number-columns-spanned="1" table:number-rows-spanned="2" table:style-name="ce9">
            <text:p>6,723</text:p>
          </table:table-cell>
          <table:table-cell office:value-type="float" office:value="2614" table:number-columns-spanned="1" table:number-rows-spanned="2" table:style-name="ce9">
            <text:p>2,614</text:p>
          </table:table-cell>
          <table:table-cell office:value-type="float" office:value="1535" table:number-columns-spanned="1" table:number-rows-spanned="2" table:style-name="ce9">
            <text:p>1,535</text:p>
          </table:table-cell>
          <table:table-cell office:value-type="float" office:value="1104" table:number-columns-spanned="1" table:number-rows-spanned="2" table:style-name="ce9">
            <text:p>1,104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419" table:number-columns-spanned="1" table:number-rows-spanned="2" table:style-name="ce8">
            <text:p>419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23" table:number-columns-spanned="1" table:number-rows-spanned="2" table:style-name="ce9">
            <text:p>6,7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7803" table:number-columns-spanned="1" table:number-rows-spanned="2" table:style-name="ce9">
            <text:p>7,803</text:p>
          </table:table-cell>
          <table:table-cell office:value-type="float" office:value="7623" table:number-columns-spanned="1" table:number-rows-spanned="2" table:style-name="ce9">
            <text:p>7,623</text:p>
          </table:table-cell>
          <table:table-cell office:value-type="float" office:value="15426" table:number-columns-spanned="1" table:number-rows-spanned="2" table:style-name="ce9">
            <text:p>15,426</text:p>
          </table:table-cell>
          <table:table-cell office:value-type="float" office:value="6209" table:number-columns-spanned="1" table:number-rows-spanned="2" table:style-name="ce9">
            <text:p>6,209</text:p>
          </table:table-cell>
          <table:table-cell office:value-type="float" office:value="2834" table:number-columns-spanned="1" table:number-rows-spanned="2" table:style-name="ce9">
            <text:p>2,834</text:p>
          </table:table-cell>
          <table:table-cell office:value-type="float" office:value="3153" table:number-columns-spanned="1" table:number-rows-spanned="2" table:style-name="ce9">
            <text:p>3,153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417" table:number-columns-spanned="1" table:number-rows-spanned="2" table:style-name="ce8">
            <text:p>417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426" table:number-columns-spanned="1" table:number-rows-spanned="2" table:style-name="ce9">
            <text:p>15,4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2093" table:number-columns-spanned="1" table:number-rows-spanned="2" table:style-name="ce9">
            <text:p>12,093</text:p>
          </table:table-cell>
          <table:table-cell office:value-type="float" office:value="3014" table:number-columns-spanned="1" table:number-rows-spanned="2" table:style-name="ce9">
            <text:p>3,014</text:p>
          </table:table-cell>
          <table:table-cell office:value-type="float" office:value="15107" table:number-columns-spanned="1" table:number-rows-spanned="2" table:style-name="ce9">
            <text:p>15,107</text:p>
          </table:table-cell>
          <table:table-cell office:value-type="float" office:value="5542" table:number-columns-spanned="1" table:number-rows-spanned="2" table:style-name="ce9">
            <text:p>5,542</text:p>
          </table:table-cell>
          <table:table-cell office:value-type="float" office:value="1789" table:number-columns-spanned="1" table:number-rows-spanned="2" table:style-name="ce9">
            <text:p>1,789</text:p>
          </table:table-cell>
          <table:table-cell office:value-type="float" office:value="2725" table:number-columns-spanned="1" table:number-rows-spanned="2" table:style-name="ce9">
            <text:p>2,7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office:value-type="float" office:value="1441" table:number-columns-spanned="1" table:number-rows-spanned="2" table:style-name="ce9">
            <text:p>1,441</text:p>
          </table:table-cell>
          <table:table-cell office:value-type="float" office:value="1065" table:number-columns-spanned="1" table:number-rows-spanned="2" table:style-name="ce9">
            <text:p>1,065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1109" table:number-columns-spanned="1" table:number-rows-spanned="2" table:style-name="ce9">
            <text:p>1,109</text:p>
          </table:table-cell>
          <table:table-cell office:value-type="float" office:value="666" table:number-columns-spanned="1" table:number-rows-spanned="2" table:style-name="ce8">
            <text:p>666</text:p>
          </table:table-cell>
          <table:table-cell office:value-type="float" office:value="15107" table:number-columns-spanned="1" table:number-rows-spanned="2" table:style-name="ce9">
            <text:p>15,1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8173" table:number-columns-spanned="1" table:number-rows-spanned="2" table:style-name="ce9">
            <text:p>8,173</text:p>
          </table:table-cell>
          <table:table-cell office:value-type="float" office:value="3550" table:number-columns-spanned="1" table:number-rows-spanned="2" table:style-name="ce9">
            <text:p>3,550</text:p>
          </table:table-cell>
          <table:table-cell office:value-type="float" office:value="11723" table:number-columns-spanned="1" table:number-rows-spanned="2" table:style-name="ce9">
            <text:p>11,723</text:p>
          </table:table-cell>
          <table:table-cell office:value-type="float" office:value="4605" table:number-columns-spanned="1" table:number-rows-spanned="2" table:style-name="ce9">
            <text:p>4,605</text:p>
          </table:table-cell>
          <table:table-cell office:value-type="float" office:value="1387" table:number-columns-spanned="1" table:number-rows-spanned="2" table:style-name="ce9">
            <text:p>1,387</text:p>
          </table:table-cell>
          <table:table-cell office:value-type="float" office:value="3123" table:number-columns-spanned="1" table:number-rows-spanned="2" table:style-name="ce9">
            <text:p>3,123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23" table:number-columns-spanned="1" table:number-rows-spanned="2" table:style-name="ce9">
            <text:p>11,7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6594" table:number-columns-spanned="1" table:number-rows-spanned="2" table:style-name="ce9">
            <text:p>6,594</text:p>
          </table:table-cell>
          <table:table-cell office:value-type="float" office:value="9731" table:number-columns-spanned="1" table:number-rows-spanned="2" table:style-name="ce9">
            <text:p>9,731</text:p>
          </table:table-cell>
          <table:table-cell office:value-type="float" office:value="16325" table:number-columns-spanned="1" table:number-rows-spanned="2" table:style-name="ce9">
            <text:p>16,325</text:p>
          </table:table-cell>
          <table:table-cell office:value-type="float" office:value="8536" table:number-columns-spanned="1" table:number-rows-spanned="2" table:style-name="ce9">
            <text:p>8,536</text:p>
          </table:table-cell>
          <table:table-cell office:value-type="float" office:value="2591" table:number-columns-spanned="1" table:number-rows-spanned="2" table:style-name="ce9">
            <text:p>2,591</text:p>
          </table:table-cell>
          <table:table-cell office:value-type="float" office:value="1039" table:number-columns-spanned="1" table:number-rows-spanned="2" table:style-name="ce9">
            <text:p>1,039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645" table:number-columns-spanned="1" table:number-rows-spanned="2" table:style-name="ce8">
            <text:p>645</text:p>
          </table:table-cell>
          <table:table-cell office:value-type="float" office:value="675" table:number-columns-spanned="1" table:number-rows-spanned="2" table:style-name="ce8">
            <text:p>675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602" table:number-columns-spanned="1" table:number-rows-spanned="2" table:style-name="ce8">
            <text:p>602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627" table:number-columns-spanned="1" table:number-rows-spanned="2" table:style-name="ce8">
            <text:p>6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325" table:number-columns-spanned="1" table:number-rows-spanned="2" table:style-name="ce9">
            <text:p>16,3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6232" table:number-columns-spanned="1" table:number-rows-spanned="2" table:style-name="ce9">
            <text:p>6,232</text:p>
          </table:table-cell>
          <table:table-cell office:value-type="float" office:value="4991" table:number-columns-spanned="1" table:number-rows-spanned="2" table:style-name="ce9">
            <text:p>4,991</text:p>
          </table:table-cell>
          <table:table-cell office:value-type="float" office:value="11223" table:number-columns-spanned="1" table:number-rows-spanned="2" table:style-name="ce9">
            <text:p>11,223</text:p>
          </table:table-cell>
          <table:table-cell office:value-type="float" office:value="5999" table:number-columns-spanned="1" table:number-rows-spanned="2" table:style-name="ce9">
            <text:p>5,999</text:p>
          </table:table-cell>
          <table:table-cell office:value-type="float" office:value="2258" table:number-columns-spanned="1" table:number-rows-spanned="2" table:style-name="ce9">
            <text:p>2,258</text:p>
          </table:table-cell>
          <table:table-cell office:value-type="float" office:value="1754" table:number-columns-spanned="1" table:number-rows-spanned="2" table:style-name="ce9">
            <text:p>1,754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23" table:number-columns-spanned="1" table:number-rows-spanned="2" table:style-name="ce9">
            <text:p>11,2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5766" table:number-columns-spanned="1" table:number-rows-spanned="2" table:style-name="ce9">
            <text:p>5,766</text:p>
          </table:table-cell>
          <table:table-cell office:value-type="float" office:value="1833" table:number-columns-spanned="1" table:number-rows-spanned="2" table:style-name="ce9">
            <text:p>1,833</text:p>
          </table:table-cell>
          <table:table-cell office:value-type="float" office:value="7599" table:number-columns-spanned="1" table:number-rows-spanned="2" table:style-name="ce9">
            <text:p>7,599</text:p>
          </table:table-cell>
          <table:table-cell office:value-type="float" office:value="4074" table:number-columns-spanned="1" table:number-rows-spanned="2" table:style-name="ce9">
            <text:p>4,074</text:p>
          </table:table-cell>
          <table:table-cell office:value-type="float" office:value="1499" table:number-columns-spanned="1" table:number-rows-spanned="2" table:style-name="ce9">
            <text:p>1,499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99" table:number-columns-spanned="1" table:number-rows-spanned="2" table:style-name="ce9">
            <text:p>7,5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604" table:number-columns-spanned="1" table:number-rows-spanned="2" table:style-name="ce9">
            <text:p>2,604</text:p>
          </table:table-cell>
          <table:table-cell office:value-type="float" office:value="5717" table:number-columns-spanned="1" table:number-rows-spanned="2" table:style-name="ce9">
            <text:p>5,717</text:p>
          </table:table-cell>
          <table:table-cell office:value-type="float" office:value="8321" table:number-columns-spanned="1" table:number-rows-spanned="2" table:style-name="ce9">
            <text:p>8,321</text:p>
          </table:table-cell>
          <table:table-cell office:value-type="float" office:value="4215" table:number-columns-spanned="1" table:number-rows-spanned="2" table:style-name="ce9">
            <text:p>4,215</text:p>
          </table:table-cell>
          <table:table-cell office:value-type="float" office:value="1727" table:number-columns-spanned="1" table:number-rows-spanned="2" table:style-name="ce9">
            <text:p>1,727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543" table:number-columns-spanned="1" table:number-rows-spanned="2" table:style-name="ce9">
            <text:p>1,54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21" table:number-columns-spanned="1" table:number-rows-spanned="2" table:style-name="ce9">
            <text:p>8,3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2324" table:number-columns-spanned="1" table:number-rows-spanned="2" table:style-name="ce9">
            <text:p>52,324</text:p>
          </table:table-cell>
          <table:table-cell office:value-type="float" office:value="44887" table:number-columns-spanned="1" table:number-rows-spanned="2" table:style-name="ce9">
            <text:p>44,887</text:p>
          </table:table-cell>
          <table:table-cell office:value-type="float" office:value="97211" table:number-columns-spanned="1" table:number-rows-spanned="2" table:style-name="ce9">
            <text:p>97,211</text:p>
          </table:table-cell>
          <table:table-cell office:value-type="float" office:value="45287" table:number-columns-spanned="1" table:number-rows-spanned="2" table:style-name="ce9">
            <text:p>45,287</text:p>
          </table:table-cell>
          <table:table-cell office:value-type="float" office:value="15745" table:number-columns-spanned="1" table:number-rows-spanned="2" table:style-name="ce9">
            <text:p>15,745</text:p>
          </table:table-cell>
          <table:table-cell office:value-type="float" office:value="14751" table:number-columns-spanned="1" table:number-rows-spanned="2" table:style-name="ce9">
            <text:p>14,751</text:p>
          </table:table-cell>
          <table:table-cell office:value-type="float" office:value="1667" table:number-columns-spanned="1" table:number-rows-spanned="2" table:style-name="ce9">
            <text:p>1,667</text:p>
          </table:table-cell>
          <table:table-cell office:value-type="float" office:value="3193" table:number-columns-spanned="1" table:number-rows-spanned="2" table:style-name="ce9">
            <text:p>3,193</text:p>
          </table:table-cell>
          <table:table-cell office:value-type="float" office:value="1255" table:number-columns-spanned="1" table:number-rows-spanned="2" table:style-name="ce9">
            <text:p>1,255</text:p>
          </table:table-cell>
          <table:table-cell office:value-type="float" office:value="1070" table:number-columns-spanned="1" table:number-rows-spanned="2" table:style-name="ce9">
            <text:p>1,070</text:p>
          </table:table-cell>
          <table:table-cell office:value-type="float" office:value="4675" table:number-columns-spanned="1" table:number-rows-spanned="2" table:style-name="ce9">
            <text:p>4,675</text:p>
          </table:table-cell>
          <table:table-cell office:value-type="float" office:value="2904" table:number-columns-spanned="1" table:number-rows-spanned="2" table:style-name="ce9">
            <text:p>2,904</text:p>
          </table:table-cell>
          <table:table-cell office:value-type="float" office:value="2922" table:number-columns-spanned="1" table:number-rows-spanned="2" table:style-name="ce9">
            <text:p>2,922</text:p>
          </table:table-cell>
          <table:table-cell office:value-type="float" office:value="613" table:number-columns-spanned="1" table:number-rows-spanned="2" table:style-name="ce8">
            <text:p>613</text:p>
          </table:table-cell>
          <table:table-cell office:value-type="float" office:value="2463" table:number-columns-spanned="1" table:number-rows-spanned="2" table:style-name="ce9">
            <text:p>2,463</text:p>
          </table:table-cell>
          <table:table-cell office:value-type="float" office:value="666" table:number-columns-spanned="1" table:number-rows-spanned="2" table:style-name="ce8">
            <text:p>666</text:p>
          </table:table-cell>
          <table:table-cell office:value-type="float" office:value="97211" table:number-columns-spanned="1" table:number-rows-spanned="2" table:style-name="ce9">
            <text:p>97,21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516" table:number-columns-spanned="1" table:number-rows-spanned="2" table:style-name="ce9">
            <text:p>3,516</text:p>
          </table:table-cell>
          <table:table-cell office:value-type="float" office:value="1166" table:number-columns-spanned="1" table:number-rows-spanned="2" table:style-name="ce9">
            <text:p>1,166</text:p>
          </table:table-cell>
          <table:table-cell office:value-type="float" office:value="4682" table:number-columns-spanned="1" table:number-rows-spanned="2" table:style-name="ce9">
            <text:p>4,682</text:p>
          </table:table-cell>
          <table:table-cell office:value-type="float" office:value="1437" table:number-columns-spanned="1" table:number-rows-spanned="2" table:style-name="ce9">
            <text:p>1,437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2029" table:number-columns-spanned="1" table:number-rows-spanned="2" table:style-name="ce9">
            <text:p>2,029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82" table:number-columns-spanned="1" table:number-rows-spanned="2" table:style-name="ce9">
            <text:p>4,6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4076" table:number-columns-spanned="1" table:number-rows-spanned="2" table:style-name="ce9">
            <text:p>4,076</text:p>
          </table:table-cell>
          <table:table-cell office:value-type="float" office:value="4508" table:number-columns-spanned="1" table:number-rows-spanned="2" table:style-name="ce9">
            <text:p>4,508</text:p>
          </table:table-cell>
          <table:table-cell office:value-type="float" office:value="3638" table:number-columns-spanned="1" table:number-rows-spanned="2" table:style-name="ce9">
            <text:p>3,638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08" table:number-columns-spanned="1" table:number-rows-spanned="2" table:style-name="ce9">
            <text:p>4,5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063" table:number-columns-spanned="1" table:number-rows-spanned="2" table:style-name="ce9">
            <text:p>5,063</text:p>
          </table:table-cell>
          <table:table-cell office:value-type="float" office:value="3013" table:number-columns-spanned="1" table:number-rows-spanned="2" table:style-name="ce9">
            <text:p>3,013</text:p>
          </table:table-cell>
          <table:table-cell office:value-type="float" office:value="8076" table:number-columns-spanned="1" table:number-rows-spanned="2" table:style-name="ce9">
            <text:p>8,076</text:p>
          </table:table-cell>
          <table:table-cell office:value-type="float" office:value="3725" table:number-columns-spanned="1" table:number-rows-spanned="2" table:style-name="ce9">
            <text:p>3,725</text:p>
          </table:table-cell>
          <table:table-cell office:value-type="float" office:value="1096" table:number-columns-spanned="1" table:number-rows-spanned="2" table:style-name="ce9">
            <text:p>1,096</text:p>
          </table:table-cell>
          <table:table-cell office:value-type="float" office:value="1112" table:number-columns-spanned="1" table:number-rows-spanned="2" table:style-name="ce9">
            <text:p>1,112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582" table:number-columns-spanned="1" table:number-rows-spanned="2" table:style-name="ce8">
            <text:p>582</text:p>
          </table:table-cell>
          <table:table-cell office:value-type="float" office:value="630" table:number-columns-spanned="1" table:number-rows-spanned="2" table:style-name="ce8">
            <text:p>63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76" table:number-columns-spanned="1" table:number-rows-spanned="2" table:style-name="ce9">
            <text:p>8,0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4057" table:number-columns-spanned="1" table:number-rows-spanned="2" table:style-name="ce9">
            <text:p>4,057</text:p>
          </table:table-cell>
          <table:table-cell office:value-type="float" office:value="1176" table:number-columns-spanned="1" table:number-rows-spanned="2" table:style-name="ce9">
            <text:p>1,176</text:p>
          </table:table-cell>
          <table:table-cell office:value-type="float" office:value="5233" table:number-columns-spanned="1" table:number-rows-spanned="2" table:style-name="ce9">
            <text:p>5,233</text:p>
          </table:table-cell>
          <table:table-cell office:value-type="float" office:value="2904" table:number-columns-spanned="1" table:number-rows-spanned="2" table:style-name="ce9">
            <text:p>2,904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995" table:number-columns-spanned="1" table:number-rows-spanned="2" table:style-name="ce8">
            <text:p>995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33" table:number-columns-spanned="1" table:number-rows-spanned="2" table:style-name="ce9">
            <text:p>5,2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5529" table:number-columns-spanned="1" table:number-rows-spanned="2" table:style-name="ce9">
            <text:p>5,529</text:p>
          </table:table-cell>
          <table:table-cell office:value-type="float" office:value="3338" table:number-columns-spanned="1" table:number-rows-spanned="2" table:style-name="ce9">
            <text:p>3,338</text:p>
          </table:table-cell>
          <table:table-cell office:value-type="float" office:value="8867" table:number-columns-spanned="1" table:number-rows-spanned="2" table:style-name="ce9">
            <text:p>8,867</text:p>
          </table:table-cell>
          <table:table-cell office:value-type="float" office:value="4651" table:number-columns-spanned="1" table:number-rows-spanned="2" table:style-name="ce9">
            <text:p>4,651</text:p>
          </table:table-cell>
          <table:table-cell office:value-type="float" office:value="1259" table:number-columns-spanned="1" table:number-rows-spanned="2" table:style-name="ce9">
            <text:p>1,259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67" table:number-columns-spanned="1" table:number-rows-spanned="2" table:style-name="ce9">
            <text:p>8,8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226" table:number-columns-spanned="1" table:number-rows-spanned="2" table:style-name="ce9">
            <text:p>4,226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4697" table:number-columns-spanned="1" table:number-rows-spanned="2" table:style-name="ce9">
            <text:p>4,697</text:p>
          </table:table-cell>
          <table:table-cell office:value-type="float" office:value="2660" table:number-columns-spanned="1" table:number-rows-spanned="2" table:style-name="ce9">
            <text:p>2,660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97" table:number-columns-spanned="1" table:number-rows-spanned="2" table:style-name="ce9">
            <text:p>4,6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3403" table:number-columns-spanned="1" table:number-rows-spanned="2" table:style-name="ce9">
            <text:p>3,403</text:p>
          </table:table-cell>
          <table:table-cell office:value-type="float" office:value="4170" table:number-columns-spanned="1" table:number-rows-spanned="2" table:style-name="ce9">
            <text:p>4,170</text:p>
          </table:table-cell>
          <table:table-cell office:value-type="float" office:value="7573" table:number-columns-spanned="1" table:number-rows-spanned="2" table:style-name="ce9">
            <text:p>7,573</text:p>
          </table:table-cell>
          <table:table-cell office:value-type="float" office:value="4848" table:number-columns-spanned="1" table:number-rows-spanned="2" table:style-name="ce9">
            <text:p>4,848</text:p>
          </table:table-cell>
          <table:table-cell office:value-type="float" office:value="1690" table:number-columns-spanned="1" table:number-rows-spanned="2" table:style-name="ce9">
            <text:p>1,690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73" table:number-columns-spanned="1" table:number-rows-spanned="2" table:style-name="ce9">
            <text:p>7,5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6226" table:number-columns-spanned="1" table:number-rows-spanned="2" table:style-name="ce9">
            <text:p>26,226</text:p>
          </table:table-cell>
          <table:table-cell office:value-type="float" office:value="17410" table:number-columns-spanned="1" table:number-rows-spanned="2" table:style-name="ce9">
            <text:p>17,410</text:p>
          </table:table-cell>
          <table:table-cell office:value-type="float" office:value="43636" table:number-columns-spanned="1" table:number-rows-spanned="2" table:style-name="ce9">
            <text:p>43,636</text:p>
          </table:table-cell>
          <table:table-cell office:value-type="float" office:value="23863" table:number-columns-spanned="1" table:number-rows-spanned="2" table:style-name="ce9">
            <text:p>23,863</text:p>
          </table:table-cell>
          <table:table-cell office:value-type="float" office:value="5436" table:number-columns-spanned="1" table:number-rows-spanned="2" table:style-name="ce9">
            <text:p>5,436</text:p>
          </table:table-cell>
          <table:table-cell office:value-type="float" office:value="5928" table:number-columns-spanned="1" table:number-rows-spanned="2" table:style-name="ce9">
            <text:p>5,928</text:p>
          </table:table-cell>
          <table:table-cell office:value-type="float" office:value="787" table:number-columns-spanned="1" table:number-rows-spanned="2" table:style-name="ce8">
            <text:p>787</text:p>
          </table:table-cell>
          <table:table-cell office:value-type="float" office:value="818" table:number-columns-spanned="1" table:number-rows-spanned="2" table:style-name="ce8">
            <text:p>818</text:p>
          </table:table-cell>
          <table:table-cell office:value-type="float" office:value="638" table:number-columns-spanned="1" table:number-rows-spanned="2" table:style-name="ce8">
            <text:p>638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1501" table:number-columns-spanned="1" table:number-rows-spanned="2" table:style-name="ce9">
            <text:p>1,501</text:p>
          </table:table-cell>
          <table:table-cell office:value-type="float" office:value="2128" table:number-columns-spanned="1" table:number-rows-spanned="2" table:style-name="ce9">
            <text:p>2,128</text:p>
          </table:table-cell>
          <table:table-cell office:value-type="float" office:value="1906" table:number-columns-spanned="1" table:number-rows-spanned="2" table:style-name="ce9">
            <text:p>1,906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636" table:number-columns-spanned="1" table:number-rows-spanned="2" table:style-name="ce9">
            <text:p>43,63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063" table:number-columns-spanned="1" table:number-rows-spanned="2" table:style-name="ce9">
            <text:p>1,063</text:p>
          </table:table-cell>
          <table:table-cell office:value-type="float" office:value="2287" table:number-columns-spanned="1" table:number-rows-spanned="2" table:style-name="ce9">
            <text:p>2,287</text:p>
          </table:table-cell>
          <table:table-cell office:value-type="float" office:value="3350" table:number-columns-spanned="1" table:number-rows-spanned="2" table:style-name="ce9">
            <text:p>3,350</text:p>
          </table:table-cell>
          <table:table-cell office:value-type="float" office:value="1862" table:number-columns-spanned="1" table:number-rows-spanned="2" table:style-name="ce9">
            <text:p>1,862</text:p>
          </table:table-cell>
          <table:table-cell office:value-type="float" office:value="586" table:number-columns-spanned="1" table:number-rows-spanned="2" table:style-name="ce8">
            <text:p>586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350" table:number-columns-spanned="1" table:number-rows-spanned="2" table:style-name="ce9">
            <text:p>3,3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843" table:number-columns-spanned="1" table:number-rows-spanned="2" table:style-name="ce9">
            <text:p>2,843</text:p>
          </table:table-cell>
          <table:table-cell office:value-type="float" office:value="1860" table:number-columns-spanned="1" table:number-rows-spanned="2" table:style-name="ce9">
            <text:p>1,860</text:p>
          </table:table-cell>
          <table:table-cell office:value-type="float" office:value="4703" table:number-columns-spanned="1" table:number-rows-spanned="2" table:style-name="ce9">
            <text:p>4,703</text:p>
          </table:table-cell>
          <table:table-cell office:value-type="float" office:value="2708" table:number-columns-spanned="1" table:number-rows-spanned="2" table:style-name="ce9">
            <text:p>2,708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946" table:number-columns-spanned="1" table:number-rows-spanned="2" table:style-name="ce8">
            <text:p>94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03" table:number-columns-spanned="1" table:number-rows-spanned="2" table:style-name="ce9">
            <text:p>4,7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4474" table:number-columns-spanned="1" table:number-rows-spanned="2" table:style-name="ce9">
            <text:p>4,474</text:p>
          </table:table-cell>
          <table:table-cell office:value-type="float" office:value="4273" table:number-columns-spanned="1" table:number-rows-spanned="2" table:style-name="ce9">
            <text:p>4,273</text:p>
          </table:table-cell>
          <table:table-cell office:value-type="float" office:value="8747" table:number-columns-spanned="1" table:number-rows-spanned="2" table:style-name="ce9">
            <text:p>8,747</text:p>
          </table:table-cell>
          <table:table-cell office:value-type="float" office:value="8276" table:number-columns-spanned="1" table:number-rows-spanned="2" table:style-name="ce9">
            <text:p>8,276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47" table:number-columns-spanned="1" table:number-rows-spanned="2" table:style-name="ce9">
            <text:p>8,7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5857" table:number-columns-spanned="1" table:number-rows-spanned="2" table:style-name="ce9">
            <text:p>5,857</text:p>
          </table:table-cell>
          <table:table-cell office:value-type="float" office:value="6405" table:number-columns-spanned="1" table:number-rows-spanned="2" table:style-name="ce9">
            <text:p>6,405</text:p>
          </table:table-cell>
          <table:table-cell office:value-type="float" office:value="12262" table:number-columns-spanned="1" table:number-rows-spanned="2" table:style-name="ce9">
            <text:p>12,262</text:p>
          </table:table-cell>
          <table:table-cell office:value-type="float" office:value="7838" table:number-columns-spanned="1" table:number-rows-spanned="2" table:style-name="ce9">
            <text:p>7,838</text:p>
          </table:table-cell>
          <table:table-cell office:value-type="float" office:value="3231" table:number-columns-spanned="1" table:number-rows-spanned="2" table:style-name="ce9">
            <text:p>3,231</text:p>
          </table:table-cell>
          <table:table-cell office:value-type="float" office:value="712" table:number-columns-spanned="1" table:number-rows-spanned="2" table:style-name="ce8">
            <text:p>7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2262" table:number-columns-spanned="1" table:number-rows-spanned="2" table:style-name="ce9">
            <text:p>12,2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8010" table:number-columns-spanned="1" table:number-rows-spanned="2" table:style-name="ce9">
            <text:p>8,010</text:p>
          </table:table-cell>
          <table:table-cell office:value-type="float" office:value="5056" table:number-columns-spanned="1" table:number-rows-spanned="2" table:style-name="ce9">
            <text:p>5,056</text:p>
          </table:table-cell>
          <table:table-cell office:value-type="float" office:value="13066" table:number-columns-spanned="1" table:number-rows-spanned="2" table:style-name="ce9">
            <text:p>13,066</text:p>
          </table:table-cell>
          <table:table-cell office:value-type="float" office:value="12231" table:number-columns-spanned="1" table:number-rows-spanned="2" table:style-name="ce9">
            <text:p>12,231</text:p>
          </table:table-cell>
          <table:table-cell office:value-type="float" office:value="685" table:number-columns-spanned="1" table:number-rows-spanned="2" table:style-name="ce8">
            <text:p>68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66" table:number-columns-spanned="1" table:number-rows-spanned="2" table:style-name="ce9">
            <text:p>13,0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2247" table:number-columns-spanned="1" table:number-rows-spanned="2" table:style-name="ce9">
            <text:p>22,247</text:p>
          </table:table-cell>
          <table:table-cell office:value-type="float" office:value="19881" table:number-columns-spanned="1" table:number-rows-spanned="2" table:style-name="ce9">
            <text:p>19,881</text:p>
          </table:table-cell>
          <table:table-cell office:value-type="float" office:value="42128" table:number-columns-spanned="1" table:number-rows-spanned="2" table:style-name="ce9">
            <text:p>42,128</text:p>
          </table:table-cell>
          <table:table-cell office:value-type="float" office:value="32915" table:number-columns-spanned="1" table:number-rows-spanned="2" table:style-name="ce9">
            <text:p>32,915</text:p>
          </table:table-cell>
          <table:table-cell office:value-type="float" office:value="4907" table:number-columns-spanned="1" table:number-rows-spanned="2" table:style-name="ce9">
            <text:p>4,907</text:p>
          </table:table-cell>
          <table:table-cell office:value-type="float" office:value="2664" table:number-columns-spanned="1" table:number-rows-spanned="2" table:style-name="ce9">
            <text:p>2,66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21" table:number-columns-spanned="1" table:number-rows-spanned="2" table:style-name="ce8">
            <text:p>62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2128" table:number-columns-spanned="1" table:number-rows-spanned="2" table:style-name="ce9">
            <text:p>42,12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712" table:number-columns-spanned="1" table:number-rows-spanned="2" table:style-name="ce8">
            <text:p>71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839" table:number-columns-spanned="1" table:number-rows-spanned="2" table:style-name="ce8">
            <text:p>839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839" table:number-columns-spanned="1" table:number-rows-spanned="2" table:style-name="ce8">
            <text:p>8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6296" table:number-columns-spanned="1" table:number-rows-spanned="2" table:style-name="ce9">
            <text:p>6,296</text:p>
          </table:table-cell>
          <table:table-cell office:value-type="float" office:value="2914" table:number-columns-spanned="1" table:number-rows-spanned="2" table:style-name="ce9">
            <text:p>2,914</text:p>
          </table:table-cell>
          <table:table-cell office:value-type="float" office:value="9210" table:number-columns-spanned="1" table:number-rows-spanned="2" table:style-name="ce9">
            <text:p>9,210</text:p>
          </table:table-cell>
          <table:table-cell office:value-type="float" office:value="9210" table:number-columns-spanned="1" table:number-rows-spanned="2" table:style-name="ce9">
            <text:p>9,2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10" table:number-columns-spanned="1" table:number-rows-spanned="2" table:style-name="ce9">
            <text:p>9,2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2330" table:number-columns-spanned="1" table:number-rows-spanned="2" table:style-name="ce9">
            <text:p>2,330</text:p>
          </table:table-cell>
          <table:table-cell office:value-type="float" office:value="3205" table:number-columns-spanned="1" table:number-rows-spanned="2" table:style-name="ce9">
            <text:p>3,205</text:p>
          </table:table-cell>
          <table:table-cell office:value-type="float" office:value="1087" table:number-columns-spanned="1" table:number-rows-spanned="2" table:style-name="ce9">
            <text:p>1,087</text:p>
          </table:table-cell>
          <table:table-cell office:value-type="float" office:value="900" table:number-columns-spanned="1" table:number-rows-spanned="2" table:style-name="ce8">
            <text:p>900</text:p>
          </table:table-cell>
          <table:table-cell office:value-type="float" office:value="1080" table:number-columns-spanned="1" table:number-rows-spanned="2" table:style-name="ce9">
            <text:p>1,08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05" table:number-columns-spanned="1" table:number-rows-spanned="2" table:style-name="ce9">
            <text:p>3,2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6394" table:number-columns-spanned="1" table:number-rows-spanned="2" table:style-name="ce9">
            <text:p>6,394</text:p>
          </table:table-cell>
          <table:table-cell office:value-type="float" office:value="2242" table:number-columns-spanned="1" table:number-rows-spanned="2" table:style-name="ce9">
            <text:p>2,242</text:p>
          </table:table-cell>
          <table:table-cell office:value-type="float" office:value="8636" table:number-columns-spanned="1" table:number-rows-spanned="2" table:style-name="ce9">
            <text:p>8,636</text:p>
          </table:table-cell>
          <table:table-cell office:value-type="float" office:value="7735" table:number-columns-spanned="1" table:number-rows-spanned="2" table:style-name="ce9">
            <text:p>7,735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36" table:number-columns-spanned="1" table:number-rows-spanned="2" table:style-name="ce9">
            <text:p>8,6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2617" table:number-columns-spanned="1" table:number-rows-spanned="2" table:style-name="ce9">
            <text:p>2,617</text:p>
          </table:table-cell>
          <table:table-cell office:value-type="float" office:value="1907" table:number-columns-spanned="1" table:number-rows-spanned="2" table:style-name="ce9">
            <text:p>1,907</text:p>
          </table:table-cell>
          <table:table-cell office:value-type="float" office:value="4524" table:number-columns-spanned="1" table:number-rows-spanned="2" table:style-name="ce9">
            <text:p>4,524</text:p>
          </table:table-cell>
          <table:table-cell office:value-type="float" office:value="3332" table:number-columns-spanned="1" table:number-rows-spanned="2" table:style-name="ce9">
            <text:p>3,332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24" table:number-columns-spanned="1" table:number-rows-spanned="2" table:style-name="ce9">
            <text:p>4,5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4941" table:number-columns-spanned="1" table:number-rows-spanned="2" table:style-name="ce9">
            <text:p>4,941</text:p>
          </table:table-cell>
          <table:table-cell office:value-type="float" office:value="6247" table:number-columns-spanned="1" table:number-rows-spanned="2" table:style-name="ce9">
            <text:p>6,247</text:p>
          </table:table-cell>
          <table:table-cell office:value-type="float" office:value="11188" table:number-columns-spanned="1" table:number-rows-spanned="2" table:style-name="ce9">
            <text:p>11,188</text:p>
          </table:table-cell>
          <table:table-cell office:value-type="float" office:value="9458" table:number-columns-spanned="1" table:number-rows-spanned="2" table:style-name="ce9">
            <text:p>9,458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88" table:number-columns-spanned="1" table:number-rows-spanned="2" table:style-name="ce9">
            <text:p>11,1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090" table:number-columns-spanned="1" table:number-rows-spanned="2" table:style-name="ce9">
            <text:p>1,090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1969" table:number-columns-spanned="1" table:number-rows-spanned="2" table:style-name="ce9">
            <text:p>1,969</text:p>
          </table:table-cell>
          <table:table-cell office:value-type="float" office:value="1851" table:number-columns-spanned="1" table:number-rows-spanned="2" table:style-name="ce9">
            <text:p>1,85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69" table:number-columns-spanned="1" table:number-rows-spanned="2" table:style-name="ce9">
            <text:p>1,9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6252" table:number-columns-spanned="1" table:number-rows-spanned="2" table:style-name="ce9">
            <text:p>16,252</text:p>
          </table:table-cell>
          <table:table-cell office:value-type="float" office:value="3437" table:number-columns-spanned="1" table:number-rows-spanned="2" table:style-name="ce9">
            <text:p>3,437</text:p>
          </table:table-cell>
          <table:table-cell office:value-type="float" office:value="19689" table:number-columns-spanned="1" table:number-rows-spanned="2" table:style-name="ce9">
            <text:p>19,689</text:p>
          </table:table-cell>
          <table:table-cell office:value-type="float" office:value="16691" table:number-columns-spanned="1" table:number-rows-spanned="2" table:style-name="ce9">
            <text:p>16,691</text:p>
          </table:table-cell>
          <table:table-cell office:value-type="float" office:value="1678" table:number-columns-spanned="1" table:number-rows-spanned="2" table:style-name="ce9">
            <text:p>1,67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686" table:number-columns-spanned="1" table:number-rows-spanned="2" table:style-name="ce8">
            <text:p>686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689" table:number-columns-spanned="1" table:number-rows-spanned="2" table:style-name="ce9">
            <text:p>19,6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3372" table:number-columns-spanned="1" table:number-rows-spanned="2" table:style-name="ce9">
            <text:p>13,372</text:p>
          </table:table-cell>
          <table:table-cell office:value-type="float" office:value="11958" table:number-columns-spanned="1" table:number-rows-spanned="2" table:style-name="ce9">
            <text:p>11,958</text:p>
          </table:table-cell>
          <table:table-cell office:value-type="float" office:value="25330" table:number-columns-spanned="1" table:number-rows-spanned="2" table:style-name="ce9">
            <text:p>25,330</text:p>
          </table:table-cell>
          <table:table-cell office:value-type="float" office:value="21525" table:number-columns-spanned="1" table:number-rows-spanned="2" table:style-name="ce9">
            <text:p>21,525</text:p>
          </table:table-cell>
          <table:table-cell office:value-type="float" office:value="2238" table:number-columns-spanned="1" table:number-rows-spanned="2" table:style-name="ce9">
            <text:p>2,238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330" table:number-columns-spanned="1" table:number-rows-spanned="2" table:style-name="ce9">
            <text:p>25,3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775" table:number-columns-spanned="1" table:number-rows-spanned="2" table:style-name="ce8">
            <text:p>775</text:p>
          </table:table-cell>
          <table:table-cell office:value-type="float" office:value="1499" table:number-columns-spanned="1" table:number-rows-spanned="2" table:style-name="ce9">
            <text:p>1,499</text:p>
          </table:table-cell>
          <table:table-cell office:value-type="float" office:value="2274" table:number-columns-spanned="1" table:number-rows-spanned="2" table:style-name="ce9">
            <text:p>2,274</text:p>
          </table:table-cell>
          <table:table-cell office:value-type="float" office:value="2249" table:number-columns-spanned="1" table:number-rows-spanned="2" table:style-name="ce9">
            <text:p>2,24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74" table:number-columns-spanned="1" table:number-rows-spanned="2" table:style-name="ce9">
            <text:p>2,2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3026" table:number-columns-spanned="1" table:number-rows-spanned="2" table:style-name="ce9">
            <text:p>3,026</text:p>
          </table:table-cell>
          <table:table-cell office:value-type="float" office:value="1510" table:number-columns-spanned="1" table:number-rows-spanned="2" table:style-name="ce9">
            <text:p>1,510</text:p>
          </table:table-cell>
          <table:table-cell office:value-type="float" office:value="4536" table:number-columns-spanned="1" table:number-rows-spanned="2" table:style-name="ce9">
            <text:p>4,536</text:p>
          </table:table-cell>
          <table:table-cell office:value-type="float" office:value="3844" table:number-columns-spanned="1" table:number-rows-spanned="2" table:style-name="ce9">
            <text:p>3,844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36" table:number-columns-spanned="1" table:number-rows-spanned="2" table:style-name="ce9">
            <text:p>4,5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5759" table:number-columns-spanned="1" table:number-rows-spanned="2" table:style-name="ce9">
            <text:p>5,759</text:p>
          </table:table-cell>
          <table:table-cell office:value-type="float" office:value="2895" table:number-columns-spanned="1" table:number-rows-spanned="2" table:style-name="ce9">
            <text:p>2,895</text:p>
          </table:table-cell>
          <table:table-cell office:value-type="float" office:value="8654" table:number-columns-spanned="1" table:number-rows-spanned="2" table:style-name="ce9">
            <text:p>8,654</text:p>
          </table:table-cell>
          <table:table-cell office:value-type="float" office:value="7753" table:number-columns-spanned="1" table:number-rows-spanned="2" table:style-name="ce9">
            <text:p>7,75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54" table:number-columns-spanned="1" table:number-rows-spanned="2" table:style-name="ce9">
            <text:p>8,6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3668" table:number-columns-spanned="1" table:number-rows-spanned="2" table:style-name="ce9">
            <text:p>3,668</text:p>
          </table:table-cell>
          <table:table-cell office:value-type="float" office:value="2311" table:number-columns-spanned="1" table:number-rows-spanned="2" table:style-name="ce9">
            <text:p>2,311</text:p>
          </table:table-cell>
          <table:table-cell office:value-type="float" office:value="5979" table:number-columns-spanned="1" table:number-rows-spanned="2" table:style-name="ce9">
            <text:p>5,979</text:p>
          </table:table-cell>
          <table:table-cell office:value-type="float" office:value="3848" table:number-columns-spanned="1" table:number-rows-spanned="2" table:style-name="ce9">
            <text:p>3,848</text:p>
          </table:table-cell>
          <table:table-cell office:value-type="float" office:value="2076" table:number-columns-spanned="1" table:number-rows-spanned="2" table:style-name="ce9">
            <text:p>2,07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79" table:number-columns-spanned="1" table:number-rows-spanned="2" table:style-name="ce9">
            <text:p>5,9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1777" table:number-columns-spanned="1" table:number-rows-spanned="2" table:style-name="ce9">
            <text:p>1,777</text:p>
          </table:table-cell>
          <table:table-cell office:value-type="float" office:value="2110" table:number-columns-spanned="1" table:number-rows-spanned="2" table:style-name="ce9">
            <text:p>2,110</text:p>
          </table:table-cell>
          <table:table-cell office:value-type="float" office:value="2110" table:number-columns-spanned="1" table:number-rows-spanned="2" table:style-name="ce9">
            <text:p>2,1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10" table:number-columns-spanned="1" table:number-rows-spanned="2" table:style-name="ce9">
            <text:p>2,1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062" table:number-columns-spanned="1" table:number-rows-spanned="2" table:style-name="ce9">
            <text:p>1,062</text:p>
          </table:table-cell>
          <table:table-cell office:value-type="float" office:value="1178" table:number-columns-spanned="1" table:number-rows-spanned="2" table:style-name="ce9">
            <text:p>1,178</text:p>
          </table:table-cell>
          <table:table-cell office:value-type="float" office:value="767" table:number-columns-spanned="1" table:number-rows-spanned="2" table:style-name="ce8">
            <text:p>767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8" table:number-columns-spanned="1" table:number-rows-spanned="2" table:style-name="ce9">
            <text:p>1,1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2117" table:number-columns-spanned="1" table:number-rows-spanned="2" table:style-name="ce9">
            <text:p>2,117</text:p>
          </table:table-cell>
          <table:table-cell office:value-type="float" office:value="908" table:number-columns-spanned="1" table:number-rows-spanned="2" table:style-name="ce8">
            <text:p>908</text:p>
          </table:table-cell>
          <table:table-cell office:value-type="float" office:value="3025" table:number-columns-spanned="1" table:number-rows-spanned="2" table:style-name="ce9">
            <text:p>3,025</text:p>
          </table:table-cell>
          <table:table-cell office:value-type="float" office:value="1894" table:number-columns-spanned="1" table:number-rows-spanned="2" table:style-name="ce9">
            <text:p>1,894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76" table:number-columns-spanned="1" table:number-rows-spanned="2" table:style-name="ce8">
            <text:p>7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25" table:number-columns-spanned="1" table:number-rows-spanned="2" table:style-name="ce9">
            <text:p>3,0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9068" table:number-columns-spanned="1" table:number-rows-spanned="2" table:style-name="ce9">
            <text:p>69,068</text:p>
          </table:table-cell>
          <table:table-cell office:value-type="float" office:value="44379" table:number-columns-spanned="1" table:number-rows-spanned="2" table:style-name="ce9">
            <text:p>44,379</text:p>
          </table:table-cell>
          <table:table-cell office:value-type="float" office:value="113447" table:number-columns-spanned="1" table:number-rows-spanned="2" table:style-name="ce9">
            <text:p>113,447</text:p>
          </table:table-cell>
          <table:table-cell office:value-type="float" office:value="94531" table:number-columns-spanned="1" table:number-rows-spanned="2" table:style-name="ce9">
            <text:p>94,531</text:p>
          </table:table-cell>
          <table:table-cell office:value-type="float" office:value="8208" table:number-columns-spanned="1" table:number-rows-spanned="2" table:style-name="ce9">
            <text:p>8,208</text:p>
          </table:table-cell>
          <table:table-cell office:value-type="float" office:value="2293" table:number-columns-spanned="1" table:number-rows-spanned="2" table:style-name="ce9">
            <text:p>2,293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2316" table:number-columns-spanned="1" table:number-rows-spanned="2" table:style-name="ce9">
            <text:p>2,316</text:p>
          </table:table-cell>
          <table:table-cell office:value-type="float" office:value="847" table:number-columns-spanned="1" table:number-rows-spanned="2" table:style-name="ce8">
            <text:p>847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1430" table:number-columns-spanned="1" table:number-rows-spanned="2" table:style-name="ce9">
            <text:p>1,430</text:p>
          </table:table-cell>
          <table:table-cell office:value-type="float" office:value="885" table:number-columns-spanned="1" table:number-rows-spanned="2" table:style-name="ce8">
            <text:p>885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588" table:number-columns-spanned="1" table:number-rows-spanned="2" table:style-name="ce9">
            <text:p>1,58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3447" table:number-columns-spanned="1" table:number-rows-spanned="2" table:style-name="ce9">
            <text:p>113,44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6421" table:number-columns-spanned="1" table:number-rows-spanned="2" table:style-name="ce9">
            <text:p>6,421</text:p>
          </table:table-cell>
          <table:table-cell office:value-type="float" office:value="7071" table:number-columns-spanned="1" table:number-rows-spanned="2" table:style-name="ce9">
            <text:p>7,071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902" table:number-columns-spanned="1" table:number-rows-spanned="2" table:style-name="ce9">
            <text:p>1,902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961" table:number-columns-spanned="1" table:number-rows-spanned="2" table:style-name="ce9">
            <text:p>1,9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790" table:number-columns-spanned="1" table:number-rows-spanned="2" table:style-name="ce9">
            <text:p>2,7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71" table:number-columns-spanned="1" table:number-rows-spanned="2" table:style-name="ce9">
            <text:p>7,0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436" table:number-columns-spanned="1" table:number-rows-spanned="2" table:style-name="ce9">
            <text:p>4,436</text:p>
          </table:table-cell>
          <table:table-cell office:value-type="float" office:value="4183" table:number-columns-spanned="1" table:number-rows-spanned="2" table:style-name="ce9">
            <text:p>4,183</text:p>
          </table:table-cell>
          <table:table-cell office:value-type="float" office:value="8619" table:number-columns-spanned="1" table:number-rows-spanned="2" table:style-name="ce9">
            <text:p>8,619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4092" table:number-columns-spanned="1" table:number-rows-spanned="2" table:style-name="ce9">
            <text:p>4,0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369" table:number-columns-spanned="1" table:number-rows-spanned="2" table:style-name="ce9">
            <text:p>2,369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8619" table:number-columns-spanned="1" table:number-rows-spanned="2" table:style-name="ce9">
            <text:p>8,6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3154" table:number-columns-spanned="1" table:number-rows-spanned="2" table:style-name="ce9">
            <text:p>3,154</text:p>
          </table:table-cell>
          <table:table-cell office:value-type="float" office:value="1353" table:number-columns-spanned="1" table:number-rows-spanned="2" table:style-name="ce9">
            <text:p>1,353</text:p>
          </table:table-cell>
          <table:table-cell office:value-type="float" office:value="4507" table:number-columns-spanned="1" table:number-rows-spanned="2" table:style-name="ce9">
            <text:p>4,507</text:p>
          </table:table-cell>
          <table:table-cell office:value-type="float" office:value="4166" table:number-columns-spanned="1" table:number-rows-spanned="2" table:style-name="ce9">
            <text:p>4,16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4507" table:number-columns-spanned="1" table:number-rows-spanned="2" table:style-name="ce9">
            <text:p>4,5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1207" table:number-columns-spanned="1" table:number-rows-spanned="2" table:style-name="ce9">
            <text:p>11,207</text:p>
          </table:table-cell>
          <table:table-cell office:value-type="float" office:value="1062" table:number-columns-spanned="1" table:number-rows-spanned="2" table:style-name="ce9">
            <text:p>1,062</text:p>
          </table:table-cell>
          <table:table-cell office:value-type="float" office:value="12269" table:number-columns-spanned="1" table:number-rows-spanned="2" table:style-name="ce9">
            <text:p>12,269</text:p>
          </table:table-cell>
          <table:table-cell office:value-type="float" office:value="3210" table:number-columns-spanned="1" table:number-rows-spanned="2" table:style-name="ce9">
            <text:p>3,210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2355" table:number-columns-spanned="1" table:number-rows-spanned="2" table:style-name="ce9">
            <text:p>2,35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356" table:number-columns-spanned="1" table:number-rows-spanned="2" table:style-name="ce9">
            <text:p>3,356</text:p>
          </table:table-cell>
          <table:table-cell office:value-type="float" office:value="1550" table:number-columns-spanned="1" table:number-rows-spanned="2" table:style-name="ce9">
            <text:p>1,550</text:p>
          </table:table-cell>
          <table:table-cell office:value-type="float" office:value="768" table:number-columns-spanned="1" table:number-rows-spanned="2" table:style-name="ce8">
            <text:p>768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69" table:number-columns-spanned="1" table:number-rows-spanned="2" table:style-name="ce9">
            <text:p>12,2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9601" table:number-columns-spanned="1" table:number-rows-spanned="2" table:style-name="ce9">
            <text:p>9,601</text:p>
          </table:table-cell>
          <table:table-cell office:value-type="float" office:value="809" table:number-columns-spanned="1" table:number-rows-spanned="2" table:style-name="ce8">
            <text:p>809</text:p>
          </table:table-cell>
          <table:table-cell office:value-type="float" office:value="10410" table:number-columns-spanned="1" table:number-rows-spanned="2" table:style-name="ce9">
            <text:p>10,410</text:p>
          </table:table-cell>
          <table:table-cell office:value-type="float" office:value="2418" table:number-columns-spanned="1" table:number-rows-spanned="2" table:style-name="ce9">
            <text:p>2,418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946" table:number-columns-spanned="1" table:number-rows-spanned="2" table:style-name="ce8">
            <text:p>946</text:p>
          </table:table-cell>
          <table:table-cell office:value-type="float" office:value="3805" table:number-columns-spanned="1" table:number-rows-spanned="2" table:style-name="ce9">
            <text:p>3,805</text:p>
          </table:table-cell>
          <table:table-cell office:value-type="float" office:value="630" table:number-columns-spanned="1" table:number-rows-spanned="2" table:style-name="ce8">
            <text:p>63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10" table:number-columns-spanned="1" table:number-rows-spanned="2" table:style-name="ce9">
            <text:p>10,4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545" table:number-columns-spanned="1" table:number-rows-spanned="2" table:style-name="ce9">
            <text:p>4,545</text:p>
          </table:table-cell>
          <table:table-cell office:value-type="float" office:value="788" table:number-columns-spanned="1" table:number-rows-spanned="2" table:style-name="ce8">
            <text:p>788</text:p>
          </table:table-cell>
          <table:table-cell office:value-type="float" office:value="5333" table:number-columns-spanned="1" table:number-rows-spanned="2" table:style-name="ce9">
            <text:p>5,333</text:p>
          </table:table-cell>
          <table:table-cell office:value-type="float" office:value="2124" table:number-columns-spanned="1" table:number-rows-spanned="2" table:style-name="ce9">
            <text:p>2,124</text:p>
          </table:table-cell>
          <table:table-cell office:value-type="float" office:value="628" table:number-columns-spanned="1" table:number-rows-spanned="2" table:style-name="ce8">
            <text:p>628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33" table:number-columns-spanned="1" table:number-rows-spanned="2" table:style-name="ce9">
            <text:p>5,3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367" table:number-columns-spanned="1" table:number-rows-spanned="2" table:style-name="ce9">
            <text:p>6,367</text:p>
          </table:table-cell>
          <table:table-cell office:value-type="float" office:value="798" table:number-columns-spanned="1" table:number-rows-spanned="2" table:style-name="ce8">
            <text:p>798</text:p>
          </table:table-cell>
          <table:table-cell office:value-type="float" office:value="7165" table:number-columns-spanned="1" table:number-rows-spanned="2" table:style-name="ce9">
            <text:p>7,165</text:p>
          </table:table-cell>
          <table:table-cell office:value-type="float" office:value="2536" table:number-columns-spanned="1" table:number-rows-spanned="2" table:style-name="ce9">
            <text:p>2,536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1126" table:number-columns-spanned="1" table:number-rows-spanned="2" table:style-name="ce9">
            <text:p>1,126</text:p>
          </table:table-cell>
          <table:table-cell office:value-type="float" office:value="1524" table:number-columns-spanned="1" table:number-rows-spanned="2" table:style-name="ce9">
            <text:p>1,52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65" table:number-columns-spanned="1" table:number-rows-spanned="2" table:style-name="ce9">
            <text:p>7,1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645" table:number-columns-spanned="1" table:number-rows-spanned="2" table:style-name="ce9">
            <text:p>1,645</text:p>
          </table:table-cell>
          <table:table-cell office:value-type="float" office:value="4541" table:number-columns-spanned="1" table:number-rows-spanned="2" table:style-name="ce9">
            <text:p>4,541</text:p>
          </table:table-cell>
          <table:table-cell office:value-type="float" office:value="6186" table:number-columns-spanned="1" table:number-rows-spanned="2" table:style-name="ce9">
            <text:p>6,186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807" table:number-columns-spanned="1" table:number-rows-spanned="2" table:style-name="ce9">
            <text:p>1,807</text:p>
          </table:table-cell>
          <table:table-cell office:value-type="float" office:value="1381" table:number-columns-spanned="1" table:number-rows-spanned="2" table:style-name="ce9">
            <text:p>1,38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33" table:number-columns-spanned="1" table:number-rows-spanned="2" table:style-name="ce8">
            <text:p>7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86" table:number-columns-spanned="1" table:number-rows-spanned="2" table:style-name="ce9">
            <text:p>6,1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7228" table:number-columns-spanned="1" table:number-rows-spanned="2" table:style-name="ce9">
            <text:p>7,228</text:p>
          </table:table-cell>
          <table:table-cell office:value-type="float" office:value="1184" table:number-columns-spanned="1" table:number-rows-spanned="2" table:style-name="ce9">
            <text:p>1,184</text:p>
          </table:table-cell>
          <table:table-cell office:value-type="float" office:value="8412" table:number-columns-spanned="1" table:number-rows-spanned="2" table:style-name="ce9">
            <text:p>8,412</text:p>
          </table:table-cell>
          <table:table-cell office:value-type="float" office:value="2422" table:number-columns-spanned="1" table:number-rows-spanned="2" table:style-name="ce9">
            <text:p>2,422</text:p>
          </table:table-cell>
          <table:table-cell office:value-type="float" office:value="1208" table:number-columns-spanned="1" table:number-rows-spanned="2" table:style-name="ce9">
            <text:p>1,208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864" table:number-columns-spanned="1" table:number-rows-spanned="2" table:style-name="ce8">
            <text:p>864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960" table:number-columns-spanned="1" table:number-rows-spanned="2" table:style-name="ce8">
            <text:p>9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12" table:number-columns-spanned="1" table:number-rows-spanned="2" table:style-name="ce9">
            <text:p>8,4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679" table:number-columns-spanned="1" table:number-rows-spanned="2" table:style-name="ce9">
            <text:p>3,679</text:p>
          </table:table-cell>
          <table:table-cell office:value-type="float" office:value="1564" table:number-columns-spanned="1" table:number-rows-spanned="2" table:style-name="ce9">
            <text:p>1,564</text:p>
          </table:table-cell>
          <table:table-cell office:value-type="float" office:value="5243" table:number-columns-spanned="1" table:number-rows-spanned="2" table:style-name="ce9">
            <text:p>5,243</text:p>
          </table:table-cell>
          <table:table-cell office:value-type="float" office:value="1137" table:number-columns-spanned="1" table:number-rows-spanned="2" table:style-name="ce9">
            <text:p>1,137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1181" table:number-columns-spanned="1" table:number-rows-spanned="2" table:style-name="ce9">
            <text:p>1,181</text:p>
          </table:table-cell>
          <table:table-cell office:value-type="float" office:value="922" table:number-columns-spanned="1" table:number-rows-spanned="2" table:style-name="ce8">
            <text:p>922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43" table:number-columns-spanned="1" table:number-rows-spanned="2" table:style-name="ce9">
            <text:p>5,2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375" table:number-columns-spanned="1" table:number-rows-spanned="2" table:style-name="ce9">
            <text:p>3,375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4027" table:number-columns-spanned="1" table:number-rows-spanned="2" table:style-name="ce9">
            <text:p>4,027</text:p>
          </table:table-cell>
          <table:table-cell office:value-type="float" office:value="1427" table:number-columns-spanned="1" table:number-rows-spanned="2" table:style-name="ce9">
            <text:p>1,427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744" table:number-columns-spanned="1" table:number-rows-spanned="2" table:style-name="ce8">
            <text:p>744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27" table:number-columns-spanned="1" table:number-rows-spanned="2" table:style-name="ce9">
            <text:p>4,0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400" table:number-columns-spanned="1" table:number-rows-spanned="2" table:style-name="ce9">
            <text:p>2,400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2602" table:number-columns-spanned="1" table:number-rows-spanned="2" table:style-name="ce9">
            <text:p>2,602</text:p>
          </table:table-cell>
          <table:table-cell office:value-type="float" office:value="603" table:number-columns-spanned="1" table:number-rows-spanned="2" table:style-name="ce8">
            <text:p>603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951" table:number-columns-spanned="1" table:number-rows-spanned="2" table:style-name="ce8">
            <text:p>951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02" table:number-columns-spanned="1" table:number-rows-spanned="2" table:style-name="ce9">
            <text:p>2,6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3439" table:number-columns-spanned="1" table:number-rows-spanned="2" table:style-name="ce9">
            <text:p>3,439</text:p>
          </table:table-cell>
          <table:table-cell office:value-type="float" office:value="2181" table:number-columns-spanned="1" table:number-rows-spanned="2" table:style-name="ce9">
            <text:p>2,181</text:p>
          </table:table-cell>
          <table:table-cell office:value-type="float" office:value="5620" table:number-columns-spanned="1" table:number-rows-spanned="2" table:style-name="ce9">
            <text:p>5,620</text:p>
          </table:table-cell>
          <table:table-cell office:value-type="float" office:value="3869" table:number-columns-spanned="1" table:number-rows-spanned="2" table:style-name="ce9">
            <text:p>3,869</text:p>
          </table:table-cell>
          <table:table-cell office:value-type="float" office:value="932" table:number-columns-spanned="1" table:number-rows-spanned="2" table:style-name="ce8">
            <text:p>932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20" table:number-columns-spanned="1" table:number-rows-spanned="2" table:style-name="ce9">
            <text:p>5,6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1726" table:number-columns-spanned="1" table:number-rows-spanned="2" table:style-name="ce9">
            <text:p>61,726</text:p>
          </table:table-cell>
          <table:table-cell office:value-type="float" office:value="25738" table:number-columns-spanned="1" table:number-rows-spanned="2" table:style-name="ce9">
            <text:p>25,738</text:p>
          </table:table-cell>
          <table:table-cell office:value-type="float" office:value="87464" table:number-columns-spanned="1" table:number-rows-spanned="2" table:style-name="ce9">
            <text:p>87,464</text:p>
          </table:table-cell>
          <table:table-cell office:value-type="float" office:value="24668" table:number-columns-spanned="1" table:number-rows-spanned="2" table:style-name="ce9">
            <text:p>24,668</text:p>
          </table:table-cell>
          <table:table-cell office:value-type="float" office:value="8978" table:number-columns-spanned="1" table:number-rows-spanned="2" table:style-name="ce9">
            <text:p>8,978</text:p>
          </table:table-cell>
          <table:table-cell office:value-type="float" office:value="7890" table:number-columns-spanned="1" table:number-rows-spanned="2" table:style-name="ce9">
            <text:p>7,890</text:p>
          </table:table-cell>
          <table:table-cell office:value-type="float" office:value="11334" table:number-columns-spanned="1" table:number-rows-spanned="2" table:style-name="ce9">
            <text:p>11,334</text:p>
          </table:table-cell>
          <table:table-cell office:value-type="float" office:value="1792" table:number-columns-spanned="1" table:number-rows-spanned="2" table:style-name="ce9">
            <text:p>1,792</text:p>
          </table:table-cell>
          <table:table-cell office:value-type="float" office:value="1678" table:number-columns-spanned="1" table:number-rows-spanned="2" table:style-name="ce9">
            <text:p>1,678</text:p>
          </table:table-cell>
          <table:table-cell office:value-type="float" office:value="1017" table:number-columns-spanned="1" table:number-rows-spanned="2" table:style-name="ce9">
            <text:p>1,017</text:p>
          </table:table-cell>
          <table:table-cell office:value-type="float" office:value="6905" table:number-columns-spanned="1" table:number-rows-spanned="2" table:style-name="ce9">
            <text:p>6,905</text:p>
          </table:table-cell>
          <table:table-cell office:value-type="float" office:value="9764" table:number-columns-spanned="1" table:number-rows-spanned="2" table:style-name="ce9">
            <text:p>9,764</text:p>
          </table:table-cell>
          <table:table-cell office:value-type="float" office:value="5181" table:number-columns-spanned="1" table:number-rows-spanned="2" table:style-name="ce9">
            <text:p>5,181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7734" table:number-columns-spanned="1" table:number-rows-spanned="2" table:style-name="ce9">
            <text:p>7,734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87464" table:number-columns-spanned="1" table:number-rows-spanned="2" table:style-name="ce9">
            <text:p>87,46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6月至2017年6月(Data for 2017/6～2017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2488" table:number-columns-spanned="1" table:number-rows-spanned="2" table:style-name="ce9">
            <text:p>2,488</text:p>
          </table:table-cell>
          <table:table-cell office:value-type="float" office:value="1884" table:number-columns-spanned="1" table:number-rows-spanned="2" table:style-name="ce9">
            <text:p>1,884</text:p>
          </table:table-cell>
          <table:table-cell office:value-type="float" office:value="4372" table:number-columns-spanned="1" table:number-rows-spanned="2" table:style-name="ce9">
            <text:p>4,372</text:p>
          </table:table-cell>
          <table:table-cell office:value-type="float" office:value="3942" table:number-columns-spanned="1" table:number-rows-spanned="2" table:style-name="ce9">
            <text:p>3,942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72" table:number-columns-spanned="1" table:number-rows-spanned="2" table:style-name="ce9">
            <text:p>4,3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1923" table:number-columns-spanned="1" table:number-rows-spanned="2" table:style-name="ce9">
            <text:p>1,923</text:p>
          </table:table-cell>
          <table:table-cell office:value-type="float" office:value="4488" table:number-columns-spanned="1" table:number-rows-spanned="2" table:style-name="ce9">
            <text:p>4,488</text:p>
          </table:table-cell>
          <table:table-cell office:value-type="float" office:value="6411" table:number-columns-spanned="1" table:number-rows-spanned="2" table:style-name="ce9">
            <text:p>6,411</text:p>
          </table:table-cell>
          <table:table-cell office:value-type="float" office:value="6332" table:number-columns-spanned="1" table:number-rows-spanned="2" table:style-name="ce9">
            <text:p>6,33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11" table:number-columns-spanned="1" table:number-rows-spanned="2" table:style-name="ce9">
            <text:p>6,4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2370" table:number-columns-spanned="1" table:number-rows-spanned="2" table:style-name="ce9">
            <text:p>2,370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2902" table:number-columns-spanned="1" table:number-rows-spanned="2" table:style-name="ce9">
            <text:p>2,902</text:p>
          </table:table-cell>
          <table:table-cell office:value-type="float" office:value="1454" table:number-columns-spanned="1" table:number-rows-spanned="2" table:style-name="ce9">
            <text:p>1,454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996" table:number-columns-spanned="1" table:number-rows-spanned="2" table:style-name="ce8">
            <text:p>9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02" table:number-columns-spanned="1" table:number-rows-spanned="2" table:style-name="ce9">
            <text:p>2,9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7536" table:number-columns-spanned="1" table:number-rows-spanned="2" table:style-name="ce9">
            <text:p>7,536</text:p>
          </table:table-cell>
          <table:table-cell office:value-type="float" office:value="4193" table:number-columns-spanned="1" table:number-rows-spanned="2" table:style-name="ce9">
            <text:p>4,193</text:p>
          </table:table-cell>
          <table:table-cell office:value-type="float" office:value="11729" table:number-columns-spanned="1" table:number-rows-spanned="2" table:style-name="ce9">
            <text:p>11,729</text:p>
          </table:table-cell>
          <table:table-cell office:value-type="float" office:value="8381" table:number-columns-spanned="1" table:number-rows-spanned="2" table:style-name="ce9">
            <text:p>8,381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1310" table:number-columns-spanned="1" table:number-rows-spanned="2" table:style-name="ce9">
            <text:p>1,31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29" table:number-columns-spanned="1" table:number-rows-spanned="2" table:style-name="ce9">
            <text:p>11,7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7548" table:number-columns-spanned="1" table:number-rows-spanned="2" table:style-name="ce9">
            <text:p>7,548</text:p>
          </table:table-cell>
          <table:table-cell office:value-type="float" office:value="1325" table:number-columns-spanned="1" table:number-rows-spanned="2" table:style-name="ce9">
            <text:p>1,325</text:p>
          </table:table-cell>
          <table:table-cell office:value-type="float" office:value="8873" table:number-columns-spanned="1" table:number-rows-spanned="2" table:style-name="ce9">
            <text:p>8,873</text:p>
          </table:table-cell>
          <table:table-cell office:value-type="float" office:value="7019" table:number-columns-spanned="1" table:number-rows-spanned="2" table:style-name="ce9">
            <text:p>7,019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73" table:number-columns-spanned="1" table:number-rows-spanned="2" table:style-name="ce9">
            <text:p>8,8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9564" table:number-columns-spanned="1" table:number-rows-spanned="2" table:style-name="ce9">
            <text:p>9,564</text:p>
          </table:table-cell>
          <table:table-cell office:value-type="float" office:value="2903" table:number-columns-spanned="1" table:number-rows-spanned="2" table:style-name="ce9">
            <text:p>2,903</text:p>
          </table:table-cell>
          <table:table-cell office:value-type="float" office:value="12467" table:number-columns-spanned="1" table:number-rows-spanned="2" table:style-name="ce9">
            <text:p>12,467</text:p>
          </table:table-cell>
          <table:table-cell office:value-type="float" office:value="8339" table:number-columns-spanned="1" table:number-rows-spanned="2" table:style-name="ce9">
            <text:p>8,339</text:p>
          </table:table-cell>
          <table:table-cell office:value-type="float" office:value="1152" table:number-columns-spanned="1" table:number-rows-spanned="2" table:style-name="ce9">
            <text:p>1,152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2" table:number-columns-spanned="1" table:number-rows-spanned="2" table:style-name="ce8">
            <text:p>752</text:p>
          </table:table-cell>
          <table:table-cell office:value-type="float" office:value="935" table:number-columns-spanned="1" table:number-rows-spanned="2" table:style-name="ce8">
            <text:p>935</text:p>
          </table:table-cell>
          <table:table-cell office:value-type="float" office:value="440" table:number-columns-spanned="1" table:number-rows-spanned="2" table:style-name="ce8">
            <text:p>44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67" table:number-columns-spanned="1" table:number-rows-spanned="2" table:style-name="ce9">
            <text:p>12,4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3784" table:number-columns-spanned="1" table:number-rows-spanned="2" table:style-name="ce9">
            <text:p>13,784</text:p>
          </table:table-cell>
          <table:table-cell office:value-type="float" office:value="14718" table:number-columns-spanned="1" table:number-rows-spanned="2" table:style-name="ce9">
            <text:p>14,718</text:p>
          </table:table-cell>
          <table:table-cell office:value-type="float" office:value="28502" table:number-columns-spanned="1" table:number-rows-spanned="2" table:style-name="ce9">
            <text:p>28,502</text:p>
          </table:table-cell>
          <table:table-cell office:value-type="float" office:value="27056" table:number-columns-spanned="1" table:number-rows-spanned="2" table:style-name="ce9">
            <text:p>27,056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68" table:number-columns-spanned="1" table:number-rows-spanned="2" table:style-name="ce8">
            <text:p>56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502" table:number-columns-spanned="1" table:number-rows-spanned="2" table:style-name="ce9">
            <text:p>28,5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1627" table:number-columns-spanned="1" table:number-rows-spanned="2" table:style-name="ce9">
            <text:p>11,627</text:p>
          </table:table-cell>
          <table:table-cell office:value-type="float" office:value="1054" table:number-columns-spanned="1" table:number-rows-spanned="2" table:style-name="ce9">
            <text:p>1,054</text:p>
          </table:table-cell>
          <table:table-cell office:value-type="float" office:value="12681" table:number-columns-spanned="1" table:number-rows-spanned="2" table:style-name="ce9">
            <text:p>12,681</text:p>
          </table:table-cell>
          <table:table-cell office:value-type="float" office:value="11668" table:number-columns-spanned="1" table:number-rows-spanned="2" table:style-name="ce9">
            <text:p>11,66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4" table:number-columns-spanned="1" table:number-rows-spanned="2" table:style-name="ce8">
            <text:p>674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81" table:number-columns-spanned="1" table:number-rows-spanned="2" table:style-name="ce9">
            <text:p>12,6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6268" table:number-columns-spanned="1" table:number-rows-spanned="2" table:style-name="ce9">
            <text:p>6,268</text:p>
          </table:table-cell>
          <table:table-cell office:value-type="float" office:value="3758" table:number-columns-spanned="1" table:number-rows-spanned="2" table:style-name="ce9">
            <text:p>3,758</text:p>
          </table:table-cell>
          <table:table-cell office:value-type="float" office:value="10026" table:number-columns-spanned="1" table:number-rows-spanned="2" table:style-name="ce9">
            <text:p>10,026</text:p>
          </table:table-cell>
          <table:table-cell office:value-type="float" office:value="9515" table:number-columns-spanned="1" table:number-rows-spanned="2" table:style-name="ce9">
            <text:p>9,515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26" table:number-columns-spanned="1" table:number-rows-spanned="2" table:style-name="ce9">
            <text:p>10,0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3355" table:number-columns-spanned="1" table:number-rows-spanned="2" table:style-name="ce9">
            <text:p>3,355</text:p>
          </table:table-cell>
          <table:table-cell office:value-type="float" office:value="4262" table:number-columns-spanned="1" table:number-rows-spanned="2" table:style-name="ce9">
            <text:p>4,262</text:p>
          </table:table-cell>
          <table:table-cell office:value-type="float" office:value="7617" table:number-columns-spanned="1" table:number-rows-spanned="2" table:style-name="ce9">
            <text:p>7,617</text:p>
          </table:table-cell>
          <table:table-cell office:value-type="float" office:value="5543" table:number-columns-spanned="1" table:number-rows-spanned="2" table:style-name="ce9">
            <text:p>5,543</text:p>
          </table:table-cell>
          <table:table-cell office:value-type="float" office:value="1831" table:number-columns-spanned="1" table:number-rows-spanned="2" table:style-name="ce9">
            <text:p>1,83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17" table:number-columns-spanned="1" table:number-rows-spanned="2" table:style-name="ce9">
            <text:p>7,6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5821" table:number-columns-spanned="1" table:number-rows-spanned="2" table:style-name="ce9">
            <text:p>5,821</text:p>
          </table:table-cell>
          <table:table-cell office:value-type="float" office:value="6688" table:number-columns-spanned="1" table:number-rows-spanned="2" table:style-name="ce9">
            <text:p>6,688</text:p>
          </table:table-cell>
          <table:table-cell office:value-type="float" office:value="12509" table:number-columns-spanned="1" table:number-rows-spanned="2" table:style-name="ce9">
            <text:p>12,509</text:p>
          </table:table-cell>
          <table:table-cell office:value-type="float" office:value="12238" table:number-columns-spanned="1" table:number-rows-spanned="2" table:style-name="ce9">
            <text:p>12,238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09" table:number-columns-spanned="1" table:number-rows-spanned="2" table:style-name="ce9">
            <text:p>12,5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1661" table:number-columns-spanned="1" table:number-rows-spanned="2" table:style-name="ce9">
            <text:p>1,661</text:p>
          </table:table-cell>
          <table:table-cell office:value-type="float" office:value="5958" table:number-columns-spanned="1" table:number-rows-spanned="2" table:style-name="ce9">
            <text:p>5,958</text:p>
          </table:table-cell>
          <table:table-cell office:value-type="float" office:value="7619" table:number-columns-spanned="1" table:number-rows-spanned="2" table:style-name="ce9">
            <text:p>7,619</text:p>
          </table:table-cell>
          <table:table-cell office:value-type="float" office:value="5428" table:number-columns-spanned="1" table:number-rows-spanned="2" table:style-name="ce9">
            <text:p>5,428</text:p>
          </table:table-cell>
          <table:table-cell office:value-type="float" office:value="1425" table:number-columns-spanned="1" table:number-rows-spanned="2" table:style-name="ce9">
            <text:p>1,425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19" table:number-columns-spanned="1" table:number-rows-spanned="2" table:style-name="ce9">
            <text:p>7,6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office:value-type="float" office:value="1247" table:number-columns-spanned="1" table:number-rows-spanned="2" table:style-name="ce9">
            <text:p>1,24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3464" table:number-columns-spanned="1" table:number-rows-spanned="2" table:style-name="ce9">
            <text:p>3,464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3630" table:number-columns-spanned="1" table:number-rows-spanned="2" table:style-name="ce9">
            <text:p>3,630</text:p>
          </table:table-cell>
          <table:table-cell office:value-type="float" office:value="1389" table:number-columns-spanned="1" table:number-rows-spanned="2" table:style-name="ce9">
            <text:p>1,389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28" table:number-columns-spanned="1" table:number-rows-spanned="2" table:style-name="ce8">
            <text:p>828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30" table:number-columns-spanned="1" table:number-rows-spanned="2" table:style-name="ce9">
            <text:p>3,6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883" table:number-columns-spanned="1" table:number-rows-spanned="2" table:style-name="ce8">
            <text:p>883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83" table:number-columns-spanned="1" table:number-rows-spanned="2" table:style-name="ce8">
            <text:p>8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3264" table:number-columns-spanned="1" table:number-rows-spanned="2" table:style-name="ce9">
            <text:p>3,264</text:p>
          </table:table-cell>
          <table:table-cell office:value-type="float" office:value="3780" table:number-columns-spanned="1" table:number-rows-spanned="2" table:style-name="ce9">
            <text:p>3,780</text:p>
          </table:table-cell>
          <table:table-cell office:value-type="float" office:value="2474" table:number-columns-spanned="1" table:number-rows-spanned="2" table:style-name="ce9">
            <text:p>2,474</text:p>
          </table:table-cell>
          <table:table-cell office:value-type="float" office:value="946" table:number-columns-spanned="1" table:number-rows-spanned="2" table:style-name="ce8">
            <text:p>94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80" table:number-columns-spanned="1" table:number-rows-spanned="2" table:style-name="ce9">
            <text:p>3,7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2913" table:number-columns-spanned="1" table:number-rows-spanned="2" table:style-name="ce9">
            <text:p>2,913</text:p>
          </table:table-cell>
          <table:table-cell office:value-type="float" office:value="1244" table:number-columns-spanned="1" table:number-rows-spanned="2" table:style-name="ce9">
            <text:p>1,244</text:p>
          </table:table-cell>
          <table:table-cell office:value-type="float" office:value="4157" table:number-columns-spanned="1" table:number-rows-spanned="2" table:style-name="ce9">
            <text:p>4,157</text:p>
          </table:table-cell>
          <table:table-cell office:value-type="float" office:value="3963" table:number-columns-spanned="1" table:number-rows-spanned="2" table:style-name="ce9">
            <text:p>3,96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57" table:number-columns-spanned="1" table:number-rows-spanned="2" table:style-name="ce9">
            <text:p>4,1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3258" table:number-columns-spanned="1" table:number-rows-spanned="2" table:style-name="ce9">
            <text:p>3,258</text:p>
          </table:table-cell>
          <table:table-cell office:value-type="float" office:value="3980" table:number-columns-spanned="1" table:number-rows-spanned="2" table:style-name="ce9">
            <text:p>3,980</text:p>
          </table:table-cell>
          <table:table-cell office:value-type="float" office:value="7238" table:number-columns-spanned="1" table:number-rows-spanned="2" table:style-name="ce9">
            <text:p>7,238</text:p>
          </table:table-cell>
          <table:table-cell office:value-type="float" office:value="6485" table:number-columns-spanned="1" table:number-rows-spanned="2" table:style-name="ce9">
            <text:p>6,485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38" table:number-columns-spanned="1" table:number-rows-spanned="2" table:style-name="ce9">
            <text:p>7,2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590" table:number-columns-spanned="1" table:number-rows-spanned="2" table:style-name="ce8">
            <text:p>590</text:p>
          </table:table-cell>
          <table:table-cell office:value-type="float" office:value="1225" table:number-columns-spanned="1" table:number-rows-spanned="2" table:style-name="ce9">
            <text:p>1,225</text:p>
          </table:table-cell>
          <table:table-cell office:value-type="float" office:value="1815" table:number-columns-spanned="1" table:number-rows-spanned="2" table:style-name="ce9">
            <text:p>1,815</text:p>
          </table:table-cell>
          <table:table-cell office:value-type="float" office:value="1805" table:number-columns-spanned="1" table:number-rows-spanned="2" table:style-name="ce9">
            <text:p>1,80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5" table:number-columns-spanned="1" table:number-rows-spanned="2" table:style-name="ce9">
            <text:p>1,8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3359" table:number-columns-spanned="1" table:number-rows-spanned="2" table:style-name="ce9">
            <text:p>3,359</text:p>
          </table:table-cell>
          <table:table-cell office:value-type="float" office:value="2676" table:number-columns-spanned="1" table:number-rows-spanned="2" table:style-name="ce9">
            <text:p>2,676</text:p>
          </table:table-cell>
          <table:table-cell office:value-type="float" office:value="6035" table:number-columns-spanned="1" table:number-rows-spanned="2" table:style-name="ce9">
            <text:p>6,035</text:p>
          </table:table-cell>
          <table:table-cell office:value-type="float" office:value="5104" table:number-columns-spanned="1" table:number-rows-spanned="2" table:style-name="ce9">
            <text:p>5,104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6035" table:number-columns-spanned="1" table:number-rows-spanned="2" table:style-name="ce9">
            <text:p>6,0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office:value-type="float" office:value="717" table:number-columns-spanned="1" table:number-rows-spanned="2" table:style-name="ce8">
            <text:p>717</text:p>
          </table:table-cell>
          <table:table-cell office:value-type="float" office:value="1377" table:number-columns-spanned="1" table:number-rows-spanned="2" table:style-name="ce9">
            <text:p>1,377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77" table:number-columns-spanned="1" table:number-rows-spanned="2" table:style-name="ce9">
            <text:p>1,3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1758" table:number-columns-spanned="1" table:number-rows-spanned="2" table:style-name="ce9">
            <text:p>1,758</text:p>
          </table:table-cell>
          <table:table-cell office:value-type="float" office:value="2117" table:number-columns-spanned="1" table:number-rows-spanned="2" table:style-name="ce9">
            <text:p>2,117</text:p>
          </table:table-cell>
          <table:table-cell office:value-type="float" office:value="1589" table:number-columns-spanned="1" table:number-rows-spanned="2" table:style-name="ce9">
            <text:p>1,589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17" table:number-columns-spanned="1" table:number-rows-spanned="2" table:style-name="ce9">
            <text:p>2,1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91768" table:number-columns-spanned="1" table:number-rows-spanned="2" table:style-name="ce9">
            <text:p>91,768</text:p>
          </table:table-cell>
          <table:table-cell office:value-type="float" office:value="67586" table:number-columns-spanned="1" table:number-rows-spanned="2" table:style-name="ce9">
            <text:p>67,586</text:p>
          </table:table-cell>
          <table:table-cell office:value-type="float" office:value="159354" table:number-columns-spanned="1" table:number-rows-spanned="2" table:style-name="ce9">
            <text:p>159,354</text:p>
          </table:table-cell>
          <table:table-cell office:value-type="float" office:value="133070" table:number-columns-spanned="1" table:number-rows-spanned="2" table:style-name="ce9">
            <text:p>133,070</text:p>
          </table:table-cell>
          <table:table-cell office:value-type="float" office:value="10281" table:number-columns-spanned="1" table:number-rows-spanned="2" table:style-name="ce9">
            <text:p>10,281</text:p>
          </table:table-cell>
          <table:table-cell office:value-type="float" office:value="3892" table:number-columns-spanned="1" table:number-rows-spanned="2" table:style-name="ce9">
            <text:p>3,892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2101" table:number-columns-spanned="1" table:number-rows-spanned="2" table:style-name="ce9">
            <text:p>2,101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2828" table:number-columns-spanned="1" table:number-rows-spanned="2" table:style-name="ce9">
            <text:p>2,828</text:p>
          </table:table-cell>
          <table:table-cell office:value-type="float" office:value="3321" table:number-columns-spanned="1" table:number-rows-spanned="2" table:style-name="ce9">
            <text:p>3,321</text:p>
          </table:table-cell>
          <table:table-cell office:value-type="float" office:value="1446" table:number-columns-spanned="1" table:number-rows-spanned="2" table:style-name="ce9">
            <text:p>1,446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708" table:number-columns-spanned="1" table:number-rows-spanned="2" table:style-name="ce8">
            <text:p>708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59354" table:number-columns-spanned="1" table:number-rows-spanned="2" table:style-name="ce9">
            <text:p>159,35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9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7:28:20Z</meta:creation-date>
    <dc:date>2020-08-28T07:28:50Z</dc:date>
  </office:meta>
</office:document-meta>
</file>